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8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8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draw:fill="none" draw:stroke="solid" svg:stroke-width="0.01389in" svg:stroke-color="#000000" svg:stroke-opacity="100%"/>
    </style:style>
    <style:style style:family="graphic" style:name="a19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5">
      <style:graphic-properties draw:fill="none" draw:stroke="solid" svg:stroke-width="0.01389in" svg:stroke-color="#000000" svg:stroke-opacity="100%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draw:fill="none" draw:stroke="solid" svg:stroke-width="0.01389in" svg:stroke-color="#000000" svg:stroke-opacity="100%"/>
    </style:style>
    <style:style style:family="paragraph" style:name="a1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7">
      <style:drawing-page-properties draw:fill="solid" draw:fill-color="#f7f6f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4722in" style:font-size-asian="0.34722in" style:font-size-complex="0.34722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4722in" style:font-size-asian="0.34722in" style:font-size-complex="0.34722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1">
      <style:graphic-properties draw:fill="none" draw:stroke="solid" svg:stroke-width="0.01389in" svg:stroke-color="#000000" svg:stroke-opacity="100%"/>
    </style:style>
    <style:style style:family="paragraph" style:name="a17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8">
      <style:drawing-page-properties draw:fill="solid" draw:fill-color="#f7f6f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3">
      <style:drawing-page-properties draw:fill="solid" draw:fill-color="#fbf4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2">
      <style:graphic-properties draw:fill="none" draw:stroke="solid" svg:stroke-width="0.01389in" svg:stroke-color="#000000" svg:stroke-opacity="100%"/>
    </style:style>
    <style:style style:family="text" style:name="a1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0">
      <style:drawing-page-properties draw:fill="solid" draw:fill-color="#f7f6f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3">
      <style:graphic-properties draw:fill="none" draw:stroke="solid" svg:stroke-width="0.01389in" svg:stroke-color="#000000" svg:stroke-opacity="100%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33">
      <style:graphic-properties draw:fill="none" draw:stroke="solid" svg:stroke-width="0.01389in" svg:stroke-color="#000000" svg:stroke-opacity="100%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0">
      <style:drawing-page-properties draw:fill="solid" draw:fill-color="#f7f6f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0">
      <style:drawing-page-properties draw:fill="solid" draw:fill-color="#f7f6f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3">
      <style:graphic-properties draw:fill="none" draw:stroke="solid" svg:stroke-width="0.01389in" svg:stroke-color="#000000" svg:stroke-opacity="100%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4">
      <style:graphic-properties draw:fill="none" draw:stroke="solid" svg:stroke-width="0.01389in" svg:stroke-color="#000000" svg:stroke-opacity="100%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80%" fo:text-align="center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1">
      <style:drawing-page-properties draw:fill="solid" draw:fill-color="#fbf4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600" draw:master-page-name="Master1-Layout1-title-Diapositiva-de-título" presentation:presentation-page-layout-name="Master1-PPL1" draw:id="Slide-256">
        <draw:frame draw:id="id261" presentation:style-name="a1608" draw:name="Título 1" svg:x="7.01667in" svg:y="4.85in" svg:width="5.40439in" svg:height="1.22726in" presentation:class="title" presentation:placeholder="false">
          <draw:text-box>
            <text:p text:style-name="a1607" text:class-names="" text:cond-style-name=""><text:span text:style-name="a1601" text:class-names="">Bird</text:span><text:span text:style-name="a1602" text:class-names=""><text:s text:c="1"/></text:span><text:span text:style-name="a1603" text:class-names="">mating</text:span><text:span text:style-name="a1604" text:class-names=""><text:s text:c="1"/></text:span><text:span text:style-name="a1605" text:class-names="">optimizer</text:span><text:span text:style-name="a1606" text:class-names=""/></text:p>
          </draw:text-box>
          <svg:title/>
          <svg:desc/>
        </draw:frame>
        <draw:frame draw:id="id262" presentation:style-name="a1622" draw:name="Subtítulo 2" svg:x="7.01667in" svg:y="6.1099in" svg:width="5.40439in" svg:height="0.43379in" presentation:class="subtitle" presentation:placeholder="false">
          <draw:text-box>
            <text:p text:style-name="a1621" text:class-names="" text:cond-style-name=""><text:span text:style-name="a1609" text:class-names="">Fernando</text:span><text:span text:style-name="a1610" text:class-names=""><text:s text:c="1"/></text:span><text:span text:style-name="a1611" text:class-names="">Luque</text:span><text:span text:style-name="a1612" text:class-names=""><text:s text:c="1"/></text:span><text:span text:style-name="a1613" text:class-names="">de</text:span><text:span text:style-name="a1614" text:class-names=""><text:s text:c="1"/></text:span><text:span text:style-name="a1615" text:class-names="">la</text:span><text:span text:style-name="a1616" text:class-names=""><text:s text:c="1"/></text:span><text:span text:style-name="a1617" text:class-names="">Torre</text:span><text:span text:style-name="a1618" text:class-names=""><text:s text:c="1"/></text:span><text:span text:style-name="a1619" text:class-names="">– Metaheurísticas 3º GII</text:span><text:span text:style-name="a1620" text:class-names=""/></text:p>
          </draw:text-box>
          <svg:title/>
          <svg:desc/>
        </draw:frame>
        <presentation:notes draw:style-name="a1629">
          <draw:page-thumbnail draw:page-number="1" svg:x="0.75in" svg:y="1.25in" svg:width="6in" svg:height="3.375in" presentation:class="page" draw:id="id263" presentation:style-name="a1623" draw:name="Marcador de imagen de diapositiva 1">
            <svg:title/>
            <svg:desc/>
          </draw:page-thumbnail>
          <draw:frame draw:id="id264" presentation:style-name="a162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65" draw:style-name="a1628" draw:name="Marcador de número de diapositiva 3" svg:x="4.24826in" svg:y="9.49826in" svg:width="3.25in" svg:height="0.50174in">
            <draw:text-box>
              <text:p text:style-name="a1627" text:class-names="" text:cond-style-name=""><text:span text:style-name="a1625" text:class-names=""><text:page-number style:num-format="1" text:fixed="false">1</text:page-number></text:span><text:span text:style-name="a1626" text:class-names=""/></text:p>
            </draw:text-box>
            <svg:title/>
            <svg:desc/>
          </draw:frame>
        </presentation:notes>
      </draw:page>
      <draw:page draw:name="Slide22" draw:style-name="a1630" draw:master-page-name="Master1-Layout2-obj-Programa" presentation:presentation-page-layout-name="Master1-PPL2" draw:id="Slide-277">
        <draw:frame draw:id="id266" presentation:style-name="a1638" draw:name="Título 1" svg:x="1.45833in" svg:y="1.11597in" svg:width="3.46875in" svg:height="1.44965in" presentation:class="title" presentation:placeholder="false">
          <draw:text-box>
            <text:p text:style-name="a1637" text:class-names="" text:cond-style-name=""><text:span text:style-name="a1631" text:class-names="">Bird</text:span><text:span text:style-name="a1632" text:class-names=""><text:s text:c="1"/></text:span><text:span text:style-name="a1633" text:class-names="">mating</text:span><text:span text:style-name="a1634" text:class-names=""><text:s text:c="1"/></text:span><text:span text:style-name="a1635" text:class-names="">optimizer</text:span><text:span text:style-name="a1636" text:class-names=""/></text:p>
          </draw:text-box>
          <svg:title/>
          <svg:desc/>
        </draw:frame>
        <draw:frame draw:id="id267" presentation:style-name="a1645" draw:name="Subtítulo 2" svg:x="1.45833in" svg:y="3.19792in" svg:width="3.46875in" svg:height="2.75521in" presentation:class="outline" presentation:placeholder="false">
          <draw:text-box>
            <text:list text:style-name="a1644">
              <text:list-item>
                <text:p text:style-name="a1643" text:class-names="" text:cond-style-name=""><text:span text:style-name="a1639" text:class-names="">Esta, como tantas otras metaheurísticas, se trata de una metaheurística basada en el comportamiento de una clase de animales, en este caso las<text:s text:c="1"/></text:span><text:span text:style-name="a1640" text:class-names="">aves.Las</text:span><text:span text:style-name="a1641" text:class-names=""><text:s text:c="1"/>aves son animales vertebrados con reproducción sexual. Además, estos animales, realizan varios tipos de apareamiento:</text:span><text:span text:style-name="a1642" text:class-names=""/></text:p>
              </text:list-item>
            </text:list>
          </draw:text-box>
          <svg:title/>
          <svg:desc/>
        </draw:frame>
        <draw:frame draw:id="id268" draw:style-name="a1649" draw:name="Marcador de número de diapositiva 3" svg:x="6.05458in" svg:y="6.95139in" svg:width="1.08in" svg:height="0.39931in">
          <draw:text-box>
            <text:p text:style-name="a1648" text:class-names="" text:cond-style-name=""><text:span text:style-name="a1646" text:class-names=""><text:page-number style:num-format="1" text:fixed="false">2</text:page-number></text:span><text:span text:style-name="a1647" text:class-names=""/></text:p>
          </draw:text-box>
          <svg:title/>
          <svg:desc/>
        </draw:frame>
        <presentation:notes draw:style-name="a1656">
          <draw:page-thumbnail draw:page-number="2" svg:x="0.75in" svg:y="1.25in" svg:width="6in" svg:height="3.375in" presentation:class="page" draw:id="id269" presentation:style-name="a1650" draw:name="Marcador de imagen de diapositiva 1">
            <svg:title/>
            <svg:desc/>
          </draw:page-thumbnail>
          <draw:frame draw:id="id270" presentation:style-name="a165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71" draw:style-name="a1655" draw:name="Marcador de número de diapositiva 3" svg:x="4.24826in" svg:y="9.49826in" svg:width="3.25in" svg:height="0.50174in">
            <draw:text-box>
              <text:p text:style-name="a1654" text:class-names="" text:cond-style-name=""><text:span text:style-name="a1652" text:class-names=""><text:page-number style:num-format="1" text:fixed="false">2</text:page-number></text:span><text:span text:style-name="a1653" text:class-names=""/></text:p>
            </draw:text-box>
            <svg:title/>
            <svg:desc/>
          </draw:frame>
        </presentation:notes>
      </draw:page>
      <draw:page draw:name="Slide34" draw:style-name="a1657" draw:master-page-name="Master1-Layout5-cust-Columna-de-contenido-2" presentation:presentation-page-layout-name="Master1-PPL5" draw:id="Slide-289">
        <draw:frame draw:id="id272" presentation:style-name="a1661" draw:name="Título 1" svg:x="1.65in" svg:y="4.5455in" svg:width="3.43333in" svg:height="1.44965in" presentation:class="title" presentation:placeholder="false">
          <draw:text-box>
            <text:p text:style-name="a1660" text:class-names="" text:cond-style-name=""><text:span text:style-name="a1658" text:class-names="">Tipos de apareamiento</text:span><text:span text:style-name="a1659" text:class-names=""/></text:p>
          </draw:text-box>
          <svg:title/>
          <svg:desc/>
        </draw:frame>
        <draw:frame draw:id="id273" presentation:style-name="a1665" draw:name="Marcador de contenido 2" svg:x="6.47666in" svg:y="0.65638in" svg:width="5.94182in" svg:height="0.39931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MONOGAMIA</text:span></text:p>
              </text:list-item>
            </text:list>
          </draw:text-box>
          <svg:title/>
          <svg:desc/>
        </draw:frame>
        <draw:frame draw:id="id274" presentation:style-name="a1670" draw:name="Marcador de texto 3" svg:x="6.47619in" svg:y="1.01664in" svg:width="5.94048in" svg:height="0.61018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6" text:class-names="">La mayoría de aves son monógamas sociales, la reproducción se realiza entre un macho y una hembra</text:span><text:span text:style-name="a1667" text:class-names=""/></text:p>
              </text:list-item>
            </text:list>
          </draw:text-box>
          <svg:title/>
          <svg:desc/>
        </draw:frame>
        <draw:frame draw:id="id275" presentation:style-name="a1675" draw:name="Marcador de texto 4" svg:x="6.47666in" svg:y="1.85913in" svg:width="5.94182in" svg:height="0.39931in" presentation:class="outline" presentation:placeholder="false">
          <draw:text-box>
            <text:list text:style-name="a1674">
              <text:list-item>
                <text:p text:style-name="a1673" text:class-names="" text:cond-style-name=""><text:span text:style-name="a1671" text:class-names="">POLIGINIA</text:span><text:span text:style-name="a1672" text:class-names=""/></text:p>
              </text:list-item>
            </text:list>
          </draw:text-box>
          <svg:title/>
          <svg:desc/>
        </draw:frame>
        <draw:frame draw:id="id276" presentation:style-name="a1680" draw:name="Marcador de texto 5" svg:x="6.47619in" svg:y="2.21939in" svg:width="5.94048in" svg:height="0.61018in" presentation:class="outline" presentation:placeholder="false">
          <draw:text-box>
            <text:list text:style-name="a1679">
              <text:list-item>
                <text:p text:style-name="a1678" text:class-names="" text:cond-style-name=""><text:span text:style-name="a1676" text:class-names="">Cruce de un macho con varias hembras</text:span><text:span text:style-name="a1677" text:class-names=""/></text:p>
              </text:list-item>
            </text:list>
          </draw:text-box>
          <svg:title/>
          <svg:desc/>
        </draw:frame>
        <draw:frame draw:id="id277" presentation:style-name="a1685" draw:name="Marcador de texto 6" svg:x="6.47666in" svg:y="3.06188in" svg:width="5.94182in" svg:height="0.39931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1" text:class-names="">POLIANDRIA</text:span><text:span text:style-name="a1682" text:class-names=""/></text:p>
              </text:list-item>
            </text:list>
          </draw:text-box>
          <svg:title/>
          <svg:desc/>
        </draw:frame>
        <draw:frame draw:id="id278" presentation:style-name="a1690" draw:name="Marcador de texto 7" svg:x="6.47619in" svg:y="3.42215in" svg:width="5.94048in" svg:height="0.61018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6" text:class-names="">Similar a la poliginia pero es la hembra la que se cruza con varios machos</text:span><text:span text:style-name="a1687" text:class-names=""/></text:p>
              </text:list-item>
            </text:list>
          </draw:text-box>
          <svg:title/>
          <svg:desc/>
        </draw:frame>
        <draw:frame draw:id="id279" presentation:style-name="a1695" draw:name="Marcador de texto 8" svg:x="6.47431in" svg:y="4.26463in" svg:width="5.94182in" svg:height="0.39931in" presentation:class="outline" presentation:placeholder="false">
          <draw:text-box>
            <text:list text:style-name="a1694">
              <text:list-item>
                <text:p text:style-name="a1693" text:class-names="" text:cond-style-name=""><text:span text:style-name="a1691" text:class-names="">PARTENOGÉNESIS</text:span><text:span text:style-name="a1692" text:class-names=""/></text:p>
              </text:list-item>
            </text:list>
          </draw:text-box>
          <svg:title/>
          <svg:desc/>
        </draw:frame>
        <draw:frame draw:id="id280" presentation:style-name="a1700" draw:name="Marcador de texto 9" svg:x="6.47384in" svg:y="4.6249in" svg:width="5.94048in" svg:height="0.61018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6" text:class-names="">Se da en muy pocas aves. En este tipo de reproducción las hembras no necesitan de un macho para reproducirse</text:span><text:span text:style-name="a1697" text:class-names=""/></text:p>
              </text:list-item>
            </text:list>
          </draw:text-box>
          <svg:title/>
          <svg:desc/>
        </draw:frame>
        <draw:frame draw:id="id281" draw:style-name="a1704" draw:name="Marcador de número de diapositiva 21" svg:x="11.70238in" svg:y="6.95139in" svg:width="0.71429in" svg:height="0.39931in">
          <draw:text-box>
            <text:p text:style-name="a1703" text:class-names="" text:cond-style-name=""><text:span text:style-name="a1701" text:class-names=""><text:page-number style:num-format="1" text:fixed="false">5</text:page-number></text:span><text:span text:style-name="a1702" text:class-names=""/></text:p>
          </draw:text-box>
          <svg:title/>
          <svg:desc/>
        </draw:frame>
        <draw:frame draw:id="id282" draw:style-name="a1708" draw:name="Marcador de texto 8" svg:x="6.47249in" svg:y="5.51455in" svg:width="5.94182in" svg:height="0.39931in">
          <draw:text-box>
            <text:p text:style-name="a1707" text:class-names="" text:cond-style-name=""><text:span text:style-name="a1705" text:class-names="">PROMISCUIDAD<text:tab/></text:span><text:span text:style-name="a1706" text:class-names=""/></text:p>
          </draw:text-box>
          <svg:title/>
          <svg:desc/>
        </draw:frame>
        <draw:frame draw:id="id283" draw:style-name="a1712" draw:name="Marcador de texto 9" svg:x="6.47203in" svg:y="5.87482in" svg:width="5.94048in" svg:height="0.61018in">
          <draw:text-box>
            <text:p text:style-name="a1711" text:class-names="" text:cond-style-name=""><text:span text:style-name="a1709" text:class-names="">No se forman parejas estables, un macho y una hembra pueden cruzar con muchos individuos en la época de apareamiento</text:span><text:span text:style-name="a1710" text:class-names=""/></text:p>
          </draw:text-box>
          <svg:title/>
          <svg:desc/>
        </draw:frame>
        <presentation:notes draw:style-name="a1719">
          <draw:page-thumbnail draw:page-number="3" svg:x="0.75in" svg:y="1.25in" svg:width="6in" svg:height="3.375in" presentation:class="page" draw:id="id284" presentation:style-name="a1713" draw:name="Marcador de imagen de diapositiva 1">
            <svg:title/>
            <svg:desc/>
          </draw:page-thumbnail>
          <draw:frame draw:id="id285" presentation:style-name="a171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86" draw:style-name="a1718" draw:name="Marcador de número de diapositiva 3" svg:x="4.24826in" svg:y="9.49826in" svg:width="3.25in" svg:height="0.50174in">
            <draw:text-box>
              <text:p text:style-name="a1717" text:class-names="" text:cond-style-name=""><text:span text:style-name="a1715" text:class-names=""><text:page-number style:num-format="1" text:fixed="false">5</text:page-number></text:span><text:span text:style-name="a1716" text:class-names=""/></text:p>
            </draw:text-box>
            <svg:title/>
            <svg:desc/>
          </draw:frame>
        </presentation:notes>
      </draw:page>
      <draw:page draw:name="Slide7" draw:style-name="a1720" draw:master-page-name="Master1-Layout4-cust-Columna-de-contenido-3" presentation:presentation-page-layout-name="Master1-PPL4" draw:id="Slide-262">
        <draw:frame draw:id="id287" presentation:style-name="a1724" draw:name="Título 1" svg:x="2.06163in" svg:y="0.53501in" svg:width="9.21007in" svg:height="1.44965in" presentation:class="title" presentation:placeholder="false">
          <draw:text-box>
            <text:p text:style-name="a1723" text:class-names="" text:cond-style-name=""><text:span text:style-name="a1721" text:class-names="">DIVISÓN DE LA POBLACIÓN</text:span><text:span text:style-name="a1722" text:class-names=""/></text:p>
          </draw:text-box>
          <svg:title/>
          <svg:desc/>
        </draw:frame>
        <draw:frame draw:id="id288" presentation:style-name="a1729" draw:name="Marcador de contenido 2" svg:x="7.21197in" svg:y="2.21099in" svg:width="4.40939in" svg:height="0.39931in" presentation:class="outline" presentation:placeholder="false">
          <draw:text-box>
            <text:list text:style-name="a1728">
              <text:list-item>
                <text:p text:style-name="a1727" text:class-names="" text:cond-style-name=""><text:span text:style-name="a1725" text:class-names="">HEMBRA</text:span><text:span text:style-name="a1726" text:class-names="">S</text:span></text:p>
              </text:list-item>
            </text:list>
          </draw:text-box>
          <svg:title/>
          <svg:desc/>
        </draw:frame>
        <draw:frame draw:id="id289" draw:style-name="a1733" draw:name="Marcador de número de diapositiva 81" svg:x="9.41667in" svg:y="6.95139in" svg:width="3in" svg:height="0.39931in">
          <draw:text-box>
            <text:p text:style-name="a1732" text:class-names="" text:cond-style-name=""><text:span text:style-name="a1730" text:class-names=""><text:page-number style:num-format="1" text:fixed="false">4</text:page-number></text:span><text:span text:style-name="a1731" text:class-names=""/></text:p>
          </draw:text-box>
          <svg:title/>
          <svg:desc/>
        </draw:frame>
        <draw:frame draw:id="id290" draw:style-name="a1741" draw:name="Marcador de contenido 2" svg:x="1.79167in" svg:y="3.39745in" svg:width="4.40939in" svg:height="0.87658in">
          <draw:text-box>
            <text:list text:style-name="a1736">
              <text:list-item>
                <text:p text:style-name="a1735" text:class-names="" text:cond-style-name=""><text:span text:style-name="a1734" text:class-names="">Partenogenéticas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7" text:class-names="">Poliándricas</text:span><text:span text:style-name="a1738" text:class-names=""/></text:p>
              </text:list-item>
            </text:list>
          </draw:text-box>
          <svg:title/>
          <svg:desc/>
        </draw:frame>
        <draw:frame draw:id="id291" draw:style-name="a1745" draw:name="Marcador de contenido 2" svg:x="1.71197in" svg:y="2.21161in" svg:width="4.40939in" svg:height="0.39931in">
          <draw:text-box>
            <text:p text:style-name="a1744" text:class-names="" text:cond-style-name=""><text:span text:style-name="a1742" text:class-names="">HEMBRAS</text:span><text:span text:style-name="a1743" text:class-names=""/></text:p>
          </draw:text-box>
          <svg:title/>
          <svg:desc/>
        </draw:frame>
        <draw:frame draw:id="id292" draw:style-name="a1757" draw:name="Marcador de contenido 2" svg:x="7.13228in" svg:y="3.1978in" svg:width="4.40939in" svg:height="1.27588in">
          <draw:text-box>
            <text:list text:style-name="a1748">
              <text:list-item>
                <text:p text:style-name="a1747" text:class-names="" text:cond-style-name=""><text:span text:style-name="a1746" text:class-names="">Monógamos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Poligínicos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Promiscuos</text:span></text:p>
              </text:list-item>
            </text:list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293" draw:style-name="a1764" draw:name="Marcador de texto 7" svg:x="1.79166in" svg:y="5.33374in" svg:width="9.82969in" svg:height="1.10547in">
          <draw:text-box>
            <text:p text:style-name="a1759" text:class-names="" text:cond-style-name=""><text:span text:style-name="a1758" text:class-names="">De izquierda a derecha de mejor calidad de solución a peor:</text:span></text:p>
            <text:p text:style-name="a1761" text:class-names="" text:cond-style-name=""><text:span text:style-name="a1760" text:class-names="">Partenogénesis &gt; Poliandria &gt; Monógamos &gt; Poligínicos &gt; Promiscuos</text:span></text:p>
            <text:p text:style-name="a1763" text:class-names="" text:cond-style-name=""><text:span text:style-name="a1762" text:class-names=""/></text:p>
          </draw:text-box>
          <svg:title/>
          <svg:desc/>
        </draw:frame>
        <presentation:notes draw:style-name="a1771">
          <draw:page-thumbnail draw:page-number="4" svg:x="0.75in" svg:y="1.25in" svg:width="6in" svg:height="3.375in" presentation:class="page" draw:id="id294" presentation:style-name="a1765" draw:name="Marcador de imagen de diapositiva 1">
            <svg:title/>
            <svg:desc/>
          </draw:page-thumbnail>
          <draw:frame draw:id="id295" presentation:style-name="a176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96" draw:style-name="a1770" draw:name="Marcador de número de diapositiva 3" svg:x="4.24826in" svg:y="9.49826in" svg:width="3.25in" svg:height="0.50174in">
            <draw:text-box>
              <text:p text:style-name="a1769" text:class-names="" text:cond-style-name=""><text:span text:style-name="a1767" text:class-names=""><text:page-number style:num-format="1" text:fixed="false">4</text:page-number></text:span><text:span text:style-name="a1768" text:class-names=""/></text:p>
            </draw:text-box>
            <svg:title/>
            <svg:desc/>
          </draw:frame>
        </presentation:notes>
      </draw:page>
      <draw:page draw:name="Slide23" draw:style-name="a1772" draw:master-page-name="Master1-Layout8-cust-Cita" presentation:presentation-page-layout-name="Master1-PPL8" draw:id="Slide-278">
        <draw:frame draw:id="id297" presentation:style-name="a1776" draw:name="Título 1" svg:x="6.47438in" svg:y="1.26069in" svg:width="5.94048in" svg:height="0.92553in" presentation:class="title" presentation:placeholder="false">
          <draw:text-box>
            <text:p text:style-name="a1775" text:class-names="" text:cond-style-name=""><text:span text:style-name="a1773" text:class-names="">Inicialización de la población</text:span><text:span text:style-name="a1774" text:class-names=""/></text:p>
          </draw:text-box>
          <svg:title/>
          <svg:desc/>
        </draw:frame>
        <draw:frame draw:id="id298" presentation:style-name="a1781" draw:name="Marcador de texto 6" svg:x="6.47384in" svg:y="2.53464in" svg:width="5.94048in" svg:height="3.70467in" presentation:class="outline" presentation:placeholder="false">
          <draw:text-box>
            <text:list text:style-name="a1780">
              <text:list-item>
                <text:p text:style-name="a1779" text:class-names="" text:cond-style-name=""><text:span text:style-name="a1777" text:class-names="">La población tanto inicial como en cada generación la promiscua, se generará de forma aleatoria, generándose siempre soluciones válidas</text:span><text:span text:style-name="a1778" text:class-names=""/></text:p>
              </text:list-item>
            </text:list>
          </draw:text-box>
          <svg:title/>
          <svg:desc/>
        </draw:frame>
        <draw:frame draw:id="id299" draw:style-name="a1785" draw:name="Marcador de número de diapositiva 3" svg:x="11.70238in" svg:y="6.95139in" svg:width="0.71429in" svg:height="0.39931in">
          <draw:text-box>
            <text:p text:style-name="a1784" text:class-names="" text:cond-style-name=""><text:span text:style-name="a1782" text:class-names=""><text:page-number style:num-format="1" text:fixed="false">8</text:page-number></text:span><text:span text:style-name="a1783" text:class-names=""/></text:p>
          </draw:text-box>
          <svg:title/>
          <svg:desc/>
        </draw:frame>
        <presentation:notes draw:style-name="a1792">
          <draw:page-thumbnail draw:page-number="5" svg:x="0.75in" svg:y="1.25in" svg:width="6in" svg:height="3.375in" presentation:class="page" draw:id="id300" presentation:style-name="a1786" draw:name="Marcador de imagen de diapositiva 1">
            <svg:title/>
            <svg:desc/>
          </draw:page-thumbnail>
          <draw:frame draw:id="id301" presentation:style-name="a1787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02" draw:style-name="a1791" draw:name="Marcador de número de diapositiva 3" svg:x="4.24826in" svg:y="9.49826in" svg:width="3.25in" svg:height="0.50174in">
            <draw:text-box>
              <text:p text:style-name="a1790" text:class-names="" text:cond-style-name=""><text:span text:style-name="a1788" text:class-names=""><text:page-number style:num-format="1" text:fixed="false">8</text:page-number></text:span><text:span text:style-name="a1789" text:class-names=""/></text:p>
            </draw:text-box>
            <svg:title/>
            <svg:desc/>
          </draw:frame>
        </presentation:notes>
      </draw:page>
      <draw:page draw:name="Slide9" draw:style-name="a1793" draw:master-page-name="Master1-Layout6-secHead-Introducción" presentation:presentation-page-layout-name="Master1-PPL6" draw:id="Slide-264">
        <draw:frame draw:id="id303" presentation:style-name="a1797" draw:name="Título 1" svg:x="1.48958in" svg:y="0.96848in" svg:width="5.59028in" svg:height="1.31771in" presentation:class="title" presentation:placeholder="false">
          <draw:text-box>
            <text:p text:style-name="a1796" text:class-names="" text:cond-style-name=""><text:span text:style-name="a1794" text:class-names="">aplicación a nuestro problem</text:span><text:span text:style-name="a1795" text:class-names="">a</text:span></text:p>
          </draw:text-box>
          <svg:title/>
          <svg:desc/>
        </draw:frame>
        <draw:frame draw:id="id304" presentation:style-name="a1835" draw:name="Marcador de contenido 2" svg:x="1.48958in" svg:y="2.58242in" svg:width="7.10691in" svg:height="3.9491in" presentation:class="outline" presentation:placeholder="false">
          <draw:text-box>
            <text:list text:style-name="a1805">
              <text:list-item>
                <text:p text:style-name="a1804" text:class-names="" text:cond-style-name=""><text:span text:style-name="a1798" text:class-names="">Las</text:span><text:span text:style-name="a1799" text:class-names=""><text:s text:c="1"/></text:span><text:span text:style-name="a1800" text:class-names="">hembras</text:span><text:span text:style-name="a1801" text:class-names=""><text:s text:c="1"/></text:span><text:span text:style-name="a1802" text:class-names="">partenogenéticas</text:span><text:span text:style-name="a1803" text:class-names=""><text:s text:c="1"/>no se cruzan, simplemente generan una mutación de ellas mismas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06" text:class-names="">Las</text:span><text:span text:style-name="a1807" text:class-names=""><text:s text:c="1"/></text:span><text:span text:style-name="a1808" text:class-names="">hembras</text:span><text:span text:style-name="a1809" text:class-names=""><text:s text:c="1"/></text:span><text:span text:style-name="a1810" text:class-names="">poliándricas</text:span><text:span text:style-name="a1811" text:class-names=""><text:s text:c="1"/></text:span><text:span text:style-name="a1812" text:class-names="">se</text:span><text:span text:style-name="a1813" text:class-names=""><text:s text:c="1"/></text:span><text:span text:style-name="a1814" text:class-names="">cruzan</text:span><text:span text:style-name="a1815" text:class-names=""><text:s text:c="1"/></text:span><text:span text:style-name="a1816" text:class-names="">con varios machos (aleatorios)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19" text:class-names="">Los machos<text:s text:c="1"/></text:span><text:span text:style-name="a1820" text:class-names="">monógamos</text:span><text:span text:style-name="a1821" text:class-names=""><text:s text:c="1"/>solo se cruzan con una hembra, teniendo más posibilidades las de mayor calidad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4" text:class-names="">Los machos<text:s text:c="1"/></text:span><text:span text:style-name="a1825" text:class-names="">poligínicos</text:span><text:span text:style-name="a1826" text:class-names=""><text:s text:c="1"/>se cruzan con varias hembras (aleatorias)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29" text:class-names="">Los machos<text:s text:c="1"/></text:span><text:span text:style-name="a1830" text:class-names="">promiscuos</text:span><text:span text:style-name="a1831" text:class-names=""><text:s text:c="1"/>son sustituídos en su totalidad por una nueva porción de población</text:span><text:span text:style-name="a1832" text:class-names=""/></text:p>
              </text:list-item>
            </text:list>
          </draw:text-box>
          <svg:title/>
          <svg:desc/>
        </draw:frame>
        <draw:frame draw:id="id305" draw:style-name="a1839" draw:name="Marcador de número de diapositiva 5" svg:x="9.41667in" svg:y="6.95139in" svg:width="3in" svg:height="0.39931in">
          <draw:text-box>
            <text:p text:style-name="a1838" text:class-names="" text:cond-style-name=""><text:span text:style-name="a1836" text:class-names=""><text:page-number style:num-format="1" text:fixed="false">6</text:page-number></text:span><text:span text:style-name="a1837" text:class-names=""/></text:p>
          </draw:text-box>
          <svg:title/>
          <svg:desc/>
        </draw:frame>
        <draw:frame draw:id="id306" draw:style-name="a1843" draw:name="Marcador de contenido 2" svg:x="9.41667in" svg:y="4.447in" svg:width="3in" svg:height="1.78107in">
          <draw:text-box>
            <text:p text:style-name="a1842" text:class-names="" text:cond-style-name=""><text:span text:style-name="a1840" text:class-names="">Todos <text:s text:c="1"/>los individuos (salvo los promiscuos) generan una cría que los sustituye en caso de ser mejor que ellos</text:span><text:span text:style-name="a1841" text:class-names=""/></text:p>
          </draw:text-box>
          <svg:title/>
          <svg:desc/>
        </draw:frame>
        <presentation:notes draw:style-name="a1850">
          <draw:page-thumbnail draw:page-number="6" svg:x="0.75in" svg:y="1.25in" svg:width="6in" svg:height="3.375in" presentation:class="page" draw:id="id307" presentation:style-name="a1844" draw:name="Marcador de imagen de diapositiva 1">
            <svg:title/>
            <svg:desc/>
          </draw:page-thumbnail>
          <draw:frame draw:id="id308" presentation:style-name="a184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09" draw:style-name="a1849" draw:name="Marcador de número de diapositiva 3" svg:x="4.24826in" svg:y="9.49826in" svg:width="3.25in" svg:height="0.50174in">
            <draw:text-box>
              <text:p text:style-name="a1848" text:class-names="" text:cond-style-name=""><text:span text:style-name="a1846" text:class-names=""><text:page-number style:num-format="1" text:fixed="false">6</text:page-number></text:span><text:span text:style-name="a1847" text:class-names=""/></text:p>
            </draw:text-box>
            <svg:title/>
            <svg:desc/>
          </draw:frame>
        </presentation:notes>
      </draw:page>
      <draw:page draw:name="Slide42" draw:style-name="a1851" draw:master-page-name="Master1-Layout6-secHead-Introducción" presentation:presentation-page-layout-name="Master1-PPL6" draw:id="Slide-297">
        <draw:frame draw:id="id310" presentation:style-name="a1855" draw:name="Título 1" svg:x="1.48958in" svg:y="0.96848in" svg:width="5.59028in" svg:height="1.31771in" presentation:class="title" presentation:placeholder="false">
          <draw:text-box>
            <text:p text:style-name="a1854" text:class-names="" text:cond-style-name=""><text:span text:style-name="a1852" text:class-names="">aplicación a nuestro problem</text:span><text:span text:style-name="a1853" text:class-names="">a</text:span></text:p>
          </draw:text-box>
          <svg:title/>
          <svg:desc/>
        </draw:frame>
        <draw:frame draw:id="id311" presentation:style-name="a1876" draw:name="Marcador de contenido 2" svg:x="1.48958in" svg:y="2.58242in" svg:width="7.10691in" svg:height="3.9491in" presentation:class="outline" presentation:placeholder="false">
          <draw:text-box>
            <text:list text:style-name="a1858">
              <text:list-item>
                <text:p text:style-name="a1857" text:class-names="" text:cond-style-name=""><text:span text:style-name="a1856" text:class-names="">Todos <text:s text:c="1"/>los individuos (salvo los promiscuos) generan una cría que los sustituye en caso de ser mejor que ellos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59" text:class-names="">Una</text:span><text:span text:style-name="a1860" text:class-names=""><text:s text:c="1"/></text:span><text:span text:style-name="a1861" text:class-names="">vez finalizadas las mutaciones de una generación se procede a reordenar los individuos en función de la calida de la solución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64" text:class-names="">Esto</text:span><text:span text:style-name="a1865" text:class-names=""><text:s text:c="1"/></text:span><text:span text:style-name="a1866" text:class-names="">permite</text:span><text:span text:style-name="a1867" text:class-names=""><text:s text:c="1"/></text:span><text:span text:style-name="a1868" text:class-names="">que</text:span><text:span text:style-name="a1869" text:class-names=""><text:s text:c="1"/></text:span><text:span text:style-name="a1870" text:class-names="">algunas crías de machos pasen a ser hembras, e incluso la inclusión de la nueva población promiscua en la población genera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</draw:text-box>
          <svg:title/>
          <svg:desc/>
        </draw:frame>
        <draw:frame draw:id="id312" draw:style-name="a1880" draw:name="Marcador de número de diapositiva 5" svg:x="9.41667in" svg:y="6.95139in" svg:width="3in" svg:height="0.39931in">
          <draw:text-box>
            <text:p text:style-name="a1879" text:class-names="" text:cond-style-name=""><text:span text:style-name="a1877" text:class-names=""><text:page-number style:num-format="1" text:fixed="false">6</text:page-number></text:span><text:span text:style-name="a1878" text:class-names=""/></text:p>
          </draw:text-box>
          <svg:title/>
          <svg:desc/>
        </draw:frame>
        <presentation:notes draw:style-name="a1887">
          <draw:page-thumbnail draw:page-number="7" svg:x="0.75in" svg:y="1.25in" svg:width="6in" svg:height="3.375in" presentation:class="page" draw:id="id313" presentation:style-name="a1881" draw:name="Marcador de imagen de diapositiva 1">
            <svg:title/>
            <svg:desc/>
          </draw:page-thumbnail>
          <draw:frame draw:id="id314" presentation:style-name="a188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15" draw:style-name="a1886" draw:name="Marcador de número de diapositiva 3" svg:x="4.24826in" svg:y="9.49826in" svg:width="3.25in" svg:height="0.50174in">
            <draw:text-box>
              <text:p text:style-name="a1885" text:class-names="" text:cond-style-name=""><text:span text:style-name="a1883" text:class-names=""><text:page-number style:num-format="1" text:fixed="false">6</text:page-number></text:span><text:span text:style-name="a1884" text:class-names=""/></text:p>
            </draw:text-box>
            <svg:title/>
            <svg:desc/>
          </draw:frame>
        </presentation:notes>
      </draw:page>
      <draw:page draw:name="Slide40" draw:style-name="a1888" draw:master-page-name="Master1-Layout4-cust-Columna-de-contenido-3" presentation:presentation-page-layout-name="Master1-PPL4" draw:id="Slide-295">
        <draw:frame draw:id="id316" presentation:style-name="a1892" draw:name="Título 1" svg:x="2.06163in" svg:y="0.54075in" svg:width="9.21007in" svg:height="1.44965in" presentation:class="title" presentation:placeholder="false">
          <draw:text-box>
            <text:p text:style-name="a1891" text:class-names="" text:cond-style-name=""><text:span text:style-name="a1889" text:class-names="">explotación vs Exploración</text:span><text:span text:style-name="a1890" text:class-names=""/></text:p>
          </draw:text-box>
          <svg:title/>
          <svg:desc/>
        </draw:frame>
        <draw:frame draw:id="id317" presentation:style-name="a1897" draw:name="Marcador de contenido 2" svg:x="1.36035in" svg:y="1.79075in" svg:width="4.40939in" svg:height="0.39931in" presentation:class="outline" presentation:placeholder="false">
          <draw:text-box>
            <text:list text:style-name="a1896">
              <text:list-item>
                <text:p text:style-name="a1895" text:class-names="" text:cond-style-name=""><text:span text:style-name="a1893" text:class-names="">EXPLOTACIÓ</text:span><text:span text:style-name="a1894" text:class-names="">N</text:span></text:p>
              </text:list-item>
            </text:list>
          </draw:text-box>
          <svg:title/>
          <svg:desc/>
        </draw:frame>
        <draw:frame draw:id="id318" draw:style-name="a1901" draw:name="Marcador de número de diapositiva 81" svg:x="9.41667in" svg:y="6.95139in" svg:width="3in" svg:height="0.39931in">
          <draw:text-box>
            <text:p text:style-name="a1900" text:class-names="" text:cond-style-name=""><text:span text:style-name="a1898" text:class-names=""><text:page-number style:num-format="1" text:fixed="false">4</text:page-number></text:span><text:span text:style-name="a1899" text:class-names=""/></text:p>
          </draw:text-box>
          <svg:title/>
          <svg:desc/>
        </draw:frame>
        <draw:frame draw:id="id319" draw:style-name="a1932" draw:name="Marcador de contenido 2" svg:x="1.36035in" svg:y="2.54791in" svg:width="10.42913in" svg:height="3.16134in">
          <draw:text-box>
            <text:list text:style-name="a1904">
              <text:list-item>
                <text:p text:style-name="a1903" text:class-names="" text:cond-style-name=""><text:span text:style-name="a1902" text:class-names="">Establecimiento de una jerarquía entre hembras y machos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>Introducción de mutaciones en la población partenogenética (similar a una búsqueda local)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08" text:class-names="">Cruces tanto</text:span><text:span text:style-name="a1909" text:class-names=""><text:s text:c="1"/></text:span><text:span text:style-name="a1910" text:class-names="">monógamos como poligínicos y<text:s text:c="1"/></text:span><text:span text:style-name="a1911" text:class-names="">poliándricos</text:span><text:span text:style-name="a1912" text:class-names=""/></text:p>
              </text:list-item>
            </text:list>
            <text:list text:style-name="a1919">
              <text:list-item>
                <text:p text:style-name="a1918" text:class-names="" text:cond-style-name=""><text:span text:style-name="a1915" text:class-names="">La</text:span><text:span text:style-name="a1916" text:class-names=""><text:s text:c="1"/></text:span><text:span text:style-name="a1917" text:class-names="">competición directa entre la cría generada y el padre que la generó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0" text:class-names="">En</text:span><text:span text:style-name="a1921" text:class-names=""><text:s text:c="1"/></text:span><text:span text:style-name="a1922" text:class-names="">el</text:span><text:span text:style-name="a1923" text:class-names=""><text:s text:c="1"/></text:span><text:span text:style-name="a1924" text:class-names="">caso del correspondiente algoritmo<text:s text:c="1"/></text:span><text:span text:style-name="a1925" text:class-names="">memético</text:span><text:span text:style-name="a1926" text:class-names="">, la búsqueda local sobre el 10% mejor de la población</text:span></text:p>
              </text:list-item>
            </text:list>
            <text:list text:style-name="a1931">
              <text:list-item>
                <text:p text:style-name="a1930" text:class-names="" text:cond-style-name=""><text:span text:style-name="a1929" text:class-names=""/></text:p>
              </text:list-item>
            </text:list>
          </draw:text-box>
          <svg:title/>
          <svg:desc/>
        </draw:frame>
        <presentation:notes draw:style-name="a1939">
          <draw:page-thumbnail draw:page-number="8" svg:x="0.75in" svg:y="1.25in" svg:width="6in" svg:height="3.375in" presentation:class="page" draw:id="id320" presentation:style-name="a1933" draw:name="Marcador de imagen de diapositiva 1">
            <svg:title/>
            <svg:desc/>
          </draw:page-thumbnail>
          <draw:frame draw:id="id321" presentation:style-name="a193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22" draw:style-name="a1938" draw:name="Marcador de número de diapositiva 3" svg:x="4.24826in" svg:y="9.49826in" svg:width="3.25in" svg:height="0.50174in">
            <draw:text-box>
              <text:p text:style-name="a1937" text:class-names="" text:cond-style-name=""><text:span text:style-name="a1935" text:class-names=""><text:page-number style:num-format="1" text:fixed="false">4</text:page-number></text:span><text:span text:style-name="a1936" text:class-names=""/></text:p>
            </draw:text-box>
            <svg:title/>
            <svg:desc/>
          </draw:frame>
        </presentation:notes>
      </draw:page>
      <draw:page draw:name="Slide41" draw:style-name="a1940" draw:master-page-name="Master1-Layout4-cust-Columna-de-contenido-3" presentation:presentation-page-layout-name="Master1-PPL4" draw:id="Slide-296">
        <draw:frame draw:id="id323" presentation:style-name="a1944" draw:name="Título 1" svg:x="2.06163in" svg:y="0.54075in" svg:width="9.21007in" svg:height="1.44965in" presentation:class="title" presentation:placeholder="false">
          <draw:text-box>
            <text:p text:style-name="a1943" text:class-names="" text:cond-style-name=""><text:span text:style-name="a1941" text:class-names="">Exploración vs explotación</text:span><text:span text:style-name="a1942" text:class-names=""/></text:p>
          </draw:text-box>
          <svg:title/>
          <svg:desc/>
        </draw:frame>
        <draw:frame draw:id="id324" presentation:style-name="a1949" draw:name="Marcador de contenido 2" svg:x="1.36035in" svg:y="1.79075in" svg:width="4.40939in" svg:height="0.39931in" presentation:class="outline" presentation:placeholder="false">
          <draw:text-box>
            <text:list text:style-name="a1948">
              <text:list-item>
                <text:p text:style-name="a1947" text:class-names="" text:cond-style-name=""><text:span text:style-name="a1945" text:class-names="">EXPLORACIÓN</text:span><text:span text:style-name="a1946" text:class-names=""/></text:p>
              </text:list-item>
            </text:list>
          </draw:text-box>
          <svg:title/>
          <svg:desc/>
        </draw:frame>
        <draw:frame draw:id="id325" draw:style-name="a1953" draw:name="Marcador de número de diapositiva 81" svg:x="9.41667in" svg:y="6.95139in" svg:width="3in" svg:height="0.39931in">
          <draw:text-box>
            <text:p text:style-name="a1952" text:class-names="" text:cond-style-name=""><text:span text:style-name="a1950" text:class-names=""><text:page-number style:num-format="1" text:fixed="false">4</text:page-number></text:span><text:span text:style-name="a1951" text:class-names=""/></text:p>
          </draw:text-box>
          <svg:title/>
          <svg:desc/>
        </draw:frame>
        <draw:frame draw:id="id326" draw:style-name="a1979" draw:name="Marcador de contenido 2" svg:x="1.36035in" svg:y="2.54791in" svg:width="10.42913in" svg:height="3.16134in">
          <draw:text-box>
            <text:list text:style-name="a1966">
              <text:list-item>
                <text:p text:style-name="a1965" text:class-names="" text:cond-style-name=""><text:span text:style-name="a1954" text:class-names="">El</text:span><text:span text:style-name="a1955" text:class-names=""><text:s text:c="1"/></text:span><text:span text:style-name="a1956" text:class-names="">principal</text:span><text:span text:style-name="a1957" text:class-names=""><text:s text:c="1"/></text:span><text:span text:style-name="a1958" text:class-names="">componente</text:span><text:span text:style-name="a1959" text:class-names=""><text:s text:c="1"/></text:span><text:span text:style-name="a1960" text:class-names="">de</text:span><text:span text:style-name="a1961" text:class-names=""><text:s text:c="1"/></text:span><text:span text:style-name="a1962" text:class-names="">exploración</text:span><text:span text:style-name="a1963" text:class-names=""><text:s text:c="1"/></text:span><text:span text:style-name="a1964" text:class-names="">es la sustitución completa de la población promiscua (el 16,67% de la población)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67" text:class-names="">Aunque</text:span><text:span text:style-name="a1968" text:class-names=""><text:s text:c="1"/></text:span><text:span text:style-name="a1969" text:class-names="">pueda</text:span><text:span text:style-name="a1970" text:class-names=""><text:s text:c="1"/></text:span><text:span text:style-name="a1971" text:class-names="">parecer</text:span><text:span text:style-name="a1972" text:class-names=""><text:s text:c="1"/></text:span><text:span text:style-name="a1973" text:class-names="">insuficiente, el gran porcentaje que <text:s text:c="1"/>supone en la población hace que esta componente aporte suficiente<text:s text:c="1"/></text:span><text:span text:style-name="a1974" text:class-names="">diversidad</text:span><text:span text:style-name="a1975" text:class-names=""><text:s text:c="1"/>al algoritmo permitiendo que este pueda evitar ciertos mínimos locales</text:span><text:span text:style-name="a1976" text:class-names=""/></text:p>
              </text:list-item>
            </text:list>
          </draw:text-box>
          <svg:title/>
          <svg:desc/>
        </draw:frame>
        <presentation:notes draw:style-name="a1986">
          <draw:page-thumbnail draw:page-number="9" svg:x="0.75in" svg:y="1.25in" svg:width="6in" svg:height="3.375in" presentation:class="page" draw:id="id327" presentation:style-name="a1980" draw:name="Marcador de imagen de diapositiva 1">
            <svg:title/>
            <svg:desc/>
          </draw:page-thumbnail>
          <draw:frame draw:id="id328" presentation:style-name="a198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29" draw:style-name="a1985" draw:name="Marcador de número de diapositiva 3" svg:x="4.24826in" svg:y="9.49826in" svg:width="3.25in" svg:height="0.50174in">
            <draw:text-box>
              <text:p text:style-name="a1984" text:class-names="" text:cond-style-name=""><text:span text:style-name="a1982" text:class-names=""><text:page-number style:num-format="1" text:fixed="false">4</text:page-number></text:span><text:span text:style-name="a1983" text:class-names=""/></text:p>
            </draw:text-box>
            <svg:title/>
            <svg:desc/>
          </draw:frame>
        </presentation:notes>
      </draw:page>
      <draw:page draw:name="Slide21" draw:style-name="a1987" draw:master-page-name="Master1-Layout19-title-Cierre" presentation:presentation-page-layout-name="Master1-PPL19" draw:id="Slide-276">
        <draw:frame draw:id="id330" presentation:style-name="a1991" draw:name="Título 1" svg:x="4.66667in" svg:y="1.76699in" svg:width="4.57083in" svg:height="1.66747in" presentation:class="title" presentation:placeholder="false">
          <draw:text-box>
            <text:p text:style-name="a1990" text:class-names="" text:cond-style-name=""><text:span text:style-name="a1988" text:class-names="">bibliografía</text:span><text:span text:style-name="a1989" text:class-names=""/></text:p>
          </draw:text-box>
          <svg:title/>
          <svg:desc/>
        </draw:frame>
        <draw:frame draw:id="id331" presentation:style-name="a2017" draw:name="Marcador de contenido 2" svg:x="4.66667in" svg:y="3.54123in" svg:width="7.75in" svg:height="2.19178in" presentation:class="subtitle" presentation:placeholder="false">
          <draw:text-box>
            <text:p text:style-name="a2016" text:class-names="" text:cond-style-name=""><text:span text:style-name="a1992" text:class-names="">A.<text:s text:c="1"/></text:span><text:span text:style-name="a1993" text:class-names="">Arram</text:span><text:span text:style-name="a1994" text:class-names="">, M.<text:s text:c="1"/></text:span><text:span text:style-name="a1995" text:class-names="">Ayob</text:span><text:span text:style-name="a1996" text:class-names="">, G. Kendall and A.<text:s text:c="1"/></text:span><text:span text:style-name="a1997" text:class-names="">Sulaiman</text:span><text:span text:style-name="a1998" text:class-names="">, "</text:span><text:span text:style-name="a1999" text:class-names="">Bird</text:span><text:span text:style-name="a2000" text:class-names=""><text:s text:c="1"/></text:span><text:span text:style-name="a2001" text:class-names="">Mating</text:span><text:span text:style-name="a2002" text:class-names=""><text:s text:c="1"/></text:span><text:span text:style-name="a2003" text:class-names="">Optimizer</text:span><text:span text:style-name="a2004" text:class-names=""><text:s text:c="1"/></text:span><text:span text:style-name="a2005" text:class-names="">for</text:span><text:span text:style-name="a2006" text:class-names=""><text:s text:c="1"/></text:span><text:span text:style-name="a2007" text:class-names="">Combinatorial</text:span><text:span text:style-name="a2008" text:class-names=""><text:s text:c="1"/></text:span><text:span text:style-name="a2009" text:class-names="">Optimization</text:span><text:span text:style-name="a2010" text:class-names=""><text:s text:c="1"/></text:span><text:span text:style-name="a2011" text:class-names="">Problems</text:span><text:span text:style-name="a2012" text:class-names="">," in IEEE Access, vol. 8, pp. 96845-96858, 2020,<text:s text:c="1"/></text:span><text:span text:style-name="a2013" text:class-names="">doi</text:span><text:span text:style-name="a2014" text:class-names="">: 10.1109/ACCESS.2020.2993491.</text:span><text:span text:style-name="a2015" text:class-names=""/></text:p>
          </draw:text-box>
          <svg:title/>
          <svg:desc/>
        </draw:frame>
        <draw:frame draw:id="id332" draw:style-name="a2021" draw:name="Marcador de número de diapositiva 5" svg:x="10.47619in" svg:y="6.95139in" svg:width="1.94048in" svg:height="0.39931in">
          <draw:text-box>
            <text:p text:style-name="a2020" text:class-names="" text:cond-style-name=""><text:span text:style-name="a2018" text:class-names=""><text:page-number style:num-format="1" text:fixed="false">21</text:page-number></text:span><text:span text:style-name="a2019" text:class-names=""/></text:p>
          </draw:text-box>
          <svg:title/>
          <svg:desc/>
        </draw:frame>
        <presentation:notes draw:style-name="a2028">
          <draw:page-thumbnail draw:page-number="10" svg:x="0.75in" svg:y="1.25in" svg:width="6in" svg:height="3.375in" presentation:class="page" draw:id="id333" presentation:style-name="a2022" draw:name="Marcador de imagen de diapositiva 1">
            <svg:title/>
            <svg:desc/>
          </draw:page-thumbnail>
          <draw:frame draw:id="id334" presentation:style-name="a202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335" draw:style-name="a2027" draw:name="Marcador de número de diapositiva 3" svg:x="4.24826in" svg:y="9.49826in" svg:width="3.25in" svg:height="0.50174in">
            <draw:text-box>
              <text:p text:style-name="a2026" text:class-names="" text:cond-style-name=""><text:span text:style-name="a2024" text:class-names=""><text:page-number style:num-format="1" text:fixed="false">21</text:page-number></text:span><text:span text:style-name="a202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Program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Escala de tiempo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336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3209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Columna de contenido 3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lumna de contenido 2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Introducción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alto de sección">
      <presentation:placeholder presentation:object="title" svg:x="7.64583in" svg:y="2.81194in" svg:width="4.57083in" svg:height="1.87613in"/>
    </style:presentation-page-layout>
    <style:presentation-page-layout style:name="Master1-PPL8" style:display-name="Cita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Contenido tres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omparativa de mercados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4.94998in" svg:y="5.2758in" svg:width="3.43338in" svg:height="0.50626in"/>
      <presentation:placeholder presentation:object="object" svg:x="8.68133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77511in" svg:width="3.43338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Contenido dos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Contenido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ronograma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1in" svg:y="4.6943in" svg:width="0.8in" svg:height="0.5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9.90512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9.90715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SmartArt">
      <presentation:placeholder presentation:object="orgchart" svg:x="0.91667in" svg:y="2.33681in" svg:width="11.5in" svg:height="4.04379in"/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Diapositiva de equipo de 4 personas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graphic" svg:x="4.1961in" svg:y="3.15625in" svg:width="2.01828in" svg:height="2.01828in"/>
      <presentation:placeholder presentation:object="graphic" svg:x="6.91992in" svg:y="3.15625in" svg:width="2.01828in" svg:height="2.01828in"/>
      <presentation:placeholder presentation:object="graphic" svg:x="9.56634in" svg:y="3.15625in" svg:width="2.01828in" svg:height="2.01828in"/>
      <presentation:placeholder presentation:object="outline" svg:x="1.46899in" svg:y="5.5605in" svg:width="2.32255in" svg:height="0.37518in"/>
      <presentation:placeholder presentation:object="outline" svg:x="4.03869in" svg:y="5.57656in" svg:width="2.33569in" svg:height="0.37518in"/>
      <presentation:placeholder presentation:object="outline" svg:x="6.76252in" svg:y="5.57656in" svg:width="2.32255in" svg:height="0.37518in"/>
      <presentation:placeholder presentation:object="outline" svg:x="9.40893in" svg:y="5.5605in" svg:width="2.32255in" svg:height="0.37518in"/>
      <presentation:placeholder presentation:object="outline" svg:x="1.6264in" svg:y="5.97563in" svg:width="2.01828in" svg:height="0.37518in"/>
      <presentation:placeholder presentation:object="outline" svg:x="4.1961in" svg:y="5.99168in" svg:width="2.02969in" svg:height="0.37518in"/>
      <presentation:placeholder presentation:object="outline" svg:x="6.91992in" svg:y="5.99168in" svg:width="2.01828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Diapositiva de equipo de 8 personas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graphic" svg:x="4.62191in" svg:y="2.65625in" svg:width="1.16667in" svg:height="1.16667in"/>
      <presentation:placeholder presentation:object="graphic" svg:x="7.34573in" svg:y="2.65625in" svg:width="1.16667in" svg:height="1.16667in"/>
      <presentation:placeholder presentation:object="graphic" svg:x="9.99214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graphic" svg:x="4.62191in" svg:y="4.6891in" svg:width="1.16667in" svg:height="1.16667in"/>
      <presentation:placeholder presentation:object="graphic" svg:x="7.34573in" svg:y="4.6891in" svg:width="1.16667in" svg:height="1.16667in"/>
      <presentation:placeholder presentation:object="graphic" svg:x="9.99214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7" style:display-name="Contenido  3">
      <presentation:placeholder presentation:object="title" svg:x="2.06163in" svg:y="0.9757in" svg:width="9.21007in" svg:height="1.44965in"/>
      <presentation:placeholder presentation:object="object" svg:x="1.17612in" svg:y="2.5926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191in" svg:y="2.5926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4142in" svg:y="2.5926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5926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Resumen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Cierre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style style:family="table-cell" style:name="a1593">
      <style:table-cell-properties fo:background-color="#cfd5ea"/>
    </style:style>
    <style:style style:family="table-cell" style:name="a1594">
      <style:table-cell-properties/>
    </style:style>
    <style:style style:family="table-cell" style:name="a1595">
      <style:table-cell-properties fo:background-color="#cfd5ea"/>
    </style:style>
    <style:style style:family="table-cell" style:name="a159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59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9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92">
      <style:table-cell-properties/>
    </style:style>
    <style:style style:family="table-cell" style:name="a15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1596" table:paragraph-style-name=""/>
      <table:last-row table:style-name="a1597" table:paragraph-style-name=""/>
      <table:first-column table:style-name="a1598" table:paragraph-style-name=""/>
      <table:last-column table:style-name="a1599" table:paragraph-style-name=""/>
      <table:body table:style-name="a1591" table:paragraph-style-name=""/>
      <table:even-rows table:style-name="a1594" table:paragraph-style-name=""/>
      <table:odd-rows table:style-name="a1595" table:paragraph-style-name=""/>
      <table:even-columns table:style-name="a1592" table:paragraph-style-name=""/>
      <table:odd-columns table:style-name="a159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5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7f6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draw:fill="none" draw:stroke="solid" svg:stroke-width="0.00694in" svg:stroke-color="#fbf4ef" svg:stroke-opacity="100%" draw:stroke-linejoin="miter" svg:stroke-linecap="butt"/>
    </style:style>
    <style:style style:family="paragraph" style:name="a1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7">
      <style:graphic-properties draw:fill="none" draw:stroke="solid" svg:stroke-width="0.00694in" svg:stroke-color="#fbf4ef" svg:stroke-opacity="100%" draw:stroke-linejoin="miter" svg:stroke-linecap="butt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 style:parent-style-name="Graphics">
      <style:graphic-properties draw:fill="none" draw:stroke="non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draw:stroke="none"/>
    </style:style>
    <style:style style:family="paragraph" style:name="a14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 style:parent-style-name="Graphics">
      <style:graphic-properties draw:fill="none" fo:clip="rect(1.88205in, 0in, 2.10434in, 3.84892in)" draw:stroke="none"/>
    </style:style>
    <style:style style:family="paragraph" style:name="a141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draw:fill="none" draw:stroke="solid" svg:stroke-width="0.00347in" svg:stroke-color="#e3b18d" svg:stroke-opacity="100%" draw:stroke-linejoin="miter" svg:stroke-linecap="butt"/>
    </style:style>
    <style:style style:family="graphic" style:name="a1427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draw:fill="none" draw:stroke="solid" svg:stroke-width="0.00694in" svg:stroke-color="#c6bfaa" svg:stroke-opacity="100%" draw:stroke-linejoin="miter" svg:stroke-linecap="butt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2">
      <style:graphic-properties draw:fill="none" draw:stroke="solid" svg:stroke-width="0.00694in" svg:stroke-color="#c6bfaa" svg:stroke-opacity="100%" draw:stroke-linejoin="miter" svg:stroke-linecap="butt"/>
    </style:style>
    <style:style style:family="text" style:name="a5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 style:parent-style-name="Graphics">
      <style:graphic-properties draw:fill="none" fo:clip="rect(2.341in, 4.27835in, 2.95116in, 0in)" draw:stroke="none" style:mirror="horizontal"/>
    </style:style>
    <style:style style:family="text" style:name="a8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 style:parent-style-name="Graphics">
      <style:graphic-properties draw:fill="none" fo:clip="rect(2.341in, 2.89905in, 2.95116in, 0in)" draw:stroke="non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draw:fill="none" draw:stroke="solid" svg:stroke-width="0.00694in" svg:stroke-color="#e3b18d" svg:stroke-opacity="100%" draw:stroke-linejoin="miter" svg:stroke-linecap="butt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1">
      <style:drawing-page-properties draw:fill="solid" draw:fill-color="#fbf4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draw:fill="none" draw:stroke="solid" svg:stroke-width="0.00694in" svg:stroke-color="#e3b18d" svg:stroke-opacity="100%" draw:stroke-linejoin="miter" svg:stroke-linecap="butt"/>
    </style:style>
    <style:style style:family="paragraph" style:name="a10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left" draw:fill="solid" draw:fill-color="#fb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e3b18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 style:parent-style-name="Graphics">
      <style:graphic-properties draw:fill="none" draw:stroke="none"/>
    </style:style>
    <style:style style:family="paragraph" style:name="a1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draw:stroke="none"/>
    </style:style>
    <style:style style:family="graphic" style:name="a707" style:parent-style-name="Graphics">
      <style:graphic-properties draw:fill="none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7f6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35" style:parent-style-name="Graphics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1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fbf4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3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solid" draw:fill-color="#f7f6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 style:parent-style-name="Graphics">
      <style:graphic-properties draw:fill="none" fo:clip="rect(1.88205in, 0in, 2.10434in, 3.84892in)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none" draw:stroke="solid" svg:stroke-width="0.00347in" svg:stroke-color="#e3b18d" svg:stroke-opacity="100%" draw:stroke-linejoin="miter" svg:stroke-linecap="butt"/>
    </style:style>
    <style:style style:family="paragraph" style:name="a12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draw:fill="none" draw:stroke="solid" svg:stroke-width="0.00694in" svg:stroke-color="#e3b18d" svg:stroke-opacity="100%" draw:stroke-linejoin="miter" svg:stroke-linecap="butt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5">
      <style:drawing-page-properties draw:fill="solid" draw:fill-color="#f7f6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 style:parent-style-name="Graphics">
      <style:graphic-properties draw:fill="none" draw:stroke="none"/>
    </style:style>
    <style:style style:family="paragraph" style:name="a9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7f6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7f6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fo:clip="rect(1.71216in, 0in, -0.00007in, 1.0713in)" draw:stroke="none"/>
    </style:style>
    <style:style style:family="text" style:name="a6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none" draw:stroke="solid" svg:stroke-width="0.00694in" svg:stroke-color="#e3b18d" svg:stroke-opacity="100%" draw:stroke-linejoin="miter" svg:stroke-linecap="butt"/>
    </style:style>
    <style:style style:family="graphic" style:name="a206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none" draw:stroke="solid" svg:stroke-width="0.00694in" svg:stroke-color="#e3b18d" svg:stroke-opacity="100%" draw:stroke-linejoin="miter" svg:stroke-linecap="butt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a-sola-línea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Marcador de pie de página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ción para inversores</text:span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Nº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Marcador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Marcador de fech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26/07/2021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Marcador de imagen de diapositiva 3">
          <svg:title/>
          <svg:desc/>
        </draw:page-thumbnail>
        <draw:frame draw:id="id8" presentation:style-name="a53" draw:name="Marcador de nota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Haga clic para modificar los estilos de texto del patró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gundo ni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Marcador de pie de página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Marcador de número de diapositiva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Nº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2">
      <draw:frame draw:id="id11" presentation:style-name="a65" draw:name="Título 1" svg:x="7.01667in" svg:y="4.85in" svg:width="5.40439in" svg:height="1.22726in" presentation:class="title" presentation:placeholder="false">
        <draw:text-box>
          <text:p text:style-name="a64" text:class-names="" text:cond-style-name=""><text:span text:style-name="a63" text:class-names="">HAGA CLIC PARA EDITAR EL ESTILO DEL TÍTULO DEL PATRÓN</text:span></text:p>
        </draw:text-box>
        <svg:title/>
        <svg:desc/>
      </draw:frame>
      <draw:frame draw:id="id12" presentation:style-name="a68" draw:name="Subtítulo 2" svg:x="7.01667in" svg:y="6.1099in" svg:width="5.40439in" svg:height="0.43379in" presentation:class="subtitle" presentation:placeholder="false">
        <draw:text-box>
          <text:p text:style-name="a67" text:class-names="" text:cond-style-name=""><text:span text:style-name="a66" text:class-names="">Haga clic para editar el estilo de subtítulo del patrón</text:span></text:p>
        </draw:text-box>
        <svg:title/>
        <svg:desc/>
      </draw:frame>
      <draw:frame draw:id="id13" draw:style-name="a69" draw:name="Gráfico 7" svg:x="0in" svg:y="0in" svg:width="10.37654in" svg:height="5.52747in" style:rel-width="scale" style:rel-height="scale">
        <draw:image xlink:href="media/image1.svg" xlink:type="simple" xlink:show="embed" xlink:actuate="onLoad"/>
        <svg:title/>
        <svg:desc/>
      </draw:frame>
      <presentation:notes style:page-layout-name="pageLayout2" draw:style-name="a101">
        <draw:frame draw:id="id5" presentation:style-name="a72" draw:name="Marcador de encabezado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Marcador de fecha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26/07/2021</text:date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Marcador de imagen de diapositiva 3">
          <svg:title/>
          <svg:desc/>
        </draw:page-thumbnail>
        <draw:frame draw:id="id8" presentation:style-name="a93" draw:name="Marcador de notas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Haga clic para modificar los estilos de texto del patrón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gundo ni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" draw:name="Marcador de pie de página 5" svg:x="0in" svg:y="9.49826in" svg:width="3.25in" svg:height="0.50174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0" presentation:style-name="a100" draw:name="Marcador de número de diapositiva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Nº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2-obj-Programa" style:page-layout-name="pageLayout1" draw:style-name="a102">
      <draw:frame draw:id="id14" draw:style-name="a103" draw:name="Gráfico 7" svg:x="6.00264in" svg:y="0in" svg:width="7.33069in" svg:height="7.5in" style:rel-width="scale" style:rel-height="scale">
        <draw:image xlink:href="media/image2.svg" xlink:type="simple" xlink:show="embed" xlink:actuate="onLoad"/>
        <svg:title/>
        <svg:desc/>
      </draw:frame>
      <draw:frame draw:id="id15" presentation:style-name="a106" draw:name="Título 1" svg:x="1.45833in" svg:y="1.11597in" svg:width="3.46875in" svg:height="1.44965in" presentation:class="title" presentation:placeholder="false">
        <draw:text-box>
          <text:p text:style-name="a105" text:class-names="" text:cond-style-name=""><text:span text:style-name="a104" text:class-names="">HAGA CLIC PARA EDITAR EL ESTILO DEL TÍTULO DEL PATRÓN</text:span></text:p>
        </draw:text-box>
        <svg:title/>
        <svg:desc/>
      </draw:frame>
      <draw:frame draw:id="id16" presentation:style-name="a122" draw:name="Marcador de contenido 2" svg:x="1.45833in" svg:y="3.19792in" svg:width="3.46875in" svg:height="2.75521in" presentation:class="object" presentation:placeholder="false">
        <draw:text-box>
          <text:p text:style-name="a108" text:class-names="" text:cond-style-name=""><text:span text:style-name="a107" text:class-names="">Haga clic para modificar los estilos de texto del patrón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gundo ni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Quinto ni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5" draw:name="Marcador de fecha 3" svg:x="1.45833in" svg:y="6.95139in" svg:width="1.07738in" svg:height="0.39931in" presentation:class="date-time" presentation:placeholder="false">
        <draw:text-box>
          <text:p text:style-name="a124" text:class-names="" text:cond-style-name=""><text:span text:style-name="a123" text:class-names="">20XX</text:span></text:p>
        </draw:text-box>
        <svg:title/>
        <svg:desc/>
      </draw:frame>
      <draw:frame draw:id="id18" presentation:style-name="a128" draw:name="Marcador de pie de página 4" svg:x="2.91982in" svg:y="6.95139in" svg:width="2.71527in" svg:height="0.39931in" presentation:class="footer" presentation:placeholder="false">
        <draw:text-box>
          <text:p text:style-name="a127" text:class-names="" text:cond-style-name=""><text:span text:style-name="a126" text:class-names="">Presentación para inversores</text:span></text:p>
        </draw:text-box>
        <svg:title/>
        <svg:desc/>
      </draw:frame>
      <draw:frame draw:id="id19" presentation:style-name="a132" draw:name="Marcador de número de diapositiva 5" svg:x="6.05458in" svg:y="6.95139in" svg:width="1.08in" svg:height="0.39931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Nº›</text:page-number></text:span><text:span text:style-name="a130" text:class-names=""/></text:p>
        </draw:text-box>
        <svg:title/>
        <svg:desc/>
      </draw:frame>
      <presentation:notes style:page-layout-name="pageLayout2" draw:style-name="a164">
        <draw:frame draw:id="id5" presentation:style-name="a135" draw:name="Marcador de encabezado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6" presentation:style-name="a140" draw:name="Marcador de fecha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6" text:class-names=""><text:date text:fixed="false" style:data-style-name="a137">26/07/2021</text:date></text:span><text:span text:style-name="a1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Marcador de imagen de diapositiva 3">
          <svg:title/>
          <svg:desc/>
        </draw:page-thumbnail>
        <draw:frame draw:id="id8" presentation:style-name="a156" draw:name="Marcador de notas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Haga clic para modificar los estilos de texto del patrón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gundo nivel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Marcador de pie de página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3" draw:name="Marcador de número de diapositiva 6" svg:x="4.24826in" svg:y="9.49826in" svg:width="3.25in" svg:height="0.50174in" presentation:class="page-number" presentation:placeholder="false">
          <draw:text-box>
            <text:p text:style-name="a162" text:class-names="" text:cond-style-name=""><text:span text:style-name="a160" text:class-names=""><text:page-number style:num-format="1" text:fixed="false">‹Nº›</text:page-number></text:span><text:span text:style-name="a161" text:class-names=""/></text:p>
          </draw:text-box>
          <svg:title/>
          <svg:desc/>
        </draw:frame>
      </presentation:notes>
    </style:master-page>
    <style:master-page style:name="Master1-Layout3-cust-Escala-de-tiempo" style:page-layout-name="pageLayout1" draw:style-name="a165">
      <draw:custom-shape svg:x="2.31177in" svg:y="0in" svg:width="11.02156in" svg:height="7.5in" draw:id="id20" draw:style-name="a168" draw:name="Gráfico 10">
        <svg:title/>
        <svg:desc/>
        <text:p text:style-name="a167" text:class-names="" text:cond-style-name=""><text:span text:style-name="a166" text:class-names=""/></text:p>
        <draw:enhanced-geometry xmlns:dr3d="urn:oasis:names:tc:opendocument:xmlns:dr3d:1.0" draw:type="non-primitive" svg:viewBox="0 0 10078116 6858000" draw:enhanced-path="M 3793236 6858000 L 0 0 10078116 0 10078116 6858000 Z N" draw:text-areas="?f18 ?f20 ?f19 ?f21" draw:glue-points="?f13 ?f14 ?f15 ?f16 ?f17 ?f16 ?f17 ?f14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 / 10078116"/>
          <draw:equation draw:name="f9" draw:formula="6858000 * ?f4 / 6858000"/>
          <draw:equation draw:name="f10" draw:formula="0 * ?f5 / 10078116"/>
          <draw:equation draw:name="f11" draw:formula="0 * ?f4 / 6858000"/>
          <draw:equation draw:name="f12" draw:formula="10078116 * ?f5 / 10078116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21" presentation:style-name="a171" draw:name="Título 1" svg:x="0.91667in" svg:y="6.02517in" svg:width="4.46428in" svg:height="0.64063in" presentation:class="title" presentation:placeholder="false">
        <draw:text-box>
          <text:p text:style-name="a170" text:class-names="" text:cond-style-name=""><text:span text:style-name="a169" text:class-names="">HAGA CLIC PARA EDITAR EL TÍTULO</text:span></text:p>
        </draw:text-box>
        <svg:title/>
        <svg:desc/>
      </draw:frame>
      <draw:frame draw:id="id22" presentation:style-name="a175" draw:name="Marcador de texto 15" svg:x="0.1622in" svg:y="1.61979in" svg:width="2.34226in" svg:height="0.5625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L TEXTO MAESTRO</text:span></text:p>
            </text:list-item>
          </text:list>
        </draw:text-box>
        <svg:title/>
        <svg:desc/>
      </draw:frame>
      <draw:frame draw:id="id23" presentation:style-name="a179" draw:name="Marcador de texto 15" svg:x="0.78125in" svg:y="2.79688in" svg:width="2.34226in" svg:height="0.5625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L TEXTO MAESTRO</text:span></text:p>
            </text:list-item>
          </text:list>
        </draw:text-box>
        <svg:title/>
        <svg:desc/>
      </draw:frame>
      <draw:frame draw:id="id24" presentation:style-name="a183" draw:name="Marcador de texto 15" svg:x="1.44444in" svg:y="3.97396in" svg:width="2.34226in" svg:height="0.5625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HAGA CLIC PARA MODIFICAR LOS ESTILOS DEL TEXTO MAESTRO</text:span></text:p>
            </text:list-item>
          </text:list>
        </draw:text-box>
        <svg:title/>
        <svg:desc/>
      </draw:frame>
      <draw:frame draw:id="id25" presentation:style-name="a187" draw:name="Marcador de texto 15" svg:x="2.08333in" svg:y="5.15104in" svg:width="2.34226in" svg:height="0.5625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HAGA CLIC PARA MODIFICAR LOS ESTILOS DEL TEXTO MAESTRO</text:span></text:p>
            </text:list-item>
          </text:list>
        </draw:text-box>
        <svg:title/>
        <svg:desc/>
      </draw:frame>
      <draw:frame draw:id="id26" presentation:style-name="a191" draw:name="Marcador de texto 15" svg:x="4.81358in" svg:y="1.74374in" svg:width="6.05763in" svg:height="1.10547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Haga clic para modificar los estilos del texto maestro</text:span></text:p>
            </text:list-item>
          </text:list>
        </draw:text-box>
        <svg:title/>
        <svg:desc/>
      </draw:frame>
      <draw:frame draw:id="id27" presentation:style-name="a195" draw:name="Marcador de texto 15" svg:x="5.45279in" svg:y="2.93369in" svg:width="6.05763in" svg:height="1.10547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Haga clic para modificar los estilos del texto maestro</text:span></text:p>
            </text:list-item>
          </text:list>
        </draw:text-box>
        <svg:title/>
        <svg:desc/>
      </draw:frame>
      <draw:frame draw:id="id28" presentation:style-name="a199" draw:name="Marcador de texto 15" svg:x="6.09901in" svg:y="4.10695in" svg:width="6.05763in" svg:height="1.10547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Haga clic para modificar los estilos del texto maestro</text:span></text:p>
            </text:list-item>
          </text:list>
        </draw:text-box>
        <svg:title/>
        <svg:desc/>
      </draw:frame>
      <draw:frame draw:id="id29" presentation:style-name="a203" draw:name="Marcador de texto 15" svg:x="6.75337in" svg:y="5.27606in" svg:width="6.05763in" svg:height="1.10547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l texto maestro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204" draw:name="Conector recto 2">
        <svg:title/>
        <svg:desc/>
      </draw:connector>
      <draw:connector draw:type="line" svg:x1="4.1119in" svg:y1="4.31808in" svg:x2="5.76676in" svg:y2="4.31808in" draw:id="id31" draw:style-name="a205" draw:name="Conector recto 3">
        <svg:title/>
        <svg:desc/>
      </draw:connector>
      <draw:connector draw:type="line" svg:x1="3.47053in" svg:y1="3.14161in" svg:x2="5.1254in" svg:y2="3.14161in" draw:id="id32" draw:style-name="a206" draw:name="Conector recto 7">
        <svg:title/>
        <svg:desc/>
      </draw:connector>
      <draw:connector draw:type="line" svg:x1="2.82837in" svg:y1="1.96422in" svg:x2="4.48324in" svg:y2="1.96422in" draw:id="id33" draw:style-name="a207" draw:name="Conector recto 8">
        <svg:title/>
        <svg:desc/>
      </draw:connector>
      <draw:frame draw:id="id34" presentation:style-name="a210" draw:name="Marcador de fecha 4" svg:x="0.91667in" svg:y="6.95139in" svg:width="3in" svg:height="0.39931in" presentation:class="date-time" presentation:placeholder="false">
        <draw:text-box>
          <text:p text:style-name="a209" text:class-names="" text:cond-style-name=""><text:span text:style-name="a208" text:class-names="">20XX</text:span></text:p>
        </draw:text-box>
        <svg:title/>
        <svg:desc/>
      </draw:frame>
      <draw:frame draw:id="id35" presentation:style-name="a213" draw:name="Marcador de pie de página 5" svg:x="6.73209in" svg:y="6.95139in" svg:width="1.97803in" svg:height="0.39931in" presentation:class="footer" presentation:placeholder="false">
        <draw:text-box>
          <text:p text:style-name="a212" text:class-names="" text:cond-style-name=""><text:span text:style-name="a211" text:class-names="">Presentación para inversores</text:span></text:p>
        </draw:text-box>
        <svg:title/>
        <svg:desc/>
      </draw:frame>
      <draw:frame draw:id="id36" presentation:style-name="a217" draw:name="Marcador de número de diapositiva 6" svg:x="11.82292in" svg:y="6.95139in" svg:width="0.59375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º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5" presentation:style-name="a220" draw:name="Marcador de encabezado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6" presentation:style-name="a225" draw:name="Marcador de fecha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26/07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6" draw:name="Marcador de imagen de diapositiva 3">
          <svg:title/>
          <svg:desc/>
        </draw:page-thumbnail>
        <draw:frame draw:id="id8" presentation:style-name="a241" draw:name="Marcador de nota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Haga clic para modificar los estilos de texto del patrón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gundo nivel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4" draw:name="Marcador de pie de página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0" presentation:style-name="a248" draw:name="Marcador de número de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º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cust-Columna-de-contenido-3" style:page-layout-name="pageLayout1" draw:style-name="a250">
      <draw:frame draw:id="id37" presentation:style-name="a253" draw:name="Título 1" svg:x="2.06163in" svg:y="0.9757in" svg:width="9.21007in" svg:height="1.44965in" presentation:class="title" presentation:placeholder="false">
        <draw:text-box>
          <text:p text:style-name="a252" text:class-names="" text:cond-style-name=""><text:span text:style-name="a251" text:class-names="">HAGA CLIC PARA MODIFICAR EL ESTILO DEL TÍTULO MAESTRO</text:span></text:p>
        </draw:text-box>
        <svg:title/>
        <svg:desc/>
      </draw:frame>
      <draw:frame draw:id="id38" presentation:style-name="a257" draw:name="Marcador de texto 15" svg:x="1.625in" svg:y="2.80307in" svg:width="4.40939in" svg:height="0.39931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HAGA CLIC PARA AGREGAR UN SUBTÍTULO</text:span></text:p>
            </text:list-item>
          </text:list>
        </draw:text-box>
        <svg:title/>
        <svg:desc/>
      </draw:frame>
      <draw:frame draw:id="id39" presentation:style-name="a261" draw:name="Marcador de texto 18" svg:x="1.62474in" svg:y="3.35777in" svg:width="4.40839in" svg:height="1.1562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Haga clic para agregar texto</text:span></text:p>
            </text:list-item>
          </text:list>
        </draw:text-box>
        <svg:title/>
        <svg:desc/>
      </draw:frame>
      <draw:frame draw:id="id40" presentation:style-name="a265" draw:name="Marcador de texto 15" svg:x="7.29769in" svg:y="2.80307in" svg:width="4.40939in" svg:height="0.39931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HAGA CLIC PARA AGREGAR UN SUBTÍTULO</text:span></text:p>
            </text:list-item>
          </text:list>
        </draw:text-box>
        <svg:title/>
        <svg:desc/>
      </draw:frame>
      <draw:frame draw:id="id41" presentation:style-name="a269" draw:name="Marcador de texto 18" svg:x="7.29784in" svg:y="3.35777in" svg:width="4.40839in" svg:height="1.15629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Haga clic para agregar texto</text:span></text:p>
            </text:list-item>
          </text:list>
        </draw:text-box>
        <svg:title/>
        <svg:desc/>
      </draw:frame>
      <draw:frame draw:id="id42" presentation:style-name="a273" draw:name="Marcador de texto 15" svg:x="1.625in" svg:y="4.72379in" svg:width="4.40939in" svg:height="0.3993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HAGA CLIC PARA AGREGAR UN SUBTÍTULO</text:span></text:p>
            </text:list-item>
          </text:list>
        </draw:text-box>
        <svg:title/>
        <svg:desc/>
      </draw:frame>
      <draw:frame draw:id="id43" presentation:style-name="a277" draw:name="Marcador de texto 18" svg:x="1.62556in" svg:y="5.2785in" svg:width="4.40839in" svg:height="1.1562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Haga clic para agregar texto</text:span></text:p>
            </text:list-item>
          </text:list>
        </draw:text-box>
        <svg:title/>
        <svg:desc/>
      </draw:frame>
      <draw:frame draw:id="id44" presentation:style-name="a281" draw:name="Marcador de texto 15" svg:x="7.29728in" svg:y="4.72379in" svg:width="4.40939in" svg:height="0.3993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HAGA CLIC PARA AGREGAR UN SUBTÍTULO</text:span></text:p>
            </text:list-item>
          </text:list>
        </draw:text-box>
        <svg:title/>
        <svg:desc/>
      </draw:frame>
      <draw:frame draw:id="id45" presentation:style-name="a285" draw:name="Marcador de texto 18" svg:x="7.29784in" svg:y="5.2785in" svg:width="4.40839in" svg:height="1.15629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Haga clic para agregar texto</text:span></text:p>
            </text:list-item>
          </text:list>
        </draw:text-box>
        <svg:title/>
        <svg:desc/>
      </draw:frame>
      <draw:frame draw:id="id46" presentation:style-name="a288" draw:name="Marcador de fecha 2" svg:x="0.91667in" svg:y="6.95139in" svg:width="3in" svg:height="0.39931in" presentation:class="date-time" presentation:placeholder="false">
        <draw:text-box>
          <text:p text:style-name="a287" text:class-names="" text:cond-style-name=""><text:span text:style-name="a286" text:class-names="">20XX</text:span></text:p>
        </draw:text-box>
        <svg:title/>
        <svg:desc/>
      </draw:frame>
      <draw:frame draw:id="id47" presentation:style-name="a291" draw:name="Marcador de pie de página 3" svg:x="4.41667in" svg:y="6.95139in" svg:width="4.5in" svg:height="0.39931in" presentation:class="footer" presentation:placeholder="false">
        <draw:text-box>
          <text:p text:style-name="a290" text:class-names="" text:cond-style-name=""><text:span text:style-name="a289" text:class-names="">Presentación para inversores</text:span></text:p>
        </draw:text-box>
        <svg:title/>
        <svg:desc/>
      </draw:frame>
      <draw:frame draw:id="id48" presentation:style-name="a295" draw:name="Marcador de número de diapositiva 4" svg:x="9.41667in" svg:y="6.95139in" svg:width="3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Nº›</text:page-number></text:span><text:span text:style-name="a293" text:class-names=""/></text:p>
        </draw:text-box>
        <svg:title/>
        <svg:desc/>
      </draw:frame>
      <draw:connector draw:type="line" svg:x1="9.50174in" svg:y1="0in" svg:x2="13.33333in" svg:y2="2.57323in" draw:id="id49" draw:style-name="a296" draw:name="Conector recto 1">
        <svg:title/>
        <svg:desc/>
      </draw:connector>
      <draw:connector draw:type="line" svg:x1="10.63095in" svg:y1="0in" svg:x2="13.33333in" svg:y2="2.9517in" draw:id="id50" draw:style-name="a297" draw:name="Conector recto 5">
        <svg:title/>
        <svg:desc/>
      </draw:connector>
      <draw:frame draw:id="id51" draw:style-name="a298" draw:name="Gráfico 6" svg:x="0in" svg:y="0.51832in" svg:width="2.25in" svg:height="1.80208in" style:rel-width="scale" style:rel-height="scale">
        <draw:image xlink:href="media/image3.svg" xlink:type="simple" xlink:show="embed" xlink:actuate="onLoad"/>
        <svg:title/>
        <svg:desc/>
      </draw:frame>
      <draw:frame draw:id="id52" draw:style-name="a299" draw:name="Gráfico 7" svg:x="12.08333in" svg:y="5.66589in" svg:width="1.25in" svg:height="1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331">
        <draw:frame draw:id="id5" presentation:style-name="a302" draw:name="Marcador de encabezado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6" presentation:style-name="a307" draw:name="Marcador de fecha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3" text:class-names=""><text:date text:fixed="false" style:data-style-name="a304">26/07/2021</text:date></text:span><text:span text:style-name="a3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8" draw:name="Marcador de imagen de diapositiva 3">
          <svg:title/>
          <svg:desc/>
        </draw:page-thumbnail>
        <draw:frame draw:id="id8" presentation:style-name="a323" draw:name="Marcador de notas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Haga clic para modificar los estilos de texto del patrón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gundo ni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6" draw:name="Marcador de pie de página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30" draw:name="Marcador de número de diapositiva 6" svg:x="4.24826in" svg:y="9.49826in" svg:width="3.25in" svg:height="0.50174in" presentation:class="page-number" presentation:placeholder="false">
          <draw:text-box>
            <text:p text:style-name="a329" text:class-names="" text:cond-style-name=""><text:span text:style-name="a327" text:class-names=""><text:page-number style:num-format="1" text:fixed="false">‹Nº›</text:page-number></text:span><text:span text:style-name="a328" text:class-names=""/></text:p>
          </draw:text-box>
          <svg:title/>
          <svg:desc/>
        </draw:frame>
      </presentation:notes>
    </style:master-page>
    <style:master-page style:name="Master1-Layout5-cust-Columna-de-contenido-2" style:page-layout-name="pageLayout1" draw:style-name="a332">
      <draw:frame draw:id="id53" presentation:style-name="a335" draw:name="Título 1" svg:x="1.65in" svg:y="4.5455in" svg:width="3.43333in" svg:height="1.44965in" presentation:class="title" presentation:placeholder="false">
        <draw:text-box>
          <text:p text:style-name="a334" text:class-names="" text:cond-style-name=""><text:span text:style-name="a333" text:class-names="">HAGA CLIC PARA MODIFICAR EL ESTILO DEL TÍTULO MAESTRO</text:span></text:p>
        </draw:text-box>
        <svg:title/>
        <svg:desc/>
      </draw:frame>
      <draw:frame draw:id="id54" presentation:style-name="a339" draw:name="Marcador de texto 15" svg:x="6.47666in" svg:y="1.67392in" svg:width="5.94182in" svg:height="0.39931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HAGA CLIC PARA AGREGAR UN SUBTÍTULO</text:span></text:p>
            </text:list-item>
          </text:list>
        </draw:text-box>
        <svg:title/>
        <svg:desc/>
      </draw:frame>
      <draw:frame draw:id="id55" presentation:style-name="a343" draw:name="Marcador de texto 18" svg:x="6.47619in" svg:y="2.03419in" svg:width="5.94048in" svg:height="0.61018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Haga clic para agregar texto</text:span></text:p>
            </text:list-item>
          </text:list>
        </draw:text-box>
        <svg:title/>
        <svg:desc/>
      </draw:frame>
      <draw:frame draw:id="id56" presentation:style-name="a347" draw:name="Marcador de texto 15" svg:x="6.47666in" svg:y="2.87667in" svg:width="5.94182in" svg:height="0.3993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HAGA CLIC PARA AGREGAR UN SUBTÍTULO</text:span></text:p>
            </text:list-item>
          </text:list>
        </draw:text-box>
        <svg:title/>
        <svg:desc/>
      </draw:frame>
      <draw:frame draw:id="id57" presentation:style-name="a351" draw:name="Marcador de texto 18" svg:x="6.47619in" svg:y="3.23694in" svg:width="5.94048in" svg:height="0.61018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Haga clic para agregar texto</text:span></text:p>
            </text:list-item>
          </text:list>
        </draw:text-box>
        <svg:title/>
        <svg:desc/>
      </draw:frame>
      <draw:frame draw:id="id58" presentation:style-name="a355" draw:name="Marcador de texto 15" svg:x="6.47666in" svg:y="4.07943in" svg:width="5.94182in" svg:height="0.3993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AGREGAR UN SUBTÍTULO</text:span></text:p>
            </text:list-item>
          </text:list>
        </draw:text-box>
        <svg:title/>
        <svg:desc/>
      </draw:frame>
      <draw:frame draw:id="id59" presentation:style-name="a359" draw:name="Marcador de texto 18" svg:x="6.47619in" svg:y="4.43969in" svg:width="5.94048in" svg:height="0.61018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agregar texto</text:span></text:p>
            </text:list-item>
          </text:list>
        </draw:text-box>
        <svg:title/>
        <svg:desc/>
      </draw:frame>
      <draw:frame draw:id="id60" presentation:style-name="a363" draw:name="Marcador de texto 15" svg:x="6.47431in" svg:y="5.28218in" svg:width="5.94182in" svg:height="0.39931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HAGA CLIC PARA AGREGAR UN SUBTÍTULO</text:span></text:p>
            </text:list-item>
          </text:list>
        </draw:text-box>
        <svg:title/>
        <svg:desc/>
      </draw:frame>
      <draw:frame draw:id="id61" presentation:style-name="a367" draw:name="Marcador de texto 18" svg:x="6.47384in" svg:y="5.64244in" svg:width="5.94048in" svg:height="0.610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Haga clic para agregar texto</text:span></text:p>
            </text:list-item>
          </text:list>
        </draw:text-box>
        <svg:title/>
        <svg:desc/>
      </draw:frame>
      <draw:frame draw:id="id62" presentation:style-name="a370" draw:name="Marcador de fecha 2" svg:x="6.47384in" svg:y="6.95139in" svg:width="1.03622in" svg:height="0.39931in" presentation:class="date-time" presentation:placeholder="false">
        <draw:text-box>
          <text:p text:style-name="a369" text:class-names="" text:cond-style-name=""><text:span text:style-name="a368" text:class-names="">20XX</text:span></text:p>
        </draw:text-box>
        <svg:title/>
        <svg:desc/>
      </draw:frame>
      <draw:frame draw:id="id63" presentation:style-name="a373" draw:name="Marcador de pie de página 3" svg:x="7.83241in" svg:y="6.95139in" svg:width="3.54762in" svg:height="0.39931in" presentation:class="footer" presentation:placeholder="false">
        <draw:text-box>
          <text:p text:style-name="a372" text:class-names="" text:cond-style-name=""><text:span text:style-name="a371" text:class-names="">Presentación para inversores</text:span></text:p>
        </draw:text-box>
        <svg:title/>
        <svg:desc/>
      </draw:frame>
      <draw:frame draw:id="id64" presentation:style-name="a377" draw:name="Marcador de número de diapositiva 4" svg:x="11.70238in" svg:y="6.95139in" svg:width="0.71429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Nº›</text:page-number></text:span><text:span text:style-name="a375" text:class-names=""/></text:p>
        </draw:text-box>
        <svg:title/>
        <svg:desc/>
      </draw:frame>
      <draw:frame draw:id="id65" draw:style-name="a378" draw:name="Gráfico 1" svg:x="-0.00514in" svg:y="-0in" svg:width="5.35513in" svg:height="4.79653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410">
        <draw:frame draw:id="id5" presentation:style-name="a381" draw:name="Marcador de encabezado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6" presentation:style-name="a386" draw:name="Marcador de fecha 2" svg:x="4.24826in" svg:y="0in" svg:width="3.25in" svg:height="0.50174in" presentation:class="date-time" presentation:placeholder="false">
          <draw:text-box>
            <text:p text:style-name="a385" text:class-names="" text:cond-style-name=""><text:span text:style-name="a382" text:class-names=""><text:date text:fixed="false" style:data-style-name="a383">26/07/2021</text:date></text:span><text:span text:style-name="a3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7" draw:name="Marcador de imagen de diapositiva 3">
          <svg:title/>
          <svg:desc/>
        </draw:page-thumbnail>
        <draw:frame draw:id="id8" presentation:style-name="a402" draw:name="Marcador de notas 4" svg:x="0.75in" svg:y="4.8125in" svg:width="6in" svg:height="3.9375in" presentation:class="notes" presentation:placeholder="false">
          <draw:text-box>
            <text:p text:style-name="a389" text:class-names="" text:cond-style-name=""><text:span text:style-name="a388" text:class-names="">Haga clic para modificar los estilos de texto del patrón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Segundo nivel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5" draw:name="Marcador de pie de página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9" draw:name="Marcador de número de diapositiva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>‹Nº›</text:page-number></text:span><text:span text:style-name="a407" text:class-names=""/></text:p>
          </draw:text-box>
          <svg:title/>
          <svg:desc/>
        </draw:frame>
      </presentation:notes>
    </style:master-page>
    <style:master-page style:name="Master1-Layout6-secHead-Introducción" style:page-layout-name="pageLayout1" draw:style-name="a411">
      <draw:frame draw:id="id66" presentation:style-name="a414" draw:name="Título 1" svg:x="1.48958in" svg:y="1.82813in" svg:width="5.59028in" svg:height="1.31771in" presentation:class="title" presentation:placeholder="false">
        <draw:text-box>
          <text:p text:style-name="a413" text:class-names="" text:cond-style-name=""><text:span text:style-name="a412" text:class-names="">HAGA CLIC PARA EDITAR EL ESTILO DEL TÍTULO DEL PATRÓN</text:span></text:p>
        </draw:text-box>
        <svg:title/>
        <svg:desc/>
      </draw:frame>
      <draw:frame draw:id="id67" presentation:style-name="a418" draw:name="Marcador de texto 2" svg:x="1.48958in" svg:y="4.00347in" svg:width="5.59028in" svg:height="1.6684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Haga clic para modificar los estilos de texto del patrón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8" draw:style-name="a419" draw:name="Conector recto 13">
        <svg:title/>
        <svg:desc/>
      </draw:connector>
      <draw:connector draw:type="line" svg:x1="11.75in" svg:y1="-0.02778in" svg:x2="7.60417in" svg:y2="7.52083in" draw:id="id69" draw:style-name="a420" draw:name="Conector recto 22">
        <svg:title/>
        <svg:desc/>
      </draw:connector>
      <draw:frame draw:id="id70" presentation:style-name="a423" draw:name="Marcador de fecha 6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1" text:class-names="">20XX</text:span></text:p>
        </draw:text-box>
        <svg:title/>
        <svg:desc/>
      </draw:frame>
      <draw:frame draw:id="id71" presentation:style-name="a426" draw:name="Marcador de pie de página 7" svg:x="5.71354in" svg:y="6.95139in" svg:width="1.90625in" svg:height="0.39931in" presentation:class="footer" presentation:placeholder="false">
        <draw:text-box>
          <text:p text:style-name="a425" text:class-names="" text:cond-style-name=""><text:span text:style-name="a424" text:class-names="">Presentación para inversores</text:span></text:p>
        </draw:text-box>
        <svg:title/>
        <svg:desc/>
      </draw:frame>
      <draw:frame draw:id="id72" presentation:style-name="a430" draw:name="Marcador de número de diapositiva 8" svg:x="9.41667in" svg:y="6.95139in" svg:width="3in" svg:height="0.39931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Nº›</text:page-number></text:span><text:span text:style-name="a428" text:class-names=""/></text:p>
        </draw:text-box>
        <svg:title/>
        <svg:desc/>
      </draw:frame>
      <presentation:notes style:page-layout-name="pageLayout2" draw:style-name="a462">
        <draw:frame draw:id="id5" presentation:style-name="a433" draw:name="Marcador de encabezado 1" svg:x="0in" svg:y="0in" svg:width="3.25in" svg:height="0.50174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6" presentation:style-name="a438" draw:name="Marcador de fecha 2" svg:x="4.24826in" svg:y="0in" svg:width="3.25in" svg:height="0.50174in" presentation:class="date-time" presentation:placeholder="false">
          <draw:text-box>
            <text:p text:style-name="a437" text:class-names="" text:cond-style-name=""><text:span text:style-name="a434" text:class-names=""><text:date text:fixed="false" style:data-style-name="a435">26/07/2021</text:date></text:span><text:span text:style-name="a4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9" draw:name="Marcador de imagen de diapositiva 3">
          <svg:title/>
          <svg:desc/>
        </draw:page-thumbnail>
        <draw:frame draw:id="id8" presentation:style-name="a454" draw:name="Marcador de notas 4" svg:x="0.75in" svg:y="4.8125in" svg:width="6in" svg:height="3.9375in" presentation:class="notes" presentation:placeholder="false">
          <draw:text-box>
            <text:p text:style-name="a441" text:class-names="" text:cond-style-name=""><text:span text:style-name="a440" text:class-names="">Haga clic para modificar los estilos de texto del patrón</text:span></text:p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Segundo nivel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p text:style-name="a449" text:class-names="" text:cond-style-name=""><text:span text:style-name="a44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list text:style-name="a453">
                              <text:list-item>
                                <text:p text:style-name="a452" text:class-names="" text:cond-style-name=""><text:span text:style-name="a45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7" draw:name="Marcador de pie de página 5" svg:x="0in" svg:y="9.49826in" svg:width="3.25in" svg:height="0.50174in" presentation:class="foot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0" presentation:style-name="a461" draw:name="Marcador de número de diapositiva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8" text:class-names=""><text:page-number style:num-format="1" text:fixed="false">‹Nº›</text:page-number></text:span><text:span text:style-name="a459" text:class-names=""/></text:p>
          </draw:text-box>
          <svg:title/>
          <svg:desc/>
        </draw:frame>
      </presentation:notes>
    </style:master-page>
    <style:master-page style:name="Master1-Layout7-cust-Salto-de-sección" style:page-layout-name="pageLayout1" draw:style-name="a463">
      <draw:frame draw:id="id73" presentation:style-name="a466" draw:name="Título 1" svg:x="7.64583in" svg:y="2.81194in" svg:width="4.57083in" svg:height="1.87613in" presentation:class="title" presentation:placeholder="false">
        <draw:text-box>
          <text:p text:style-name="a465" text:class-names="" text:cond-style-name=""><text:span text:style-name="a464" text:class-names="">HAGA CLIC PARA MODIFICAR EL ESTILO DEL TÍTULO MAESTRO</text:span></text:p>
        </draw:text-box>
        <svg:title/>
        <svg:desc/>
      </draw:frame>
      <draw:frame draw:id="id74" draw:style-name="a467" draw:name="Gráfico 4" svg:x="0in" svg:y="0.90625in" svg:width="6.42708in" svg:height="5.6875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499">
        <draw:frame draw:id="id5" presentation:style-name="a470" draw:name="Marcador de encabezado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5" draw:name="Marcador de fecha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26/07/2021</text:date></text:span><text:span text:style-name="a4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6" draw:name="Marcador de imagen de diapositiva 3">
          <svg:title/>
          <svg:desc/>
        </draw:page-thumbnail>
        <draw:frame draw:id="id8" presentation:style-name="a491" draw:name="Marcador de notas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Haga clic para modificar los estilos de texto del patrón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gundo ni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Marcador de pie de página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Marcador de número de diapositiva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Nº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8-cust-Cita" style:page-layout-name="pageLayout1" draw:style-name="a500">
      <draw:frame draw:id="id75" draw:style-name="a501" draw:name="Gráfico 6" svg:x="0in" svg:y="0in" svg:width="6.10417in" svg:height="7.5in" style:rel-width="scale" style:rel-height="scale">
        <draw:image xlink:href="media/image7.svg" xlink:type="simple" xlink:show="embed" xlink:actuate="onLoad"/>
        <svg:title/>
        <svg:desc/>
      </draw:frame>
      <draw:frame draw:id="id76" presentation:style-name="a504" draw:name="Título 1" svg:x="6.47438in" svg:y="1.26069in" svg:width="5.94048in" svg:height="0.92553in" presentation:class="title" presentation:placeholder="false">
        <draw:text-box>
          <text:p text:style-name="a503" text:class-names="" text:cond-style-name=""><text:span text:style-name="a502" text:class-names="">HAGA CLIC PARA EDITAR EL ESTILO DEL TÍTULO DEL PATRÓN</text:span></text:p>
        </draw:text-box>
        <svg:title/>
        <svg:desc/>
      </draw:frame>
      <draw:connector draw:type="line" svg:x1="2.41667in" svg:y1="7.5in" svg:x2="5.08333in" svg:y2="0in" draw:id="id77" draw:style-name="a505" draw:name="Conector recto 8">
        <svg:title/>
        <svg:desc/>
      </draw:connector>
      <draw:frame draw:id="id78" presentation:style-name="a509" draw:name="Marcador de texto 15" svg:x="6.47666in" svg:y="2.70069in" svg:width="5.94182in" svg:height="0.39931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HAGA CLIC PARA AGREGAR UN SUBTÍTULO</text:span></text:p>
            </text:list-item>
          </text:list>
        </draw:text-box>
        <svg:title/>
        <svg:desc/>
      </draw:frame>
      <draw:frame draw:id="id79" presentation:style-name="a513" draw:name="Marcador de texto 18" svg:x="6.47619in" svg:y="3.06096in" svg:width="5.94048in" svg:height="0.6101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Haga clic para agregar texto</text:span></text:p>
            </text:list-item>
          </text:list>
        </draw:text-box>
        <svg:title/>
        <svg:desc/>
      </draw:frame>
      <draw:frame draw:id="id80" presentation:style-name="a517" draw:name="Marcador de texto 15" svg:x="6.47666in" svg:y="3.90345in" svg:width="5.94182in" svg:height="0.39931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HAGA CLIC PARA AGREGAR UN SUBTÍTULO</text:span></text:p>
            </text:list-item>
          </text:list>
        </draw:text-box>
        <svg:title/>
        <svg:desc/>
      </draw:frame>
      <draw:frame draw:id="id81" presentation:style-name="a521" draw:name="Marcador de texto 18" svg:x="6.47619in" svg:y="4.26371in" svg:width="5.94048in" svg:height="0.61018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Haga clic para agregar texto</text:span></text:p>
            </text:list-item>
          </text:list>
        </draw:text-box>
        <svg:title/>
        <svg:desc/>
      </draw:frame>
      <draw:frame draw:id="id82" presentation:style-name="a525" draw:name="Marcador de texto 15" svg:x="6.47666in" svg:y="5.1062in" svg:width="5.94182in" svg:height="0.39931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HAGA CLIC PARA AGREGAR UN SUBTÍTULO</text:span></text:p>
            </text:list-item>
          </text:list>
        </draw:text-box>
        <svg:title/>
        <svg:desc/>
      </draw:frame>
      <draw:frame draw:id="id83" presentation:style-name="a529" draw:name="Marcador de texto 18" svg:x="6.47619in" svg:y="5.46646in" svg:width="5.94048in" svg:height="0.61018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Haga clic para agregar texto</text:span></text:p>
            </text:list-item>
          </text:list>
        </draw:text-box>
        <svg:title/>
        <svg:desc/>
      </draw:frame>
      <draw:frame draw:id="id84" presentation:style-name="a532" draw:name="Marcador de fecha 2" svg:x="6.47384in" svg:y="6.95139in" svg:width="1.03622in" svg:height="0.39931in" presentation:class="date-time" presentation:placeholder="false">
        <draw:text-box>
          <text:p text:style-name="a531" text:class-names="" text:cond-style-name=""><text:span text:style-name="a530" text:class-names="">20XX</text:span></text:p>
        </draw:text-box>
        <svg:title/>
        <svg:desc/>
      </draw:frame>
      <draw:frame draw:id="id85" presentation:style-name="a535" draw:name="Marcador de pie de página 3" svg:x="7.83241in" svg:y="6.95139in" svg:width="3.54762in" svg:height="0.39931in" presentation:class="footer" presentation:placeholder="false">
        <draw:text-box>
          <text:p text:style-name="a534" text:class-names="" text:cond-style-name=""><text:span text:style-name="a533" text:class-names="">Presentación para inversores</text:span></text:p>
        </draw:text-box>
        <svg:title/>
        <svg:desc/>
      </draw:frame>
      <draw:frame draw:id="id86" presentation:style-name="a539" draw:name="Marcador de número de diapositiva 4" svg:x="11.70238in" svg:y="6.95139in" svg:width="0.71429in" svg:height="0.39931in" presentation:class="page-number" presentation:placeholder="false">
        <draw:text-box>
          <text:p text:style-name="a538" text:class-names="" text:cond-style-name=""><text:span text:style-name="a536" text:class-names=""><text:page-number style:num-format="1" text:fixed="false">‹Nº›</text:page-number></text:span><text:span text:style-name="a537" text:class-names=""/></text:p>
        </draw:text-box>
        <svg:title/>
        <svg:desc/>
      </draw:frame>
      <presentation:notes style:page-layout-name="pageLayout2" draw:style-name="a571">
        <draw:frame draw:id="id5" presentation:style-name="a542" draw:name="Marcador de encabezado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6" presentation:style-name="a547" draw:name="Marcador de fecha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3" text:class-names=""><text:date text:fixed="false" style:data-style-name="a544">26/07/2021</text:date></text:span><text:span text:style-name="a5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8" draw:name="Marcador de imagen de diapositiva 3">
          <svg:title/>
          <svg:desc/>
        </draw:page-thumbnail>
        <draw:frame draw:id="id8" presentation:style-name="a563" draw:name="Marcador de notas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Haga clic para modificar los estilos de texto del patrón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gundo nivel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6" draw:name="Marcador de pie de página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70" draw:name="Marcador de número de diapositiva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7" text:class-names=""><text:page-number style:num-format="1" text:fixed="false">‹Nº›</text:page-number></text:span><text:span text:style-name="a568" text:class-names=""/></text:p>
          </draw:text-box>
          <svg:title/>
          <svg:desc/>
        </draw:frame>
      </presentation:notes>
    </style:master-page>
    <style:master-page style:name="Master1-Layout9-cust-Contenido-tres" style:page-layout-name="pageLayout1" draw:style-name="a572">
      <draw:frame draw:id="id87" presentation:style-name="a575" draw:name="Título 1" svg:x="2.06163in" svg:y="0.9757in" svg:width="9.21007in" svg:height="1.44965in" presentation:class="title" presentation:placeholder="false">
        <draw:text-box>
          <text:p text:style-name="a574" text:class-names="" text:cond-style-name=""><text:span text:style-name="a573" text:class-names="">HAGA CLIC PARA EDITAR EL ESTILO DEL TÍTULO DEL PATRÓN</text:span></text:p>
        </draw:text-box>
        <svg:title/>
        <svg:desc/>
      </draw:frame>
      <draw:frame draw:id="id88" presentation:style-name="a579" draw:name="Marcador de texto 2" svg:x="1.35948in" svg:y="3.03689in" svg:width="3.15231in" svg:height="0.9010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HAGA CLIC PARA EDITAR EL TEXTO MAESTRO</text:span></text:p>
            </text:list-item>
          </text:list>
        </draw:text-box>
        <svg:title/>
        <svg:desc/>
      </draw:frame>
      <draw:frame draw:id="id89" presentation:style-name="a595" draw:name="Marcador de contenido 3" svg:x="1.35948in" svg:y="4.19358in" svg:width="3.15231in" svg:height="2.18489in" presentation:class="object" presentation:placeholder="false">
        <draw:text-box>
          <text:p text:style-name="a581" text:class-names="" text:cond-style-name=""><text:span text:style-name="a580" text:class-names="">Haga clic para modificar los estilos de texto del patrón</text:span></text:p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gundo ni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1" text:class-names="">Quinto nivel</text:span><text:span text:style-name="a5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99" draw:name="Marcador de texto 4" svg:x="5.08275in" svg:y="3.03689in" svg:width="3.16784in" svg:height="0.90104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HAGA CLIC PARA EDITAR EL TEXTO MAESTRO</text:span></text:p>
            </text:list-item>
          </text:list>
        </draw:text-box>
        <svg:title/>
        <svg:desc/>
      </draw:frame>
      <draw:frame draw:id="id91" presentation:style-name="a615" draw:name="Marcador de contenido 5" svg:x="5.08275in" svg:y="4.19358in" svg:width="3.16784in" svg:height="2.18489in" presentation:class="object" presentation:placeholder="false">
        <draw:text-box>
          <text:p text:style-name="a601" text:class-names="" text:cond-style-name=""><text:span text:style-name="a600" text:class-names="">Haga clic para modificar los estilos de texto del patrón</text:span></text:p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gundo ni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Quinto ni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619" draw:name="Marcador de texto 2" svg:x="8.82155in" svg:y="3.03689in" svg:width="3.15231in" svg:height="0.9010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HAGA CLIC PARA EDITAR EL TEXTO MAESTRO</text:span></text:p>
            </text:list-item>
          </text:list>
        </draw:text-box>
        <svg:title/>
        <svg:desc/>
      </draw:frame>
      <draw:frame draw:id="id93" presentation:style-name="a635" draw:name="Marcador de contenido 3" svg:x="8.82155in" svg:y="4.19358in" svg:width="3.15231in" svg:height="2.18489in" presentation:class="object" presentation:placeholder="false">
        <draw:text-box>
          <text:p text:style-name="a621" text:class-names="" text:cond-style-name=""><text:span text:style-name="a620" text:class-names="">Haga clic para modificar los estilos de texto del patrón</text:span></text:p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gundo ni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Quinto nivel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38" draw:name="Marcador de fecha 6" svg:x="0.91667in" svg:y="6.95139in" svg:width="3in" svg:height="0.39931in" presentation:class="date-time" presentation:placeholder="false">
        <draw:text-box>
          <text:p text:style-name="a637" text:class-names="" text:cond-style-name=""><text:span text:style-name="a636" text:class-names="">20XX</text:span></text:p>
        </draw:text-box>
        <svg:title/>
        <svg:desc/>
      </draw:frame>
      <draw:frame draw:id="id95" presentation:style-name="a641" draw:name="Marcador de pie de página 7" svg:x="4.41667in" svg:y="6.95139in" svg:width="4.5in" svg:height="0.39931in" presentation:class="footer" presentation:placeholder="false">
        <draw:text-box>
          <text:p text:style-name="a640" text:class-names="" text:cond-style-name=""><text:span text:style-name="a639" text:class-names="">Presentación para inversores</text:span></text:p>
        </draw:text-box>
        <svg:title/>
        <svg:desc/>
      </draw:frame>
      <draw:frame draw:id="id96" presentation:style-name="a645" draw:name="Marcador de número de diapositiva 8" svg:x="9.41667in" svg:y="6.95139in" svg:width="3in" svg:height="0.39931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>‹Nº›</text:page-number></text:span><text:span text:style-name="a643" text:class-names=""/></text:p>
        </draw:text-box>
        <svg:title/>
        <svg:desc/>
      </draw:frame>
      <draw:connector draw:type="line" svg:x1="1.35417in" svg:y1="0in" svg:x2="0in" svg:y2="3.39583in" draw:id="id97" draw:style-name="a646" draw:name="Conector recto 15">
        <svg:title/>
        <svg:desc/>
      </draw:connector>
      <draw:connector draw:type="line" svg:x1="2.44792in" svg:y1="0in" svg:x2="0in" svg:y2="2.70833in" draw:id="id98" draw:style-name="a647" draw:name="Conector recto 19">
        <svg:title/>
        <svg:desc/>
      </draw:connector>
      <presentation:notes style:page-layout-name="pageLayout2" draw:style-name="a679">
        <draw:frame draw:id="id5" presentation:style-name="a650" draw:name="Marcador de encabezado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6" presentation:style-name="a655" draw:name="Marcador de fecha 2" svg:x="4.24826in" svg:y="0in" svg:width="3.25in" svg:height="0.50174in" presentation:class="date-time" presentation:placeholder="false">
          <draw:text-box>
            <text:p text:style-name="a654" text:class-names="" text:cond-style-name=""><text:span text:style-name="a651" text:class-names=""><text:date text:fixed="false" style:data-style-name="a652">26/07/2021</text:date></text:span><text:span text:style-name="a65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6" draw:name="Marcador de imagen de diapositiva 3">
          <svg:title/>
          <svg:desc/>
        </draw:page-thumbnail>
        <draw:frame draw:id="id8" presentation:style-name="a671" draw:name="Marcador de notas 4" svg:x="0.75in" svg:y="4.8125in" svg:width="6in" svg:height="3.9375in" presentation:class="notes" presentation:placeholder="false">
          <draw:text-box>
            <text:p text:style-name="a658" text:class-names="" text:cond-style-name=""><text:span text:style-name="a657" text:class-names="">Haga clic para modificar los estilos de texto del patrón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Segundo nivel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4" draw:name="Marcador de pie de página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" presentation:style-name="a678" draw:name="Marcador de número de diapositiva 6" svg:x="4.24826in" svg:y="9.49826in" svg:width="3.25in" svg:height="0.50174in" presentation:class="page-number" presentation:placeholder="false">
          <draw:text-box>
            <text:p text:style-name="a677" text:class-names="" text:cond-style-name=""><text:span text:style-name="a675" text:class-names=""><text:page-number style:num-format="1" text:fixed="false">‹Nº›</text:page-number></text:span><text:span text:style-name="a676" text:class-names=""/></text:p>
          </draw:text-box>
          <svg:title/>
          <svg:desc/>
        </draw:frame>
      </presentation:notes>
    </style:master-page>
    <style:master-page style:name="Master1-Layout10-cust-Comparativa-de-mercados" style:page-layout-name="pageLayout1" draw:style-name="a680">
      <draw:frame draw:id="id99" presentation:style-name="a683" draw:name="Título 1" svg:x="2.06163in" svg:y="0.9757in" svg:width="9.21007in" svg:height="1.44965in" presentation:class="title" presentation:placeholder="false">
        <draw:text-box>
          <text:p text:style-name="a682" text:class-names="" text:cond-style-name=""><text:span text:style-name="a681" text:class-names="">HAGA CLIC PARA EDITAR EL ESTILO DEL TÍTULO DEL PATRÓN</text:span></text:p>
        </draw:text-box>
        <svg:title/>
        <svg:desc/>
      </draw:frame>
      <draw:frame draw:id="id100" presentation:style-name="a687" draw:name="Marcador de texto 2" svg:x="2.25706in" svg:y="3.3515in" svg:width="1.35714in" svg:height="0.90104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#</text:span></text:p>
            </text:list-item>
          </text:list>
        </draw:text-box>
        <svg:title/>
        <svg:desc/>
      </draw:frame>
      <draw:frame draw:id="id101" presentation:style-name="a691" draw:name="Marcador de texto 2" svg:x="5.98809in" svg:y="3.3515in" svg:width="1.35714in" svg:height="0.90104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#</text:span></text:p>
            </text:list-item>
          </text:list>
        </draw:text-box>
        <svg:title/>
        <svg:desc/>
      </draw:frame>
      <draw:frame draw:id="id102" presentation:style-name="a695" draw:name="Marcador de texto 2" svg:x="9.71913in" svg:y="3.3515in" svg:width="1.35714in" svg:height="0.90104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#</text:span></text:p>
            </text:list-item>
          </text:list>
        </draw:text-box>
        <svg:title/>
        <svg:desc/>
      </draw:frame>
      <draw:frame draw:id="id103" presentation:style-name="a698" draw:name="Marcador de contenido 3" svg:x="1.23545in" svg:y="5.2758in" svg:width="3.41655in" svg:height="0.50626in" presentation:class="object" presentation:placeholder="false">
        <draw:text-box>
          <text:p text:style-name="a697" text:class-names="" text:cond-style-name=""><text:span text:style-name="a696" text:class-names="">Haga clic para editar</text:span></text:p>
        </draw:text-box>
        <svg:title/>
        <svg:desc/>
      </draw:frame>
      <draw:frame draw:id="id104" presentation:style-name="a701" draw:name="Marcador de contenido 5" svg:x="4.94998in" svg:y="5.2758in" svg:width="3.43338in" svg:height="0.50626in" presentation:class="object" presentation:placeholder="false">
        <draw:text-box>
          <text:p text:style-name="a700" text:class-names="" text:cond-style-name=""><text:span text:style-name="a699" text:class-names="">Haga clic para editar</text:span></text:p>
        </draw:text-box>
        <svg:title/>
        <svg:desc/>
      </draw:frame>
      <draw:frame draw:id="id105" presentation:style-name="a704" draw:name="Marcador de contenido 3" svg:x="8.68133in" svg:y="5.2758in" svg:width="3.41655in" svg:height="0.50626in" presentation:class="object" presentation:placeholder="false">
        <draw:text-box>
          <text:p text:style-name="a703" text:class-names="" text:cond-style-name=""><text:span text:style-name="a702" text:class-names="">Haga clic para editar</text:span></text:p>
        </draw:text-box>
        <svg:title/>
        <svg:desc/>
      </draw:frame>
      <draw:frame draw:id="id106" draw:style-name="a705" draw:name="Gráfico 10" svg:x="1.6023in" svg:y="2.57875in" svg:width="2.66667in" svg:height="2.20833in" style:rel-width="scale" style:rel-height="scale">
        <draw:image xlink:href="media/image8.svg" xlink:type="simple" xlink:show="embed" xlink:actuate="onLoad"/>
        <svg:title/>
        <svg:desc/>
      </draw:frame>
      <draw:frame draw:id="id107" draw:style-name="a706" draw:name="Gráfico 12" svg:x="5.46875in" svg:y="2.76885in" svg:width="2.39583in" svg:height="2.125in" style:rel-width="scale" style:rel-height="scale">
        <draw:image xlink:href="media/image9.svg" xlink:type="simple" xlink:show="embed" xlink:actuate="onLoad"/>
        <svg:title/>
        <svg:desc/>
      </draw:frame>
      <draw:frame draw:id="id108" draw:style-name="a707" draw:name="Gráfico 14" svg:x="9.12687in" svg:y="2.6477in" svg:width="2.54167in" svg:height="2.25in" style:rel-width="scale" style:rel-height="scale">
        <draw:image xlink:href="media/image10.svg" xlink:type="simple" xlink:show="embed" xlink:actuate="onLoad"/>
        <svg:title/>
        <svg:desc/>
      </draw:frame>
      <draw:frame draw:id="id109" presentation:style-name="a710" draw:name="Marcador de contenido 3" svg:x="1.23545in" svg:y="5.77511in" svg:width="3.41655in" svg:height="0.50626in" presentation:class="object" presentation:placeholder="false">
        <draw:text-box>
          <text:p text:style-name="a709" text:class-names="" text:cond-style-name=""><text:span text:style-name="a708" text:class-names="">Haga clic para modificar los estilos de texto del patrón</text:span></text:p>
        </draw:text-box>
        <svg:title/>
        <svg:desc/>
      </draw:frame>
      <draw:frame draw:id="id110" presentation:style-name="a716" draw:name="Marcador de contenido 5" svg:x="4.94998in" svg:y="5.77511in" svg:width="3.43338in" svg:height="0.50626in" presentation:class="object" presentation:placeholder="false">
        <draw:text-box>
          <text:p text:style-name="a712" text:class-names="" text:cond-style-name=""><text:span text:style-name="a711" text:class-names="">Haga clic para modificar los estilos de texto del patrón</text:span></text:p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gundo nivel</text:span></text:p>
                </text:list-item>
              </text:list>
            </text:list-item>
          </text:list>
        </draw:text-box>
        <svg:title/>
        <svg:desc/>
      </draw:frame>
      <draw:frame draw:id="id111" presentation:style-name="a719" draw:name="Marcador de contenido 3" svg:x="8.68133in" svg:y="5.77511in" svg:width="3.41655in" svg:height="0.50626in" presentation:class="object" presentation:placeholder="false">
        <draw:text-box>
          <text:p text:style-name="a718" text:class-names="" text:cond-style-name=""><text:span text:style-name="a717" text:class-names="">Haga clic para modificar los estilos de texto del patrón</text:span></text:p>
        </draw:text-box>
        <svg:title/>
        <svg:desc/>
      </draw:frame>
      <draw:frame draw:id="id112" presentation:style-name="a722" draw:name="Marcador de fecha 6" svg:x="0.91667in" svg:y="6.95139in" svg:width="3in" svg:height="0.39931in" presentation:class="date-time" presentation:placeholder="false">
        <draw:text-box>
          <text:p text:style-name="a721" text:class-names="" text:cond-style-name=""><text:span text:style-name="a720" text:class-names="">20XX</text:span></text:p>
        </draw:text-box>
        <svg:title/>
        <svg:desc/>
      </draw:frame>
      <draw:frame draw:id="id113" presentation:style-name="a725" draw:name="Marcador de pie de página 7" svg:x="4.41667in" svg:y="6.95139in" svg:width="4.5in" svg:height="0.39931in" presentation:class="footer" presentation:placeholder="false">
        <draw:text-box>
          <text:p text:style-name="a724" text:class-names="" text:cond-style-name=""><text:span text:style-name="a723" text:class-names="">Presentación para inversores</text:span></text:p>
        </draw:text-box>
        <svg:title/>
        <svg:desc/>
      </draw:frame>
      <draw:frame draw:id="id114" presentation:style-name="a729" draw:name="Marcador de número de diapositiva 8" svg:x="9.41667in" svg:y="6.95139in" svg:width="3in" svg:height="0.39931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>‹Nº›</text:page-number></text:span><text:span text:style-name="a727" text:class-names=""/></text:p>
        </draw:text-box>
        <svg:title/>
        <svg:desc/>
      </draw:frame>
      <presentation:notes style:page-layout-name="pageLayout2" draw:style-name="a761">
        <draw:frame draw:id="id5" presentation:style-name="a732" draw:name="Marcador de encabezado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6" presentation:style-name="a737" draw:name="Marcador de fecha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3" text:class-names=""><text:date text:fixed="false" style:data-style-name="a734">26/07/2021</text:date></text:span><text:span text:style-name="a7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8" draw:name="Marcador de imagen de diapositiva 3">
          <svg:title/>
          <svg:desc/>
        </draw:page-thumbnail>
        <draw:frame draw:id="id8" presentation:style-name="a753" draw:name="Marcador de notas 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Haga clic para modificar los estilos de texto del patrón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Segundo nivel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list text:style-name="a752">
                              <text:list-item>
                                <text:p text:style-name="a751" text:class-names="" text:cond-style-name=""><text:span text:style-name="a75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6" draw:name="Marcador de pie de página 5" svg:x="0in" svg:y="9.49826in" svg:width="3.25in" svg:height="0.50174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0" presentation:style-name="a760" draw:name="Marcador de número de diapositiva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7" text:class-names=""><text:page-number style:num-format="1" text:fixed="false">‹Nº›</text:page-number></text:span><text:span text:style-name="a758" text:class-names=""/></text:p>
          </draw:text-box>
          <svg:title/>
          <svg:desc/>
        </draw:frame>
      </presentation:notes>
    </style:master-page>
    <style:master-page style:name="Master1-Layout11-twoTxTwoObj-Contenido-dos" style:page-layout-name="pageLayout1" draw:style-name="a762">
      <draw:frame draw:id="id115" presentation:style-name="a765" draw:name="Título 1" svg:x="3.20833in" svg:y="0.9757in" svg:width="9.21007in" svg:height="1.44965in" presentation:class="title" presentation:placeholder="false">
        <draw:text-box>
          <text:p text:style-name="a764" text:class-names="" text:cond-style-name=""><text:span text:style-name="a763" text:class-names="">HAGA CLIC PARA EDITAR EL ESTILO DEL TÍTULO DEL PATRÓN</text:span></text:p>
        </draw:text-box>
        <svg:title/>
        <svg:desc/>
      </draw:frame>
      <draw:frame draw:id="id116" presentation:style-name="a769" draw:name="Marcador de texto 2" svg:x="3.20833in" svg:y="3.03689in" svg:width="4.29167in" svg:height="0.90104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HAGA CLIC PARA EDITAR EL TEXTO MAESTRO</text:span></text:p>
            </text:list-item>
          </text:list>
        </draw:text-box>
        <svg:title/>
        <svg:desc/>
      </draw:frame>
      <draw:frame draw:id="id117" presentation:style-name="a785" draw:name="Marcador de contenido 3" svg:x="3.20833in" svg:y="4.19358in" svg:width="4.29167in" svg:height="2.18489in" presentation:class="object" presentation:placeholder="false">
        <draw:text-box>
          <text:p text:style-name="a771" text:class-names="" text:cond-style-name=""><text:span text:style-name="a770" text:class-names="">Haga clic para modificar los estilos de texto del patrón</text:span></text:p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Segundo nivel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1" text:class-names="">Quinto nivel</text:span><text:span text:style-name="a7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89" draw:name="Marcador de texto 4" svg:x="8.10386in" svg:y="3.03689in" svg:width="4.3128in" svg:height="0.90104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HAGA CLIC PARA EDITAR EL TEXTO MAESTRO</text:span></text:p>
            </text:list-item>
          </text:list>
        </draw:text-box>
        <svg:title/>
        <svg:desc/>
      </draw:frame>
      <draw:frame draw:id="id119" presentation:style-name="a805" draw:name="Marcador de contenido 5" svg:x="8.10386in" svg:y="4.19358in" svg:width="4.3128in" svg:height="2.18489in" presentation:class="object" presentation:placeholder="false">
        <draw:text-box>
          <text:p text:style-name="a791" text:class-names="" text:cond-style-name=""><text:span text:style-name="a790" text:class-names="">Haga clic para modificar los estilos de texto del patrón</text:span></text:p>
          <text:list text:style-name="a794">
            <text:list-item>
              <text:list text:style-name="a794">
                <text:list-item>
                  <text:p text:style-name="a793" text:class-names="" text:cond-style-name=""><text:span text:style-name="a792" text:class-names="">Segundo nivel</text:span></text:p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p text:style-name="a796" text:class-names="" text:cond-style-name=""><text:span text:style-name="a7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p text:style-name="a799" text:class-names="" text:cond-style-name=""><text:span text:style-name="a7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list text:style-name="a804">
                        <text:list-item>
                          <text:list text:style-name="a804">
                            <text:list-item>
                              <text:p text:style-name="a803" text:class-names="" text:cond-style-name=""><text:span text:style-name="a801" text:class-names="">Quinto nivel</text:span><text:span text:style-name="a8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808" draw:name="Marcador de fecha 6" svg:x="0.91667in" svg:y="6.95139in" svg:width="3in" svg:height="0.39931in" presentation:class="date-time" presentation:placeholder="false">
        <draw:text-box>
          <text:p text:style-name="a807" text:class-names="" text:cond-style-name=""><text:span text:style-name="a806" text:class-names="">20XX</text:span></text:p>
        </draw:text-box>
        <svg:title/>
        <svg:desc/>
      </draw:frame>
      <draw:frame draw:id="id121" presentation:style-name="a811" draw:name="Marcador de pie de página 7" svg:x="4.41667in" svg:y="6.95139in" svg:width="4.5in" svg:height="0.39931in" presentation:class="footer" presentation:placeholder="false">
        <draw:text-box>
          <text:p text:style-name="a810" text:class-names="" text:cond-style-name=""><text:span text:style-name="a809" text:class-names="">Presentación para inversores</text:span></text:p>
        </draw:text-box>
        <svg:title/>
        <svg:desc/>
      </draw:frame>
      <draw:frame draw:id="id122" presentation:style-name="a815" draw:name="Marcador de número de diapositiva 8" svg:x="9.41667in" svg:y="6.95139in" svg:width="3in" svg:height="0.39931in" presentation:class="page-number" presentation:placeholder="false">
        <draw:text-box>
          <text:p text:style-name="a814" text:class-names="" text:cond-style-name=""><text:span text:style-name="a812" text:class-names=""><text:page-number style:num-format="1" text:fixed="false">‹Nº›</text:page-number></text:span><text:span text:style-name="a813" text:class-names=""/></text:p>
        </draw:text-box>
        <svg:title/>
        <svg:desc/>
      </draw:frame>
      <draw:frame draw:id="id123" draw:style-name="a816" draw:name="Gráfico 10" svg:x="0.0282in" svg:y="0in" svg:width="4.77694in" svg:height="4.27865in" style:rel-width="scale" style:rel-height="scale">
        <draw:image xlink:href="media/image11.svg" xlink:type="simple" xlink:show="embed" xlink:actuate="onLoad"/>
        <svg:title/>
        <svg:desc/>
      </draw:frame>
      <presentation:notes style:page-layout-name="pageLayout2" draw:style-name="a848">
        <draw:frame draw:id="id5" presentation:style-name="a819" draw:name="Marcador de encabezado 1" svg:x="0in" svg:y="0in" svg:width="3.25in" svg:height="0.50174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6" presentation:style-name="a824" draw:name="Marcador de fecha 2" svg:x="4.24826in" svg:y="0in" svg:width="3.25in" svg:height="0.50174in" presentation:class="date-time" presentation:placeholder="false">
          <draw:text-box>
            <text:p text:style-name="a823" text:class-names="" text:cond-style-name=""><text:span text:style-name="a820" text:class-names=""><text:date text:fixed="false" style:data-style-name="a821">26/07/2021</text:date></text:span><text:span text:style-name="a8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5" draw:name="Marcador de imagen de diapositiva 3">
          <svg:title/>
          <svg:desc/>
        </draw:page-thumbnail>
        <draw:frame draw:id="id8" presentation:style-name="a840" draw:name="Marcador de notas 4" svg:x="0.75in" svg:y="4.8125in" svg:width="6in" svg:height="3.9375in" presentation:class="notes" presentation:placeholder="false">
          <draw:text-box>
            <text:p text:style-name="a827" text:class-names="" text:cond-style-name=""><text:span text:style-name="a826" text:class-names="">Haga clic para modificar los estilos de texto del patrón</text:span></text:p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Segundo nivel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p text:style-name="a832" text:class-names="" text:cond-style-name=""><text:span text:style-name="a8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p text:style-name="a835" text:class-names="" text:cond-style-name=""><text:span text:style-name="a8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list text:style-name="a839">
                              <text:list-item>
                                <text:p text:style-name="a838" text:class-names="" text:cond-style-name=""><text:span text:style-name="a83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3" draw:name="Marcador de pie de página 5" svg:x="0in" svg:y="9.49826in" svg:width="3.25in" svg:height="0.50174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7" draw:name="Marcador de número de diapositiva 6" svg:x="4.24826in" svg:y="9.49826in" svg:width="3.25in" svg:height="0.50174in" presentation:class="page-number" presentation:placeholder="false">
          <draw:text-box>
            <text:p text:style-name="a846" text:class-names="" text:cond-style-name=""><text:span text:style-name="a844" text:class-names=""><text:page-number style:num-format="1" text:fixed="false">‹Nº›</text:page-number></text:span><text:span text:style-name="a845" text:class-names=""/></text:p>
          </draw:text-box>
          <svg:title/>
          <svg:desc/>
        </draw:frame>
      </presentation:notes>
    </style:master-page>
    <style:master-page style:name="Master1-Layout12-cust-Contenido" style:page-layout-name="pageLayout1" draw:style-name="a849">
      <draw:frame draw:id="id124" draw:style-name="a850" draw:name="Gráfico 13" svg:x="0in" svg:y="0in" svg:width="5.95132in" svg:height="7.5in" style:rel-width="scale" style:rel-height="scale">
        <draw:image xlink:href="media/image12.svg" xlink:type="simple" xlink:show="embed" xlink:actuate="onLoad"/>
        <svg:title/>
        <svg:desc/>
      </draw:frame>
      <draw:frame draw:id="id125" presentation:style-name="a853" draw:name="Título 1" svg:x="6.47438in" svg:y="1.26069in" svg:width="5.94048in" svg:height="0.92553in" presentation:class="title" presentation:placeholder="false">
        <draw:text-box>
          <text:p text:style-name="a852" text:class-names="" text:cond-style-name=""><text:span text:style-name="a851" text:class-names="">HAGA CLIC PARA MODIFICAR EL ESTILO DEL TÍTULO MAESTRO</text:span></text:p>
        </draw:text-box>
        <svg:title/>
        <svg:desc/>
      </draw:frame>
      <draw:frame draw:id="id126" presentation:style-name="a857" draw:name="Marcador de texto 15" svg:x="6.47666in" svg:y="2.70069in" svg:width="5.94182in" svg:height="0.39931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HAGA CLIC PARA AGREGAR UN SUBTÍTULO</text:span></text:p>
            </text:list-item>
          </text:list>
        </draw:text-box>
        <svg:title/>
        <svg:desc/>
      </draw:frame>
      <draw:frame draw:id="id127" presentation:style-name="a861" draw:name="Marcador de texto 18" svg:x="6.47619in" svg:y="3.06096in" svg:width="5.94048in" svg:height="0.61018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Haga clic para agregar texto</text:span></text:p>
            </text:list-item>
          </text:list>
        </draw:text-box>
        <svg:title/>
        <svg:desc/>
      </draw:frame>
      <draw:frame draw:id="id128" presentation:style-name="a865" draw:name="Marcador de texto 15" svg:x="6.47666in" svg:y="3.90345in" svg:width="5.94182in" svg:height="0.39931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HAGA CLIC PARA AGREGAR UN SUBTÍTULO</text:span></text:p>
            </text:list-item>
          </text:list>
        </draw:text-box>
        <svg:title/>
        <svg:desc/>
      </draw:frame>
      <draw:frame draw:id="id129" presentation:style-name="a869" draw:name="Marcador de texto 18" svg:x="6.47619in" svg:y="4.26371in" svg:width="5.94048in" svg:height="0.61018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Haga clic para agregar texto</text:span></text:p>
            </text:list-item>
          </text:list>
        </draw:text-box>
        <svg:title/>
        <svg:desc/>
      </draw:frame>
      <draw:frame draw:id="id130" presentation:style-name="a873" draw:name="Marcador de texto 15" svg:x="6.47666in" svg:y="5.1062in" svg:width="5.94182in" svg:height="0.39931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HAGA CLIC PARA AGREGAR UN SUBTÍTULO</text:span></text:p>
            </text:list-item>
          </text:list>
        </draw:text-box>
        <svg:title/>
        <svg:desc/>
      </draw:frame>
      <draw:frame draw:id="id131" presentation:style-name="a877" draw:name="Marcador de texto 18" svg:x="6.47619in" svg:y="5.46646in" svg:width="5.94048in" svg:height="0.61018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Haga clic para agregar texto</text:span></text:p>
            </text:list-item>
          </text:list>
        </draw:text-box>
        <svg:title/>
        <svg:desc/>
      </draw:frame>
      <draw:frame draw:id="id132" presentation:style-name="a880" draw:name="Marcador de fecha 6" svg:x="0.91667in" svg:y="6.95139in" svg:width="3in" svg:height="0.39931in" presentation:class="date-time" presentation:placeholder="false">
        <draw:text-box>
          <text:p text:style-name="a879" text:class-names="" text:cond-style-name=""><text:span text:style-name="a878" text:class-names="">20XX</text:span></text:p>
        </draw:text-box>
        <svg:title/>
        <svg:desc/>
      </draw:frame>
      <draw:frame draw:id="id133" presentation:style-name="a883" draw:name="Marcador de pie de página 7" svg:x="4.41667in" svg:y="6.95139in" svg:width="4.5in" svg:height="0.39931in" presentation:class="footer" presentation:placeholder="false">
        <draw:text-box>
          <text:p text:style-name="a882" text:class-names="" text:cond-style-name=""><text:span text:style-name="a881" text:class-names="">Presentación para inversores</text:span></text:p>
        </draw:text-box>
        <svg:title/>
        <svg:desc/>
      </draw:frame>
      <draw:frame draw:id="id134" presentation:style-name="a887" draw:name="Marcador de número de diapositiva 8" svg:x="9.41667in" svg:y="6.95139in" svg:width="3in" svg:height="0.39931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>‹Nº›</text:page-number></text:span><text:span text:style-name="a885" text:class-names=""/></text:p>
        </draw:text-box>
        <svg:title/>
        <svg:desc/>
      </draw:frame>
      <presentation:notes style:page-layout-name="pageLayout2" draw:style-name="a919">
        <draw:frame draw:id="id5" presentation:style-name="a890" draw:name="Marcador de encabezado 1" svg:x="0in" svg:y="0in" svg:width="3.25in" svg:height="0.50174in" presentation:class="head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6" presentation:style-name="a895" draw:name="Marcador de fecha 2" svg:x="4.24826in" svg:y="0in" svg:width="3.25in" svg:height="0.50174in" presentation:class="date-time" presentation:placeholder="false">
          <draw:text-box>
            <text:p text:style-name="a894" text:class-names="" text:cond-style-name=""><text:span text:style-name="a891" text:class-names=""><text:date text:fixed="false" style:data-style-name="a892">26/07/2021</text:date></text:span><text:span text:style-name="a8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6" draw:name="Marcador de imagen de diapositiva 3">
          <svg:title/>
          <svg:desc/>
        </draw:page-thumbnail>
        <draw:frame draw:id="id8" presentation:style-name="a911" draw:name="Marcador de notas 4" svg:x="0.75in" svg:y="4.8125in" svg:width="6in" svg:height="3.9375in" presentation:class="notes" presentation:placeholder="false">
          <draw:text-box>
            <text:p text:style-name="a898" text:class-names="" text:cond-style-name=""><text:span text:style-name="a897" text:class-names="">Haga clic para modificar los estilos de texto del patrón</text:span></text:p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Segundo nivel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><text:span text:style-name="a9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p text:style-name="a906" text:class-names="" text:cond-style-name=""><text:span text:style-name="a9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list text:style-name="a910">
                              <text:list-item>
                                <text:p text:style-name="a909" text:class-names="" text:cond-style-name=""><text:span text:style-name="a90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4" draw:name="Marcador de pie de página 5" svg:x="0in" svg:y="9.49826in" svg:width="3.25in" svg:height="0.50174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8" draw:name="Marcador de número de diapositiva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5" text:class-names=""><text:page-number style:num-format="1" text:fixed="false">‹Nº›</text:page-number></text:span><text:span text:style-name="a916" text:class-names=""/></text:p>
          </draw:text-box>
          <svg:title/>
          <svg:desc/>
        </draw:frame>
      </presentation:notes>
    </style:master-page>
    <style:master-page style:name="Master1-Layout13-cust-Cronograma-2" style:page-layout-name="pageLayout1" draw:style-name="a920">
      <draw:custom-shape svg:x="0in" svg:y="3.34392in" svg:width="13.33333in" svg:height="2.19837in" draw:id="id135" draw:style-name="a923" draw:name="Rectángulo 3">
        <svg:title/>
        <svg:desc/>
        <text:p text:style-name="a922" text:class-names="" text:cond-style-name=""><text:span text:style-name="a9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926" draw:name="Título 1" svg:x="0.91667in" svg:y="0.39931in" svg:width="11.5in" svg:height="1.44965in" presentation:class="title" presentation:placeholder="false">
        <draw:text-box>
          <text:p text:style-name="a925" text:class-names="" text:cond-style-name=""><text:span text:style-name="a924" text:class-names="">HAGA CLIC PARA EDITAR EL ESTILO DEL TÍTULO DEL PATRÓN</text:span></text:p>
        </draw:text-box>
        <svg:title/>
        <svg:desc/>
      </draw:frame>
      <draw:frame draw:id="id137" presentation:style-name="a930" draw:name="Marcador de texto 10" svg:x="1in" svg:y="3.66876in" svg:width="0.8in" svg:height="0.5in" presentation:class="outline" presentation:placeholder="false">
        <draw:text-box>
          <text:list text:style-name="a929">
            <text:list-item>
              <text:p text:style-name="a928" text:class-names="" text:cond-style-name=""><text:span text:style-name="a927" text:class-names="">Año</text:span></text:p>
            </text:list-item>
          </text:list>
        </draw:text-box>
        <svg:title/>
        <svg:desc/>
      </draw:frame>
      <draw:frame draw:id="id138" presentation:style-name="a934" draw:name="Marcador de texto 10" svg:x="2.15in" svg:y="3.83in" svg:width="0.7in" svg:height="0.22066in" presentation:class="outline" presentation:placeholder="false">
        <draw:text-box>
          <text:list text:style-name="a933">
            <text:list-item>
              <text:p text:style-name="a932" text:class-names="" text:cond-style-name=""><text:span text:style-name="a931" text:class-names="">MM</text:span></text:p>
            </text:list-item>
          </text:list>
        </draw:text-box>
        <svg:title/>
        <svg:desc/>
      </draw:frame>
      <draw:frame draw:id="id139" presentation:style-name="a938" draw:name="Marcador de texto 10" svg:x="3.01168in" svg:y="3.83in" svg:width="0.7in" svg:height="0.22066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MM</text:span></text:p>
            </text:list-item>
          </text:list>
        </draw:text-box>
        <svg:title/>
        <svg:desc/>
      </draw:frame>
      <draw:frame draw:id="id140" presentation:style-name="a942" draw:name="Marcador de texto 10" svg:x="3.87336in" svg:y="3.83in" svg:width="0.7in" svg:height="0.22066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MM</text:span></text:p>
            </text:list-item>
          </text:list>
        </draw:text-box>
        <svg:title/>
        <svg:desc/>
      </draw:frame>
      <draw:frame draw:id="id141" presentation:style-name="a946" draw:name="Marcador de texto 10" svg:x="4.73504in" svg:y="3.83in" svg:width="0.7in" svg:height="0.22066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MM</text:span></text:p>
            </text:list-item>
          </text:list>
        </draw:text-box>
        <svg:title/>
        <svg:desc/>
      </draw:frame>
      <draw:frame draw:id="id142" presentation:style-name="a950" draw:name="Marcador de texto 10" svg:x="1in" svg:y="4.6943in" svg:width="0.8in" svg:height="0.5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Año</text:span></text:p>
            </text:list-item>
          </text:list>
        </draw:text-box>
        <svg:title/>
        <svg:desc/>
      </draw:frame>
      <draw:frame draw:id="id143" presentation:style-name="a954" draw:name="Marcador de texto 10" svg:x="5.59672in" svg:y="3.83in" svg:width="0.7in" svg:height="0.22066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MM</text:span></text:p>
            </text:list-item>
          </text:list>
        </draw:text-box>
        <svg:title/>
        <svg:desc/>
      </draw:frame>
      <draw:frame draw:id="id144" presentation:style-name="a958" draw:name="Marcador de texto 10" svg:x="6.4584in" svg:y="3.83in" svg:width="0.7in" svg:height="0.22066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MM</text:span></text:p>
            </text:list-item>
          </text:list>
        </draw:text-box>
        <svg:title/>
        <svg:desc/>
      </draw:frame>
      <draw:frame draw:id="id145" presentation:style-name="a962" draw:name="Marcador de texto 10" svg:x="7.32008in" svg:y="3.83in" svg:width="0.7in" svg:height="0.22066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MM</text:span></text:p>
            </text:list-item>
          </text:list>
        </draw:text-box>
        <svg:title/>
        <svg:desc/>
      </draw:frame>
      <draw:frame draw:id="id146" presentation:style-name="a966" draw:name="Marcador de texto 10" svg:x="9.90512in" svg:y="3.83in" svg:width="0.7in" svg:height="0.22066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MM</text:span></text:p>
            </text:list-item>
          </text:list>
        </draw:text-box>
        <svg:title/>
        <svg:desc/>
      </draw:frame>
      <draw:frame draw:id="id147" presentation:style-name="a970" draw:name="Marcador de texto 10" svg:x="8.18176in" svg:y="3.83in" svg:width="0.7in" svg:height="0.22066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MM</text:span></text:p>
            </text:list-item>
          </text:list>
        </draw:text-box>
        <svg:title/>
        <svg:desc/>
      </draw:frame>
      <draw:frame draw:id="id148" presentation:style-name="a974" draw:name="Marcador de texto 10" svg:x="9.04344in" svg:y="3.83in" svg:width="0.7in" svg:height="0.22066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MM</text:span></text:p>
            </text:list-item>
          </text:list>
        </draw:text-box>
        <svg:title/>
        <svg:desc/>
      </draw:frame>
      <draw:frame draw:id="id149" presentation:style-name="a978" draw:name="Marcador de texto 10" svg:x="10.7668in" svg:y="3.83in" svg:width="0.7in" svg:height="0.22066in" presentation:class="outline" presentation:placeholder="false">
        <draw:text-box>
          <text:list text:style-name="a977">
            <text:list-item>
              <text:p text:style-name="a976" text:class-names="" text:cond-style-name=""><text:span text:style-name="a975" text:class-names="">MM</text:span></text:p>
            </text:list-item>
          </text:list>
        </draw:text-box>
        <svg:title/>
        <svg:desc/>
      </draw:frame>
      <draw:frame draw:id="id150" presentation:style-name="a982" draw:name="Marcador de texto 10" svg:x="11.62848in" svg:y="3.83in" svg:width="0.7in" svg:height="0.22066in" presentation:class="outline" presentation:placeholder="false">
        <draw:text-box>
          <text:list text:style-name="a981">
            <text:list-item>
              <text:p text:style-name="a980" text:class-names="" text:cond-style-name=""><text:span text:style-name="a979" text:class-names="">MM</text:span></text:p>
            </text:list-item>
          </text:list>
        </draw:text-box>
        <svg:title/>
        <svg:desc/>
      </draw:frame>
      <draw:frame draw:id="id151" presentation:style-name="a986" draw:name="Marcador de texto 10" svg:x="2.15433in" svg:y="4.84in" svg:width="0.7in" svg:height="0.22066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MM</text:span></text:p>
            </text:list-item>
          </text:list>
        </draw:text-box>
        <svg:title/>
        <svg:desc/>
      </draw:frame>
      <draw:frame draw:id="id152" presentation:style-name="a990" draw:name="Marcador de texto 10" svg:x="3.01575in" svg:y="4.84in" svg:width="0.7in" svg:height="0.22066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MM</text:span></text:p>
            </text:list-item>
          </text:list>
        </draw:text-box>
        <svg:title/>
        <svg:desc/>
      </draw:frame>
      <draw:frame draw:id="id153" presentation:style-name="a994" draw:name="Marcador de texto 10" svg:x="3.87718in" svg:y="4.84in" svg:width="0.7in" svg:height="0.22066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MM</text:span></text:p>
            </text:list-item>
          </text:list>
        </draw:text-box>
        <svg:title/>
        <svg:desc/>
      </draw:frame>
      <draw:frame draw:id="id154" presentation:style-name="a998" draw:name="Marcador de texto 10" svg:x="4.7386in" svg:y="4.84in" svg:width="0.7in" svg:height="0.22066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MM</text:span></text:p>
            </text:list-item>
          </text:list>
        </draw:text-box>
        <svg:title/>
        <svg:desc/>
      </draw:frame>
      <draw:frame draw:id="id155" presentation:style-name="a1002" draw:name="Marcador de texto 10" svg:x="5.60003in" svg:y="4.84in" svg:width="0.7in" svg:height="0.22066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MM</text:span></text:p>
            </text:list-item>
          </text:list>
        </draw:text-box>
        <svg:title/>
        <svg:desc/>
      </draw:frame>
      <draw:frame draw:id="id156" presentation:style-name="a1006" draw:name="Marcador de texto 10" svg:x="6.46145in" svg:y="4.84in" svg:width="0.7in" svg:height="0.22066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MM</text:span></text:p>
            </text:list-item>
          </text:list>
        </draw:text-box>
        <svg:title/>
        <svg:desc/>
      </draw:frame>
      <draw:frame draw:id="id157" presentation:style-name="a1010" draw:name="Marcador de texto 10" svg:x="7.32288in" svg:y="4.84in" svg:width="0.7in" svg:height="0.22066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MM</text:span></text:p>
            </text:list-item>
          </text:list>
        </draw:text-box>
        <svg:title/>
        <svg:desc/>
      </draw:frame>
      <draw:frame draw:id="id158" presentation:style-name="a1014" draw:name="Marcador de texto 10" svg:x="9.90715in" svg:y="4.84in" svg:width="0.7in" svg:height="0.22066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MM</text:span></text:p>
            </text:list-item>
          </text:list>
        </draw:text-box>
        <svg:title/>
        <svg:desc/>
      </draw:frame>
      <draw:frame draw:id="id159" presentation:style-name="a1018" draw:name="Marcador de texto 10" svg:x="8.1843in" svg:y="4.84in" svg:width="0.7in" svg:height="0.22066in" presentation:class="outline" presentation:placeholder="false">
        <draw:text-box>
          <text:list text:style-name="a1017">
            <text:list-item>
              <text:p text:style-name="a1016" text:class-names="" text:cond-style-name=""><text:span text:style-name="a1015" text:class-names="">MM</text:span></text:p>
            </text:list-item>
          </text:list>
        </draw:text-box>
        <svg:title/>
        <svg:desc/>
      </draw:frame>
      <draw:frame draw:id="id160" presentation:style-name="a1022" draw:name="Marcador de texto 10" svg:x="9.04573in" svg:y="4.84in" svg:width="0.7in" svg:height="0.22066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MM</text:span></text:p>
            </text:list-item>
          </text:list>
        </draw:text-box>
        <svg:title/>
        <svg:desc/>
      </draw:frame>
      <draw:frame draw:id="id161" presentation:style-name="a1026" draw:name="Marcador de texto 10" svg:x="10.76858in" svg:y="4.84in" svg:width="0.7in" svg:height="0.22066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MM</text:span></text:p>
            </text:list-item>
          </text:list>
        </draw:text-box>
        <svg:title/>
        <svg:desc/>
      </draw:frame>
      <draw:frame draw:id="id162" presentation:style-name="a1030" draw:name="Marcador de texto 10" svg:x="11.63in" svg:y="4.84in" svg:width="0.7in" svg:height="0.22066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63" draw:style-name="a1033" draw:name="Rectángulo 31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4" presentation:style-name="a1036" draw:name="Marcador de fecha 2" svg:x="0.91667in" svg:y="6.95139in" svg:width="3in" svg:height="0.39931in" presentation:class="date-time" presentation:placeholder="false">
        <draw:text-box>
          <text:p text:style-name="a1035" text:class-names="" text:cond-style-name=""><text:span text:style-name="a1034" text:class-names="">20XX</text:span></text:p>
        </draw:text-box>
        <svg:title/>
        <svg:desc/>
      </draw:frame>
      <draw:frame draw:id="id165" presentation:style-name="a1039" draw:name="Marcador de pie de página 3" svg:x="4.41667in" svg:y="6.95139in" svg:width="4.5in" svg:height="0.39931in" presentation:class="footer" presentation:placeholder="false">
        <draw:text-box>
          <text:p text:style-name="a1038" text:class-names="" text:cond-style-name=""><text:span text:style-name="a1037" text:class-names="">Presentación para inversores</text:span></text:p>
        </draw:text-box>
        <svg:title/>
        <svg:desc/>
      </draw:frame>
      <draw:frame draw:id="id166" presentation:style-name="a1043" draw:name="Marcador de número de diapositiva 4" svg:x="9.41667in" svg:y="6.95139in" svg:width="3in" svg:height="0.39931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>‹Nº›</text:page-number></text:span><text:span text:style-name="a1041" text:class-names=""/></text:p>
        </draw:text-box>
        <svg:title/>
        <svg:desc/>
      </draw:frame>
      <presentation:notes style:page-layout-name="pageLayout2" draw:style-name="a1075">
        <draw:frame draw:id="id5" presentation:style-name="a1046" draw:name="Marcador de encabezado 1" svg:x="0in" svg:y="0in" svg:width="3.25in" svg:height="0.50174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6" presentation:style-name="a1051" draw:name="Marcador de fecha 2" svg:x="4.24826in" svg:y="0in" svg:width="3.25in" svg:height="0.50174in" presentation:class="date-time" presentation:placeholder="false">
          <draw:text-box>
            <text:p text:style-name="a1050" text:class-names="" text:cond-style-name=""><text:span text:style-name="a1047" text:class-names=""><text:date text:fixed="false" style:data-style-name="a1048">26/07/2021</text:date></text:span><text:span text:style-name="a10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52" draw:name="Marcador de imagen de diapositiva 3">
          <svg:title/>
          <svg:desc/>
        </draw:page-thumbnail>
        <draw:frame draw:id="id8" presentation:style-name="a1067" draw:name="Marcador de notas 4" svg:x="0.75in" svg:y="4.8125in" svg:width="6in" svg:height="3.9375in" presentation:class="notes" presentation:placeholder="false">
          <draw:text-box>
            <text:p text:style-name="a1054" text:class-names="" text:cond-style-name=""><text:span text:style-name="a1053" text:class-names="">Haga clic para modificar los estilos de texto del patrón</text:span></text:p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Segundo nivel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><text:span text:style-name="a105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list text:style-name="a1063">
                          <text:list-item>
                            <text:p text:style-name="a1062" text:class-names="" text:cond-style-name=""><text:span text:style-name="a106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list text:style-name="a1066">
                          <text:list-item>
                            <text:list text:style-name="a1066">
                              <text:list-item>
                                <text:p text:style-name="a1065" text:class-names="" text:cond-style-name=""><text:span text:style-name="a106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0" draw:name="Marcador de pie de página 5" svg:x="0in" svg:y="9.49826in" svg:width="3.25in" svg:height="0.50174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4" draw:name="Marcador de número de diapositiva 6" svg:x="4.24826in" svg:y="9.49826in" svg:width="3.25in" svg:height="0.50174in" presentation:class="page-number" presentation:placeholder="false">
          <draw:text-box>
            <text:p text:style-name="a1073" text:class-names="" text:cond-style-name=""><text:span text:style-name="a1071" text:class-names=""><text:page-number style:num-format="1" text:fixed="false">‹Nº›</text:page-number></text:span><text:span text:style-name="a1072" text:class-names=""/></text:p>
          </draw:text-box>
          <svg:title/>
          <svg:desc/>
        </draw:frame>
      </presentation:notes>
    </style:master-page>
    <style:master-page style:name="Master1-Layout14-cust-SmartArt" style:page-layout-name="pageLayout1" draw:style-name="a1076">
      <draw:frame draw:id="id167" presentation:style-name="a1081" draw:name="Marcador de posición de SmartArt 6" svg:x="0.91667in" svg:y="2.33681in" svg:width="11.5in" svg:height="4.04379in" presentation:class="orgchart" presentation:placeholder="false">
        <draw:text-box>
          <text:list text:style-name="a1080">
            <text:list-item>
              <text:p text:style-name="a1079" text:class-names="" text:cond-style-name=""><text:span text:style-name="a1077" text:class-names="">Haga clic en el icono para agregar un elemento gráfico SmartArt</text:span><text:span text:style-name="a1078" text:class-names=""/></text:p>
            </text:list-item>
          </text:list>
        </draw:text-box>
        <svg:title/>
        <svg:desc/>
      </draw:frame>
      <draw:frame draw:id="id168" presentation:style-name="a1084" draw:name="Título 1" svg:x="0.91667in" svg:y="0.39931in" svg:width="11.5in" svg:height="1.44965in" presentation:class="title" presentation:placeholder="false">
        <draw:text-box>
          <text:p text:style-name="a1083" text:class-names="" text:cond-style-name=""><text:span text:style-name="a1082" text:class-names="">HAGA CLIC PARA MODIFICAR EL ESTILO DEL TÍTULO MAESTRO</text:span></text:p>
        </draw:text-box>
        <svg:title/>
        <svg:desc/>
      </draw:frame>
      <draw:frame draw:id="id169" presentation:style-name="a1087" draw:name="Marcador de fecha 2" svg:x="0.91667in" svg:y="6.95139in" svg:width="3in" svg:height="0.39931in" presentation:class="date-time" presentation:placeholder="false">
        <draw:text-box>
          <text:p text:style-name="a1086" text:class-names="" text:cond-style-name=""><text:span text:style-name="a1085" text:class-names="">20XX</text:span></text:p>
        </draw:text-box>
        <svg:title/>
        <svg:desc/>
      </draw:frame>
      <draw:frame draw:id="id170" presentation:style-name="a1090" draw:name="Marcador de pie de página 3" svg:x="4.41667in" svg:y="6.95139in" svg:width="4.5in" svg:height="0.39931in" presentation:class="footer" presentation:placeholder="false">
        <draw:text-box>
          <text:p text:style-name="a1089" text:class-names="" text:cond-style-name=""><text:span text:style-name="a1088" text:class-names="">Presentación para inversores</text:span></text:p>
        </draw:text-box>
        <svg:title/>
        <svg:desc/>
      </draw:frame>
      <draw:connector draw:type="line" svg:x1="0in" svg:y1="0.83333in" svg:x2="2.83333in" svg:y2="0in" draw:id="id171" draw:style-name="a1091" draw:name="Conector recto 9">
        <svg:title/>
        <svg:desc/>
      </draw:connector>
      <draw:connector draw:type="line" svg:x1="0.77083in" svg:y1="0in" svg:x2="0in" svg:y2="1.12413in" draw:id="id172" draw:style-name="a1092" draw:name="Conector recto 11">
        <svg:title/>
        <svg:desc/>
      </draw:connector>
      <draw:frame draw:id="id173" presentation:style-name="a1096" draw:name="Marcador de número de diapositiva 4" svg:x="9.41667in" svg:y="6.95139in" svg:width="3in" svg:height="0.39931in" presentation:class="page-number" presentation:placeholder="false">
        <draw:text-box>
          <text:p text:style-name="a1095" text:class-names="" text:cond-style-name=""><text:span text:style-name="a1093" text:class-names=""><text:page-number style:num-format="1" text:fixed="false">‹Nº›</text:page-number></text:span><text:span text:style-name="a1094" text:class-names=""/></text:p>
        </draw:text-box>
        <svg:title/>
        <svg:desc/>
      </draw:frame>
      <presentation:notes style:page-layout-name="pageLayout2" draw:style-name="a1128">
        <draw:frame draw:id="id5" presentation:style-name="a1099" draw:name="Marcador de encabezado 1" svg:x="0in" svg:y="0in" svg:width="3.25in" svg:height="0.50174in" presentation:class="head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6" presentation:style-name="a1104" draw:name="Marcador de fecha 2" svg:x="4.24826in" svg:y="0in" svg:width="3.25in" svg:height="0.50174in" presentation:class="date-time" presentation:placeholder="false">
          <draw:text-box>
            <text:p text:style-name="a1103" text:class-names="" text:cond-style-name=""><text:span text:style-name="a1100" text:class-names=""><text:date text:fixed="false" style:data-style-name="a1101">26/07/2021</text:date></text:span><text:span text:style-name="a11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05" draw:name="Marcador de imagen de diapositiva 3">
          <svg:title/>
          <svg:desc/>
        </draw:page-thumbnail>
        <draw:frame draw:id="id8" presentation:style-name="a1120" draw:name="Marcador de notas 4" svg:x="0.75in" svg:y="4.8125in" svg:width="6in" svg:height="3.9375in" presentation:class="notes" presentation:placeholder="false">
          <draw:text-box>
            <text:p text:style-name="a1107" text:class-names="" text:cond-style-name=""><text:span text:style-name="a1106" text:class-names="">Haga clic para modificar los estilos de texto del patrón</text:span></text:p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Segundo nivel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p text:style-name="a1112" text:class-names="" text:cond-style-name=""><text:span text:style-name="a111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p text:style-name="a1115" text:class-names="" text:cond-style-name=""><text:span text:style-name="a111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list text:style-name="a1119">
                              <text:list-item>
                                <text:p text:style-name="a1118" text:class-names="" text:cond-style-name=""><text:span text:style-name="a111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3" draw:name="Marcador de pie de página 5" svg:x="0in" svg:y="9.49826in" svg:width="3.25in" svg:height="0.50174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7" draw:name="Marcador de número de diapositiva 6" svg:x="4.24826in" svg:y="9.49826in" svg:width="3.25in" svg:height="0.50174in" presentation:class="page-number" presentation:placeholder="false">
          <draw:text-box>
            <text:p text:style-name="a1126" text:class-names="" text:cond-style-name=""><text:span text:style-name="a1124" text:class-names=""><text:page-number style:num-format="1" text:fixed="false">‹Nº›</text:page-number></text:span><text:span text:style-name="a1125" text:class-names=""/></text:p>
          </draw:text-box>
          <svg:title/>
          <svg:desc/>
        </draw:frame>
      </presentation:notes>
    </style:master-page>
    <style:master-page style:name="Master1-Layout15-cust-Diapositiva-de-equipo-de-4-personas" style:page-layout-name="pageLayout1" draw:style-name="a1129">
      <draw:frame draw:id="id174" presentation:style-name="a1132" draw:name="Título 1" svg:x="2.06163in" svg:y="0.9757in" svg:width="9.21007in" svg:height="1.44965in" presentation:class="title" presentation:placeholder="false">
        <draw:text-box>
          <text:p text:style-name="a1131" text:class-names="" text:cond-style-name=""><text:span text:style-name="a1130" text:class-names="">HAGA CLIC PARA MODIFICAR EL ESTILO DEL TÍTULO MAESTRO</text:span></text:p>
        </draw:text-box>
        <svg:title/>
        <svg:desc/>
      </draw:frame>
      <draw:frame draw:id="id175" presentation:style-name="a1136" draw:name="Marcador de posición de imagen 10" svg:x="1.6264in" svg:y="3.15625in" svg:width="2.01828in" svg:height="2.01828in" presentation:class="graphic" presentation:placeholder="false">
        <draw:text-box>
          <text:p text:style-name="a1135" text:class-names="" text:cond-style-name=""><text:span text:style-name="a1133" text:class-names="">Haga clic en el icono para agregar una imagen</text:span><text:span text:style-name="a1134" text:class-names=""/></text:p>
        </draw:text-box>
        <svg:title/>
        <svg:desc/>
      </draw:frame>
      <draw:frame draw:id="id176" presentation:style-name="a1140" draw:name="Marcador de posición de imagen 10" svg:x="4.1961in" svg:y="3.15625in" svg:width="2.01828in" svg:height="2.01828in" presentation:class="graphic" presentation:placeholder="false">
        <draw:text-box>
          <text:p text:style-name="a1139" text:class-names="" text:cond-style-name=""><text:span text:style-name="a1137" text:class-names="">Haga clic en el icono para agregar una imagen</text:span><text:span text:style-name="a1138" text:class-names=""/></text:p>
        </draw:text-box>
        <svg:title/>
        <svg:desc/>
      </draw:frame>
      <draw:frame draw:id="id177" presentation:style-name="a1144" draw:name="Marcador de posición de imagen 10" svg:x="6.91992in" svg:y="3.15625in" svg:width="2.01828in" svg:height="2.01828in" presentation:class="graphic" presentation:placeholder="false">
        <draw:text-box>
          <text:p text:style-name="a1143" text:class-names="" text:cond-style-name=""><text:span text:style-name="a1141" text:class-names="">Haga clic en el icono para agregar una imagen</text:span><text:span text:style-name="a1142" text:class-names=""/></text:p>
        </draw:text-box>
        <svg:title/>
        <svg:desc/>
      </draw:frame>
      <draw:frame draw:id="id178" presentation:style-name="a1148" draw:name="Marcador de posición de imagen 10" svg:x="9.56634in" svg:y="3.15625in" svg:width="2.01828in" svg:height="2.01828in" presentation:class="graphic" presentation:placeholder="false">
        <draw:text-box>
          <text:p text:style-name="a1147" text:class-names="" text:cond-style-name=""><text:span text:style-name="a1145" text:class-names="">Haga clic en el icono para agregar una imagen</text:span><text:span text:style-name="a1146" text:class-names=""/></text:p>
        </draw:text-box>
        <svg:title/>
        <svg:desc/>
      </draw:frame>
      <draw:frame draw:id="id179" presentation:style-name="a1152" draw:name="Marcador de texto 2" svg:x="1.46899in" svg:y="5.5605in" svg:width="2.32255in" svg:height="0.37518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HAGA CLIC PARA EDITAR</text:span></text:p>
            </text:list-item>
          </text:list>
        </draw:text-box>
        <svg:title/>
        <svg:desc/>
      </draw:frame>
      <draw:frame draw:id="id180" presentation:style-name="a1156" draw:name="Marcador de texto 2" svg:x="4.03869in" svg:y="5.57656in" svg:width="2.33569in" svg:height="0.37518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HAGA CLIC PARA EDITAR</text:span></text:p>
            </text:list-item>
          </text:list>
        </draw:text-box>
        <svg:title/>
        <svg:desc/>
      </draw:frame>
      <draw:frame draw:id="id181" presentation:style-name="a1160" draw:name="Marcador de texto 2" svg:x="6.76252in" svg:y="5.57656in" svg:width="2.32255in" svg:height="0.37518in" presentation:class="outline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HAGA CLIC PARA EDITAR</text:span></text:p>
            </text:list-item>
          </text:list>
        </draw:text-box>
        <svg:title/>
        <svg:desc/>
      </draw:frame>
      <draw:frame draw:id="id182" presentation:style-name="a1164" draw:name="Marcador de texto 2" svg:x="9.40893in" svg:y="5.5605in" svg:width="2.32255in" svg:height="0.37518in" presentation:class="outline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HAGA CLIC PARA EDITAR</text:span></text:p>
            </text:list-item>
          </text:list>
        </draw:text-box>
        <svg:title/>
        <svg:desc/>
      </draw:frame>
      <draw:frame draw:id="id183" presentation:style-name="a1168" draw:name="Marcador de texto 2" svg:x="1.6264in" svg:y="5.97563in" svg:width="2.01828in" svg:height="0.37518in" presentation:class="outline" presentation:placeholder="false">
        <draw:text-box>
          <text:list text:style-name="a1167">
            <text:list-item>
              <text:p text:style-name="a1166" text:class-names="" text:cond-style-name=""><text:span text:style-name="a1165" text:class-names="">HAGA CLIC PARA EDITAR</text:span></text:p>
            </text:list-item>
          </text:list>
        </draw:text-box>
        <svg:title/>
        <svg:desc/>
      </draw:frame>
      <draw:frame draw:id="id184" presentation:style-name="a1172" draw:name="Marcador de texto 2" svg:x="4.1961in" svg:y="5.99168in" svg:width="2.02969in" svg:height="0.37518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HAGA CLIC PARA EDITAR</text:span></text:p>
            </text:list-item>
          </text:list>
        </draw:text-box>
        <svg:title/>
        <svg:desc/>
      </draw:frame>
      <draw:frame draw:id="id185" presentation:style-name="a1176" draw:name="Marcador de texto 2" svg:x="6.91992in" svg:y="5.99168in" svg:width="2.01828in" svg:height="0.37518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HAGA CLIC PARA EDITAR</text:span></text:p>
            </text:list-item>
          </text:list>
        </draw:text-box>
        <svg:title/>
        <svg:desc/>
      </draw:frame>
      <draw:frame draw:id="id186" presentation:style-name="a1180" draw:name="Marcador de texto 2" svg:x="9.56634in" svg:y="5.97563in" svg:width="2.01827in" svg:height="0.37518in" presentation:class="outline" presentation:placeholder="false">
        <draw:text-box>
          <text:list text:style-name="a1179">
            <text:list-item>
              <text:p text:style-name="a1178" text:class-names="" text:cond-style-name=""><text:span text:style-name="a1177" text:class-names="">HAGA CLIC PARA EDITAR</text:span></text:p>
            </text:list-item>
          </text:list>
        </draw:text-box>
        <svg:title/>
        <svg:desc/>
      </draw:frame>
      <draw:frame draw:id="id187" presentation:style-name="a1183" draw:name="Marcador de fecha 6" svg:x="0.91667in" svg:y="6.95139in" svg:width="3in" svg:height="0.39931in" presentation:class="date-time" presentation:placeholder="false">
        <draw:text-box>
          <text:p text:style-name="a1182" text:class-names="" text:cond-style-name=""><text:span text:style-name="a1181" text:class-names="">20XX</text:span></text:p>
        </draw:text-box>
        <svg:title/>
        <svg:desc/>
      </draw:frame>
      <draw:frame draw:id="id188" presentation:style-name="a1186" draw:name="Marcador de pie de página 7" svg:x="4.41667in" svg:y="6.95139in" svg:width="4.5in" svg:height="0.39931in" presentation:class="footer" presentation:placeholder="false">
        <draw:text-box>
          <text:p text:style-name="a1185" text:class-names="" text:cond-style-name=""><text:span text:style-name="a1184" text:class-names="">Presentación para inversores</text:span></text:p>
        </draw:text-box>
        <svg:title/>
        <svg:desc/>
      </draw:frame>
      <draw:frame draw:id="id189" presentation:style-name="a1190" draw:name="Marcador de número de diapositiva 8" svg:x="9.41667in" svg:y="6.95139in" svg:width="3in" svg:height="0.39931in" presentation:class="page-number" presentation:placeholder="false">
        <draw:text-box>
          <text:p text:style-name="a1189" text:class-names="" text:cond-style-name=""><text:span text:style-name="a1187" text:class-names=""><text:page-number style:num-format="1" text:fixed="false">‹Nº›</text:page-number></text:span><text:span text:style-name="a1188" text:class-names=""/></text:p>
        </draw:text-box>
        <svg:title/>
        <svg:desc/>
      </draw:frame>
      <draw:connector draw:type="line" svg:x1="13.33333in" svg:y1="0.83333in" svg:x2="8.02083in" svg:y2="0in" draw:id="id190" draw:style-name="a1191" draw:name="Conector recto 9">
        <svg:title/>
        <svg:desc/>
      </draw:connector>
      <draw:connector draw:type="line" svg:x1="12.5625in" svg:y1="0in" svg:x2="13.33333in" svg:y2="1.88542in" draw:id="id191" draw:style-name="a1192" draw:name="Conector recto 14">
        <svg:title/>
        <svg:desc/>
      </draw:connector>
      <presentation:notes style:page-layout-name="pageLayout2" draw:style-name="a1224">
        <draw:frame draw:id="id5" presentation:style-name="a1195" draw:name="Marcador de encabezado 1" svg:x="0in" svg:y="0in" svg:width="3.25in" svg:height="0.50174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6" presentation:style-name="a1200" draw:name="Marcador de fecha 2" svg:x="4.24826in" svg:y="0in" svg:width="3.25in" svg:height="0.50174in" presentation:class="date-time" presentation:placeholder="false">
          <draw:text-box>
            <text:p text:style-name="a1199" text:class-names="" text:cond-style-name=""><text:span text:style-name="a1196" text:class-names=""><text:date text:fixed="false" style:data-style-name="a1197">26/07/2021</text:date></text:span><text:span text:style-name="a11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01" draw:name="Marcador de imagen de diapositiva 3">
          <svg:title/>
          <svg:desc/>
        </draw:page-thumbnail>
        <draw:frame draw:id="id8" presentation:style-name="a1216" draw:name="Marcador de notas 4" svg:x="0.75in" svg:y="4.8125in" svg:width="6in" svg:height="3.9375in" presentation:class="notes" presentation:placeholder="false">
          <draw:text-box>
            <text:p text:style-name="a1203" text:class-names="" text:cond-style-name=""><text:span text:style-name="a1202" text:class-names="">Haga clic para modificar los estilos de texto del patrón</text:span></text:p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Segundo nivel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p text:style-name="a1208" text:class-names="" text:cond-style-name=""><text:span text:style-name="a12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list text:style-name="a1212">
                          <text:list-item>
                            <text:p text:style-name="a1211" text:class-names="" text:cond-style-name=""><text:span text:style-name="a12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9" draw:name="Marcador de pie de página 5" svg:x="0in" svg:y="9.49826in" svg:width="3.25in" svg:height="0.50174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0" presentation:style-name="a1223" draw:name="Marcador de número de diapositiva 6" svg:x="4.24826in" svg:y="9.49826in" svg:width="3.25in" svg:height="0.50174in" presentation:class="page-number" presentation:placeholder="false">
          <draw:text-box>
            <text:p text:style-name="a1222" text:class-names="" text:cond-style-name=""><text:span text:style-name="a1220" text:class-names=""><text:page-number style:num-format="1" text:fixed="false">‹Nº›</text:page-number></text:span><text:span text:style-name="a1221" text:class-names=""/></text:p>
          </draw:text-box>
          <svg:title/>
          <svg:desc/>
        </draw:frame>
      </presentation:notes>
    </style:master-page>
    <style:master-page style:name="Master1-Layout16-cust-Diapositiva-de-equipo-de-8-personas" style:page-layout-name="pageLayout1" draw:style-name="a1225">
      <draw:frame draw:id="id192" presentation:style-name="a1228" draw:name="Título 1" svg:x="2.06163in" svg:y="0.9757in" svg:width="9.21007in" svg:height="1.44965in" presentation:class="title" presentation:placeholder="false">
        <draw:text-box>
          <text:p text:style-name="a1227" text:class-names="" text:cond-style-name=""><text:span text:style-name="a1226" text:class-names="">HAGA CLIC PARA MODIFICAR EL ESTILO DEL TÍTULO MAESTRO</text:span></text:p>
        </draw:text-box>
        <svg:title/>
        <svg:desc/>
      </draw:frame>
      <draw:frame draw:id="id193" presentation:style-name="a1232" draw:name="Marcador de posición de imagen 10" svg:x="2.0529in" svg:y="2.65625in" svg:width="1.16667in" svg:height="1.16667in" presentation:class="graphic" presentation:placeholder="false">
        <draw:text-box>
          <text:p text:style-name="a1231" text:class-names="" text:cond-style-name=""><text:span text:style-name="a1229" text:class-names="">Haga clic en el icono para agregar una imagen</text:span><text:span text:style-name="a1230" text:class-names=""/></text:p>
        </draw:text-box>
        <svg:title/>
        <svg:desc/>
      </draw:frame>
      <draw:frame draw:id="id194" presentation:style-name="a1236" draw:name="Marcador de posición de imagen 10" svg:x="4.62191in" svg:y="2.65625in" svg:width="1.16667in" svg:height="1.16667in" presentation:class="graphic" presentation:placeholder="false">
        <draw:text-box>
          <text:p text:style-name="a1235" text:class-names="" text:cond-style-name=""><text:span text:style-name="a1233" text:class-names="">Haga clic en el icono para agregar una imagen</text:span><text:span text:style-name="a1234" text:class-names=""/></text:p>
        </draw:text-box>
        <svg:title/>
        <svg:desc/>
      </draw:frame>
      <draw:frame draw:id="id195" presentation:style-name="a1240" draw:name="Marcador de posición de imagen 10" svg:x="7.34573in" svg:y="2.65625in" svg:width="1.16667in" svg:height="1.16667in" presentation:class="graphic" presentation:placeholder="false">
        <draw:text-box>
          <text:p text:style-name="a1239" text:class-names="" text:cond-style-name=""><text:span text:style-name="a1237" text:class-names="">Haga clic en el icono para agregar una imagen</text:span><text:span text:style-name="a1238" text:class-names=""/></text:p>
        </draw:text-box>
        <svg:title/>
        <svg:desc/>
      </draw:frame>
      <draw:frame draw:id="id196" presentation:style-name="a1244" draw:name="Marcador de posición de imagen 10" svg:x="9.99214in" svg:y="2.65625in" svg:width="1.16667in" svg:height="1.16667in" presentation:class="graphic" presentation:placeholder="false">
        <draw:text-box>
          <text:p text:style-name="a1243" text:class-names="" text:cond-style-name=""><text:span text:style-name="a1241" text:class-names="">Haga clic en el icono para agregar una imagen</text:span><text:span text:style-name="a1242" text:class-names=""/></text:p>
        </draw:text-box>
        <svg:title/>
        <svg:desc/>
      </draw:frame>
      <draw:frame draw:id="id197" presentation:style-name="a1248" draw:name="Marcador de texto 2" svg:x="1.6406in" svg:y="3.99648in" svg:width="2in" svg:height="0.37518in" presentation:class="outline" presentation:placeholder="false">
        <draw:text-box>
          <text:list text:style-name="a1247">
            <text:list-item>
              <text:p text:style-name="a1246" text:class-names="" text:cond-style-name=""><text:span text:style-name="a1245" text:class-names="">HAGA CLIC PARA EDITAR</text:span></text:p>
            </text:list-item>
          </text:list>
        </draw:text-box>
        <svg:title/>
        <svg:desc/>
      </draw:frame>
      <draw:frame draw:id="id198" presentation:style-name="a1252" draw:name="Marcador de texto 2" svg:x="1.52025in" svg:y="4.13609in" svg:width="2.25in" svg:height="0.37518in" presentation:class="outline" presentation:placeholder="false">
        <draw:text-box>
          <text:list text:style-name="a1251">
            <text:list-item>
              <text:p text:style-name="a1250" text:class-names="" text:cond-style-name=""><text:span text:style-name="a1249" text:class-names="">HAGA CLIC PARA EDITAR</text:span></text:p>
            </text:list-item>
          </text:list>
        </draw:text-box>
        <svg:title/>
        <svg:desc/>
      </draw:frame>
      <draw:frame draw:id="id199" presentation:style-name="a1256" draw:name="Marcador de texto 2" svg:x="4.2096in" svg:y="4.01253in" svg:width="2in" svg:height="0.37518in" presentation:class="outline" presentation:placeholder="false">
        <draw:text-box>
          <text:list text:style-name="a1255">
            <text:list-item>
              <text:p text:style-name="a1254" text:class-names="" text:cond-style-name=""><text:span text:style-name="a1253" text:class-names="">HAGA CLIC PARA EDITAR</text:span></text:p>
            </text:list-item>
          </text:list>
        </draw:text-box>
        <svg:title/>
        <svg:desc/>
      </draw:frame>
      <draw:frame draw:id="id200" presentation:style-name="a1260" draw:name="Marcador de texto 2" svg:x="4.08925in" svg:y="4.15214in" svg:width="2.25in" svg:height="0.37518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HAGA CLIC PARA EDITAR</text:span></text:p>
            </text:list-item>
          </text:list>
        </draw:text-box>
        <svg:title/>
        <svg:desc/>
      </draw:frame>
      <draw:frame draw:id="id201" presentation:style-name="a1264" draw:name="Marcador de texto 2" svg:x="6.93343in" svg:y="4.01253in" svg:width="2in" svg:height="0.37518in" presentation:class="outline" presentation:placeholder="false">
        <draw:text-box>
          <text:list text:style-name="a1263">
            <text:list-item>
              <text:p text:style-name="a1262" text:class-names="" text:cond-style-name=""><text:span text:style-name="a1261" text:class-names="">HAGA CLIC PARA EDITAR</text:span></text:p>
            </text:list-item>
          </text:list>
        </draw:text-box>
        <svg:title/>
        <svg:desc/>
      </draw:frame>
      <draw:frame draw:id="id202" presentation:style-name="a1268" draw:name="Marcador de texto 2" svg:x="6.80005in" svg:y="4.15214in" svg:width="2.25in" svg:height="0.37518in" presentation:class="outline" presentation:placeholder="false">
        <draw:text-box>
          <text:list text:style-name="a1267">
            <text:list-item>
              <text:p text:style-name="a1266" text:class-names="" text:cond-style-name=""><text:span text:style-name="a1265" text:class-names="">HAGA CLIC PARA EDITAR</text:span></text:p>
            </text:list-item>
          </text:list>
        </draw:text-box>
        <svg:title/>
        <svg:desc/>
      </draw:frame>
      <draw:frame draw:id="id203" presentation:style-name="a1272" draw:name="Marcador de texto 2" svg:x="9.57984in" svg:y="3.99648in" svg:width="2in" svg:height="0.37518in" presentation:class="outline" presentation:placeholder="false">
        <draw:text-box>
          <text:list text:style-name="a1271">
            <text:list-item>
              <text:p text:style-name="a1270" text:class-names="" text:cond-style-name=""><text:span text:style-name="a1269" text:class-names="">HAGA CLIC PARA EDITAR</text:span></text:p>
            </text:list-item>
          </text:list>
        </draw:text-box>
        <svg:title/>
        <svg:desc/>
      </draw:frame>
      <draw:frame draw:id="id204" presentation:style-name="a1276" draw:name="Marcador de texto 2" svg:x="9.44273in" svg:y="4.13609in" svg:width="2.25in" svg:height="0.37518in" presentation:class="outline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HAGA CLIC PARA EDITAR</text:span></text:p>
            </text:list-item>
          </text:list>
        </draw:text-box>
        <svg:title/>
        <svg:desc/>
      </draw:frame>
      <draw:frame draw:id="id205" presentation:style-name="a1280" draw:name="Marcador de posición de imagen 10" svg:x="2.0529in" svg:y="4.6891in" svg:width="1.16667in" svg:height="1.16667in" presentation:class="graphic" presentation:placeholder="false">
        <draw:text-box>
          <text:p text:style-name="a1279" text:class-names="" text:cond-style-name=""><text:span text:style-name="a1277" text:class-names="">Haga clic en el icono para agregar una imagen</text:span><text:span text:style-name="a1278" text:class-names=""/></text:p>
        </draw:text-box>
        <svg:title/>
        <svg:desc/>
      </draw:frame>
      <draw:frame draw:id="id206" presentation:style-name="a1284" draw:name="Marcador de posición de imagen 10" svg:x="4.62191in" svg:y="4.6891in" svg:width="1.16667in" svg:height="1.16667in" presentation:class="graphic" presentation:placeholder="false">
        <draw:text-box>
          <text:p text:style-name="a1283" text:class-names="" text:cond-style-name=""><text:span text:style-name="a1281" text:class-names="">Haga clic en el icono para agregar una imagen</text:span><text:span text:style-name="a1282" text:class-names=""/></text:p>
        </draw:text-box>
        <svg:title/>
        <svg:desc/>
      </draw:frame>
      <draw:frame draw:id="id207" presentation:style-name="a1288" draw:name="Marcador de posición de imagen 10" svg:x="7.34573in" svg:y="4.6891in" svg:width="1.16667in" svg:height="1.16667in" presentation:class="graphic" presentation:placeholder="false">
        <draw:text-box>
          <text:p text:style-name="a1287" text:class-names="" text:cond-style-name=""><text:span text:style-name="a1285" text:class-names="">Haga clic en el icono para agregar una imagen</text:span><text:span text:style-name="a1286" text:class-names=""/></text:p>
        </draw:text-box>
        <svg:title/>
        <svg:desc/>
      </draw:frame>
      <draw:frame draw:id="id208" presentation:style-name="a1292" draw:name="Marcador de posición de imagen 10" svg:x="9.99214in" svg:y="4.6891in" svg:width="1.16667in" svg:height="1.16667in" presentation:class="graphic" presentation:placeholder="false">
        <draw:text-box>
          <text:p text:style-name="a1291" text:class-names="" text:cond-style-name=""><text:span text:style-name="a1289" text:class-names="">Haga clic en el icono para agregar una imagen</text:span><text:span text:style-name="a1290" text:class-names=""/></text:p>
        </draw:text-box>
        <svg:title/>
        <svg:desc/>
      </draw:frame>
      <draw:frame draw:id="id209" presentation:style-name="a1296" draw:name="Marcador de texto 2" svg:x="1.6406in" svg:y="6.02932in" svg:width="2in" svg:height="0.37518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HAGA CLIC PARA EDITAR</text:span></text:p>
            </text:list-item>
          </text:list>
        </draw:text-box>
        <svg:title/>
        <svg:desc/>
      </draw:frame>
      <draw:frame draw:id="id210" presentation:style-name="a1300" draw:name="Marcador de texto 2" svg:x="1.52025in" svg:y="6.16894in" svg:width="2.25in" svg:height="0.37518in" presentation:class="outline" presentation:placeholder="false">
        <draw:text-box>
          <text:list text:style-name="a1299">
            <text:list-item>
              <text:p text:style-name="a1298" text:class-names="" text:cond-style-name=""><text:span text:style-name="a1297" text:class-names="">HAGA CLIC PARA EDITAR</text:span></text:p>
            </text:list-item>
          </text:list>
        </draw:text-box>
        <svg:title/>
        <svg:desc/>
      </draw:frame>
      <draw:frame draw:id="id211" presentation:style-name="a1304" draw:name="Marcador de texto 2" svg:x="4.2096in" svg:y="6.04538in" svg:width="2in" svg:height="0.37518in" presentation:class="outline" presentation:placeholder="false">
        <draw:text-box>
          <text:list text:style-name="a1303">
            <text:list-item>
              <text:p text:style-name="a1302" text:class-names="" text:cond-style-name=""><text:span text:style-name="a1301" text:class-names="">HAGA CLIC PARA EDITAR</text:span></text:p>
            </text:list-item>
          </text:list>
        </draw:text-box>
        <svg:title/>
        <svg:desc/>
      </draw:frame>
      <draw:frame draw:id="id212" presentation:style-name="a1308" draw:name="Marcador de texto 2" svg:x="4.08925in" svg:y="6.18499in" svg:width="2.25in" svg:height="0.37518in" presentation:class="outline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HAGA CLIC PARA EDITAR</text:span></text:p>
            </text:list-item>
          </text:list>
        </draw:text-box>
        <svg:title/>
        <svg:desc/>
      </draw:frame>
      <draw:frame draw:id="id213" presentation:style-name="a1312" draw:name="Marcador de texto 2" svg:x="6.93343in" svg:y="6.04538in" svg:width="2in" svg:height="0.37518in" presentation:class="outline" presentation:placeholder="false">
        <draw:text-box>
          <text:list text:style-name="a1311">
            <text:list-item>
              <text:p text:style-name="a1310" text:class-names="" text:cond-style-name=""><text:span text:style-name="a1309" text:class-names="">HAGA CLIC PARA EDITAR</text:span></text:p>
            </text:list-item>
          </text:list>
        </draw:text-box>
        <svg:title/>
        <svg:desc/>
      </draw:frame>
      <draw:frame draw:id="id214" presentation:style-name="a1316" draw:name="Marcador de texto 2" svg:x="6.81308in" svg:y="6.18499in" svg:width="2.25in" svg:height="0.37518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HAGA CLIC PARA EDITAR</text:span></text:p>
            </text:list-item>
          </text:list>
        </draw:text-box>
        <svg:title/>
        <svg:desc/>
      </draw:frame>
      <draw:frame draw:id="id215" presentation:style-name="a1320" draw:name="Marcador de texto 2" svg:x="9.57984in" svg:y="6.02932in" svg:width="2in" svg:height="0.37518in" presentation:class="outline" presentation:placeholder="false">
        <draw:text-box>
          <text:list text:style-name="a1319">
            <text:list-item>
              <text:p text:style-name="a1318" text:class-names="" text:cond-style-name=""><text:span text:style-name="a1317" text:class-names="">HAGA CLIC PARA EDITAR</text:span></text:p>
            </text:list-item>
          </text:list>
        </draw:text-box>
        <svg:title/>
        <svg:desc/>
      </draw:frame>
      <draw:frame draw:id="id216" presentation:style-name="a1324" draw:name="Marcador de texto 2" svg:x="9.44273in" svg:y="6.16894in" svg:width="2.25in" svg:height="0.37518in" presentation:class="outline" presentation:placeholder="false">
        <draw:text-box>
          <text:list text:style-name="a1323">
            <text:list-item>
              <text:p text:style-name="a1322" text:class-names="" text:cond-style-name=""><text:span text:style-name="a1321" text:class-names="">HAGA CLIC PARA EDITAR</text:span></text:p>
            </text:list-item>
          </text:list>
        </draw:text-box>
        <svg:title/>
        <svg:desc/>
      </draw:frame>
      <draw:frame draw:id="id217" presentation:style-name="a1327" draw:name="Marcador de fecha 6" svg:x="0.91667in" svg:y="6.95139in" svg:width="3in" svg:height="0.39931in" presentation:class="date-time" presentation:placeholder="false">
        <draw:text-box>
          <text:p text:style-name="a1326" text:class-names="" text:cond-style-name=""><text:span text:style-name="a1325" text:class-names="">20XX</text:span></text:p>
        </draw:text-box>
        <svg:title/>
        <svg:desc/>
      </draw:frame>
      <draw:frame draw:id="id218" presentation:style-name="a1330" draw:name="Marcador de pie de página 7" svg:x="4.41667in" svg:y="6.95139in" svg:width="4.5in" svg:height="0.39931in" presentation:class="footer" presentation:placeholder="false">
        <draw:text-box>
          <text:p text:style-name="a1329" text:class-names="" text:cond-style-name=""><text:span text:style-name="a1328" text:class-names="">Presentación para inversores</text:span></text:p>
        </draw:text-box>
        <svg:title/>
        <svg:desc/>
      </draw:frame>
      <draw:frame draw:id="id219" presentation:style-name="a1334" draw:name="Marcador de número de diapositiva 8" svg:x="9.41667in" svg:y="6.95139in" svg:width="3in" svg:height="0.39931in" presentation:class="page-number" presentation:placeholder="false">
        <draw:text-box>
          <text:p text:style-name="a1333" text:class-names="" text:cond-style-name=""><text:span text:style-name="a1331" text:class-names=""><text:page-number style:num-format="1" text:fixed="false">‹Nº›</text:page-number></text:span><text:span text:style-name="a1332" text:class-names=""/></text:p>
        </draw:text-box>
        <svg:title/>
        <svg:desc/>
      </draw:frame>
      <draw:frame draw:id="id220" draw:style-name="a1335" draw:name="Gráfico 12" svg:x="0in" svg:y="0.51832in" svg:width="2.25in" svg:height="1.80208in" style:rel-width="scale" style:rel-height="scale">
        <draw:image xlink:href="media/image3.svg" xlink:type="simple" xlink:show="embed" xlink:actuate="onLoad"/>
        <svg:title/>
        <svg:desc/>
      </draw:frame>
      <draw:frame draw:id="id221" draw:style-name="a1336" draw:name="Gráfico 13" svg:x="12.08333in" svg:y="5.66589in" svg:width="1.25in" svg:height="1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1368">
        <draw:frame draw:id="id5" presentation:style-name="a1339" draw:name="Marcador de encabezado 1" svg:x="0in" svg:y="0in" svg:width="3.25in" svg:height="0.50174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6" presentation:style-name="a1344" draw:name="Marcador de fecha 2" svg:x="4.24826in" svg:y="0in" svg:width="3.25in" svg:height="0.50174in" presentation:class="date-time" presentation:placeholder="false">
          <draw:text-box>
            <text:p text:style-name="a1343" text:class-names="" text:cond-style-name=""><text:span text:style-name="a1340" text:class-names=""><text:date text:fixed="false" style:data-style-name="a1341">26/07/2021</text:date></text:span><text:span text:style-name="a13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5" draw:name="Marcador de imagen de diapositiva 3">
          <svg:title/>
          <svg:desc/>
        </draw:page-thumbnail>
        <draw:frame draw:id="id8" presentation:style-name="a1360" draw:name="Marcador de notas 4" svg:x="0.75in" svg:y="4.8125in" svg:width="6in" svg:height="3.9375in" presentation:class="notes" presentation:placeholder="false">
          <draw:text-box>
            <text:p text:style-name="a1347" text:class-names="" text:cond-style-name=""><text:span text:style-name="a1346" text:class-names="">Haga clic para modificar los estilos de texto del patrón</text:span></text:p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Segundo nivel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list text:style-name="a1353">
                      <text:list-item>
                        <text:p text:style-name="a1352" text:class-names="" text:cond-style-name=""><text:span text:style-name="a13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list text:style-name="a1356">
                      <text:list-item>
                        <text:list text:style-name="a1356">
                          <text:list-item>
                            <text:p text:style-name="a1355" text:class-names="" text:cond-style-name=""><text:span text:style-name="a13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list text:style-name="a1359">
                      <text:list-item>
                        <text:list text:style-name="a1359">
                          <text:list-item>
                            <text:list text:style-name="a1359">
                              <text:list-item>
                                <text:p text:style-name="a1358" text:class-names="" text:cond-style-name=""><text:span text:style-name="a135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3" draw:name="Marcador de pie de página 5" svg:x="0in" svg:y="9.49826in" svg:width="3.25in" svg:height="0.50174in" presentation:class="foot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10" presentation:style-name="a1367" draw:name="Marcador de número de diapositiva 6" svg:x="4.24826in" svg:y="9.49826in" svg:width="3.25in" svg:height="0.50174in" presentation:class="page-number" presentation:placeholder="false">
          <draw:text-box>
            <text:p text:style-name="a1366" text:class-names="" text:cond-style-name=""><text:span text:style-name="a1364" text:class-names=""><text:page-number style:num-format="1" text:fixed="false">‹Nº›</text:page-number></text:span><text:span text:style-name="a1365" text:class-names=""/></text:p>
          </draw:text-box>
          <svg:title/>
          <svg:desc/>
        </draw:frame>
      </presentation:notes>
    </style:master-page>
    <style:master-page style:name="Master1-Layout17-cust-Contenido--3" style:page-layout-name="pageLayout1" draw:style-name="a1369">
      <draw:frame draw:id="id222" presentation:style-name="a1372" draw:name="Título 1" svg:x="2.06163in" svg:y="0.9757in" svg:width="9.21007in" svg:height="1.44965in" presentation:class="title" presentation:placeholder="false">
        <draw:text-box>
          <text:p text:style-name="a1371" text:class-names="" text:cond-style-name=""><text:span text:style-name="a1370" text:class-names="">HAGA CLIC PARA MODIFICAR EL ESTILO DEL TÍTULO MAESTRO</text:span></text:p>
        </draw:text-box>
        <svg:title/>
        <svg:desc/>
      </draw:frame>
      <draw:frame draw:id="id223" presentation:style-name="a1375" draw:name="Marcador de contenido 10" svg:x="1.17612in" svg:y="2.5926in" svg:width="2.03in" svg:height="1.82in" presentation:class="object" presentation:placeholder="false">
        <draw:text-box>
          <text:p text:style-name="a1374" text:class-names="" text:cond-style-name=""><text:span text:style-name="a1373" text:class-names="">Haga clic para agregar contenido</text:span></text:p>
        </draw:text-box>
        <svg:title/>
        <svg:desc/>
      </draw:frame>
      <draw:frame draw:id="id224" presentation:style-name="a1379" draw:name="Marcador de texto 2" svg:x="0.91667in" svg:y="4.1435in" svg:width="2.54891in" svg:height="0.8802in" presentation:class="outline" presentation:placeholder="false">
        <draw:text-box>
          <text:list text:style-name="a1378">
            <text:list-item>
              <text:p text:style-name="a1377" text:class-names="" text:cond-style-name=""><text:span text:style-name="a1376" text:class-names="">#</text:span></text:p>
            </text:list-item>
          </text:list>
        </draw:text-box>
        <svg:title/>
        <svg:desc/>
      </draw:frame>
      <draw:frame draw:id="id225" presentation:style-name="a1383" draw:name="Marcador de texto 2" svg:x="0.91667in" svg:y="4.88278in" svg:width="2.54891in" svg:height="0.47955in" presentation:class="outline" presentation:placeholder="false">
        <draw:text-box>
          <text:list text:style-name="a1382">
            <text:list-item>
              <text:p text:style-name="a1381" text:class-names="" text:cond-style-name=""><text:span text:style-name="a1380" text:class-names="">HAGA CLIC PARA EDITAR</text:span></text:p>
            </text:list-item>
          </text:list>
        </draw:text-box>
        <svg:title/>
        <svg:desc/>
      </draw:frame>
      <draw:frame draw:id="id226" presentation:style-name="a1386" draw:name="Marcador de contenido 3" svg:x="0.91667in" svg:y="5.60009in" svg:width="2.54891in" svg:height="0.93303in" presentation:class="object" presentation:placeholder="false">
        <draw:text-box>
          <text:p text:style-name="a1385" text:class-names="" text:cond-style-name=""><text:span text:style-name="a1384" text:class-names="">Haga clic para modificar los estilos de texto del patrón</text:span></text:p>
        </draw:text-box>
        <svg:title/>
        <svg:desc/>
      </draw:frame>
      <draw:frame draw:id="id227" presentation:style-name="a1389" draw:name="Marcador de contenido 10" svg:x="4.16191in" svg:y="2.5926in" svg:width="2.03in" svg:height="1.82in" presentation:class="object" presentation:placeholder="false">
        <draw:text-box>
          <text:p text:style-name="a1388" text:class-names="" text:cond-style-name=""><text:span text:style-name="a1387" text:class-names="">Haga clic para agregar contenido</text:span></text:p>
        </draw:text-box>
        <svg:title/>
        <svg:desc/>
      </draw:frame>
      <draw:frame draw:id="id228" presentation:style-name="a1393" draw:name="Marcador de texto 4" svg:x="3.89618in" svg:y="4.1435in" svg:width="2.56147in" svg:height="0.8802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#</text:span></text:p>
            </text:list-item>
          </text:list>
        </draw:text-box>
        <svg:title/>
        <svg:desc/>
      </draw:frame>
      <draw:frame draw:id="id229" presentation:style-name="a1397" draw:name="Marcador de texto 4" svg:x="3.89618in" svg:y="4.88278in" svg:width="2.56147in" svg:height="0.47955in" presentation:class="outline" presentation:placeholder="false">
        <draw:text-box>
          <text:list text:style-name="a1396">
            <text:list-item>
              <text:p text:style-name="a1395" text:class-names="" text:cond-style-name=""><text:span text:style-name="a1394" text:class-names="">HAGA CLIC PARA EDITAR</text:span></text:p>
            </text:list-item>
          </text:list>
        </draw:text-box>
        <svg:title/>
        <svg:desc/>
      </draw:frame>
      <draw:frame draw:id="id230" presentation:style-name="a1400" draw:name="Marcador de contenido 5" svg:x="3.89618in" svg:y="5.60009in" svg:width="2.56147in" svg:height="0.93303in" presentation:class="object" presentation:placeholder="false">
        <draw:text-box>
          <text:p text:style-name="a1399" text:class-names="" text:cond-style-name=""><text:span text:style-name="a1398" text:class-names="">Haga clic para modificar los estilos de texto del patrón</text:span></text:p>
        </draw:text-box>
        <svg:title/>
        <svg:desc/>
      </draw:frame>
      <draw:frame draw:id="id231" presentation:style-name="a1403" draw:name="Marcador de contenido 10" svg:x="7.14142in" svg:y="2.5926in" svg:width="2.03in" svg:height="1.82in" presentation:class="object" presentation:placeholder="false">
        <draw:text-box>
          <text:p text:style-name="a1402" text:class-names="" text:cond-style-name=""><text:span text:style-name="a1401" text:class-names="">Haga clic para agregar contenido</text:span></text:p>
        </draw:text-box>
        <svg:title/>
        <svg:desc/>
      </draw:frame>
      <draw:frame draw:id="id232" presentation:style-name="a1407" draw:name="Marcador de texto 2" svg:x="6.88824in" svg:y="4.1435in" svg:width="2.54891in" svg:height="0.8802in" presentation:class="outline" presentation:placeholder="false">
        <draw:text-box>
          <text:list text:style-name="a1406">
            <text:list-item>
              <text:p text:style-name="a1405" text:class-names="" text:cond-style-name=""><text:span text:style-name="a1404" text:class-names="">#</text:span></text:p>
            </text:list-item>
          </text:list>
        </draw:text-box>
        <svg:title/>
        <svg:desc/>
      </draw:frame>
      <draw:frame draw:id="id233" presentation:style-name="a1411" draw:name="Marcador de texto 2" svg:x="6.88824in" svg:y="4.88278in" svg:width="2.54891in" svg:height="0.47955in" presentation:class="outline" presentation:placeholder="false">
        <draw:text-box>
          <text:list text:style-name="a1410">
            <text:list-item>
              <text:p text:style-name="a1409" text:class-names="" text:cond-style-name=""><text:span text:style-name="a1408" text:class-names="">HAGA CLIC PARA EDITAR</text:span></text:p>
            </text:list-item>
          </text:list>
        </draw:text-box>
        <svg:title/>
        <svg:desc/>
      </draw:frame>
      <draw:frame draw:id="id234" presentation:style-name="a1414" draw:name="Marcador de contenido 3" svg:x="6.88824in" svg:y="5.60009in" svg:width="2.54891in" svg:height="0.93303in" presentation:class="object" presentation:placeholder="false">
        <draw:text-box>
          <text:p text:style-name="a1413" text:class-names="" text:cond-style-name=""><text:span text:style-name="a1412" text:class-names="">Haga clic para modificar los estilos de texto del patrón</text:span></text:p>
        </draw:text-box>
        <svg:title/>
        <svg:desc/>
      </draw:frame>
      <draw:frame draw:id="id235" presentation:style-name="a1417" draw:name="Marcador de contenido 10" svg:x="10.12721in" svg:y="2.5926in" svg:width="2.03in" svg:height="1.82in" presentation:class="object" presentation:placeholder="false">
        <draw:text-box>
          <text:p text:style-name="a1416" text:class-names="" text:cond-style-name=""><text:span text:style-name="a1415" text:class-names="">Haga clic para agregar contenido</text:span></text:p>
        </draw:text-box>
        <svg:title/>
        <svg:desc/>
      </draw:frame>
      <draw:frame draw:id="id236" presentation:style-name="a1421" draw:name="Marcador de texto 2" svg:x="9.86775in" svg:y="4.14311in" svg:width="2.54891in" svg:height="0.8802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#</text:span></text:p>
            </text:list-item>
          </text:list>
        </draw:text-box>
        <svg:title/>
        <svg:desc/>
      </draw:frame>
      <draw:frame draw:id="id237" presentation:style-name="a1425" draw:name="Marcador de texto 2" svg:x="9.86775in" svg:y="4.88239in" svg:width="2.54891in" svg:height="0.47955in" presentation:class="outline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HAGA CLIC PARA EDITAR</text:span></text:p>
            </text:list-item>
          </text:list>
        </draw:text-box>
        <svg:title/>
        <svg:desc/>
      </draw:frame>
      <draw:connector draw:type="line" svg:x1="1.35417in" svg:y1="0in" svg:x2="0in" svg:y2="1.45238in" draw:id="id238" draw:style-name="a1426" draw:name="Conector recto 15">
        <svg:title/>
        <svg:desc/>
      </draw:connector>
      <draw:connector draw:type="line" svg:x1="4.14583in" svg:y1="0in" svg:x2="0in" svg:y2="0.9757in" draw:id="id239" draw:style-name="a1427" draw:name="Conector recto 19">
        <svg:title/>
        <svg:desc/>
      </draw:connector>
      <draw:frame draw:id="id240" presentation:style-name="a1430" draw:name="Marcador de contenido 3" svg:x="9.86775in" svg:y="5.5997in" svg:width="2.54891in" svg:height="0.93303in" presentation:class="object" presentation:placeholder="false">
        <draw:text-box>
          <text:p text:style-name="a1429" text:class-names="" text:cond-style-name=""><text:span text:style-name="a1428" text:class-names="">Haga clic para modificar los estilos de texto del patrón</text:span></text:p>
        </draw:text-box>
        <svg:title/>
        <svg:desc/>
      </draw:frame>
      <draw:frame draw:id="id241" presentation:style-name="a1433" draw:name="Marcador de fecha 6" svg:x="0.91667in" svg:y="6.95139in" svg:width="3in" svg:height="0.39931in" presentation:class="date-time" presentation:placeholder="false">
        <draw:text-box>
          <text:p text:style-name="a1432" text:class-names="" text:cond-style-name=""><text:span text:style-name="a1431" text:class-names="">20XX</text:span></text:p>
        </draw:text-box>
        <svg:title/>
        <svg:desc/>
      </draw:frame>
      <draw:frame draw:id="id242" presentation:style-name="a1436" draw:name="Marcador de pie de página 7" svg:x="4.41667in" svg:y="6.95139in" svg:width="4.5in" svg:height="0.39931in" presentation:class="footer" presentation:placeholder="false">
        <draw:text-box>
          <text:p text:style-name="a1435" text:class-names="" text:cond-style-name=""><text:span text:style-name="a1434" text:class-names="">Presentación para inversores</text:span></text:p>
        </draw:text-box>
        <svg:title/>
        <svg:desc/>
      </draw:frame>
      <draw:frame draw:id="id243" presentation:style-name="a1440" draw:name="Marcador de número de diapositiva 8" svg:x="9.41667in" svg:y="6.95139in" svg:width="3in" svg:height="0.39931in" presentation:class="page-number" presentation:placeholder="false">
        <draw:text-box>
          <text:p text:style-name="a1439" text:class-names="" text:cond-style-name=""><text:span text:style-name="a1437" text:class-names=""><text:page-number style:num-format="1" text:fixed="false">‹Nº›</text:page-number></text:span><text:span text:style-name="a1438" text:class-names=""/></text:p>
        </draw:text-box>
        <svg:title/>
        <svg:desc/>
      </draw:frame>
      <presentation:notes style:page-layout-name="pageLayout2" draw:style-name="a1472">
        <draw:frame draw:id="id5" presentation:style-name="a1443" draw:name="Marcador de encabezado 1" svg:x="0in" svg:y="0in" svg:width="3.25in" svg:height="0.50174in" presentation:class="header" presentation:placeholder="false">
          <draw:text-box>
            <text:p text:style-name="a1442" text:class-names="" text:cond-style-name=""><text:span text:style-name="a1441" text:class-names=""/></text:p>
          </draw:text-box>
          <svg:title/>
          <svg:desc/>
        </draw:frame>
        <draw:frame draw:id="id6" presentation:style-name="a1448" draw:name="Marcador de fecha 2" svg:x="4.24826in" svg:y="0in" svg:width="3.25in" svg:height="0.50174in" presentation:class="date-time" presentation:placeholder="false">
          <draw:text-box>
            <text:p text:style-name="a1447" text:class-names="" text:cond-style-name=""><text:span text:style-name="a1444" text:class-names=""><text:date text:fixed="false" style:data-style-name="a1445">26/07/2021</text:date></text:span><text:span text:style-name="a14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49" draw:name="Marcador de imagen de diapositiva 3">
          <svg:title/>
          <svg:desc/>
        </draw:page-thumbnail>
        <draw:frame draw:id="id8" presentation:style-name="a1464" draw:name="Marcador de notas 4" svg:x="0.75in" svg:y="4.8125in" svg:width="6in" svg:height="3.9375in" presentation:class="notes" presentation:placeholder="false">
          <draw:text-box>
            <text:p text:style-name="a1451" text:class-names="" text:cond-style-name=""><text:span text:style-name="a1450" text:class-names="">Haga clic para modificar los estilos de texto del patrón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gundo ni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67" draw:name="Marcador de pie de página 5" svg:x="0in" svg:y="9.49826in" svg:width="3.25in" svg:height="0.50174in" presentation:class="foot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10" presentation:style-name="a1471" draw:name="Marcador de número de diapositiva 6" svg:x="4.24826in" svg:y="9.49826in" svg:width="3.25in" svg:height="0.50174in" presentation:class="page-number" presentation:placeholder="false">
          <draw:text-box>
            <text:p text:style-name="a1470" text:class-names="" text:cond-style-name=""><text:span text:style-name="a1468" text:class-names=""><text:page-number style:num-format="1" text:fixed="false">‹Nº›</text:page-number></text:span><text:span text:style-name="a1469" text:class-names=""/></text:p>
          </draw:text-box>
          <svg:title/>
          <svg:desc/>
        </draw:frame>
      </presentation:notes>
    </style:master-page>
    <style:master-page style:name="Master1-Layout18-secHead-Resumen" style:page-layout-name="pageLayout1" draw:style-name="a1473">
      <draw:frame draw:id="id244" presentation:style-name="a1476" draw:name="Título 1" svg:x="5.98958in" svg:y="1.82813in" svg:width="5.59028in" svg:height="1.31771in" presentation:class="title" presentation:placeholder="false">
        <draw:text-box>
          <text:p text:style-name="a1475" text:class-names="" text:cond-style-name=""><text:span text:style-name="a1474" text:class-names="">HAGA CLIC PARA EDITAR EL ESTILO DEL TÍTULO DEL PATRÓN</text:span></text:p>
        </draw:text-box>
        <svg:title/>
        <svg:desc/>
      </draw:frame>
      <draw:frame draw:id="id245" presentation:style-name="a1480" draw:name="Marcador de texto 2" svg:x="5.98958in" svg:y="4.02728in" svg:width="5.59028in" svg:height="1.6684in" presentation:class="outline" presentation:placeholder="false">
        <draw:text-box>
          <text:list text:style-name="a1479">
            <text:list-item>
              <text:p text:style-name="a1478" text:class-names="" text:cond-style-name=""><text:span text:style-name="a1477" text:class-names="">Haga clic para modificar los estilos de texto del patrón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46" draw:style-name="a1481" draw:name="Conector recto 22">
        <svg:title/>
        <svg:desc/>
      </draw:connector>
      <draw:connector draw:type="line" svg:x1="5.20833in" svg:y1="5.67188in" svg:x2="2.88542in" svg:y2="0in" draw:id="id247" draw:style-name="a1482" draw:name="Conector recto 11">
        <svg:title/>
        <svg:desc/>
      </draw:connector>
      <draw:frame draw:id="id248" presentation:style-name="a1485" draw:name="Marcador de fecha 6" svg:x="0.91667in" svg:y="6.95139in" svg:width="3in" svg:height="0.39931in" presentation:class="date-time" presentation:placeholder="false">
        <draw:text-box>
          <text:p text:style-name="a1484" text:class-names="" text:cond-style-name=""><text:span text:style-name="a1483" text:class-names="">20XX</text:span></text:p>
        </draw:text-box>
        <svg:title/>
        <svg:desc/>
      </draw:frame>
      <draw:frame draw:id="id249" presentation:style-name="a1488" draw:name="Marcador de pie de página 7" svg:x="4.41667in" svg:y="6.95139in" svg:width="4.5in" svg:height="0.39931in" presentation:class="footer" presentation:placeholder="false">
        <draw:text-box>
          <text:p text:style-name="a1487" text:class-names="" text:cond-style-name=""><text:span text:style-name="a1486" text:class-names="">Presentación para inversores</text:span></text:p>
        </draw:text-box>
        <svg:title/>
        <svg:desc/>
      </draw:frame>
      <draw:frame draw:id="id250" presentation:style-name="a1492" draw:name="Marcador de número de diapositiva 8" svg:x="9.41667in" svg:y="6.95139in" svg:width="3in" svg:height="0.39931in" presentation:class="page-number" presentation:placeholder="false">
        <draw:text-box>
          <text:p text:style-name="a1491" text:class-names="" text:cond-style-name=""><text:span text:style-name="a1489" text:class-names=""><text:page-number style:num-format="1" text:fixed="false">‹Nº›</text:page-number></text:span><text:span text:style-name="a1490" text:class-names=""/></text:p>
        </draw:text-box>
        <svg:title/>
        <svg:desc/>
      </draw:frame>
      <presentation:notes style:page-layout-name="pageLayout2" draw:style-name="a1524">
        <draw:frame draw:id="id5" presentation:style-name="a1495" draw:name="Marcador de encabezado 1" svg:x="0in" svg:y="0in" svg:width="3.25in" svg:height="0.50174in" presentation:class="header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6" presentation:style-name="a1500" draw:name="Marcador de fecha 2" svg:x="4.24826in" svg:y="0in" svg:width="3.25in" svg:height="0.50174in" presentation:class="date-time" presentation:placeholder="false">
          <draw:text-box>
            <text:p text:style-name="a1499" text:class-names="" text:cond-style-name=""><text:span text:style-name="a1496" text:class-names=""><text:date text:fixed="false" style:data-style-name="a1497">26/07/2021</text:date></text:span><text:span text:style-name="a14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01" draw:name="Marcador de imagen de diapositiva 3">
          <svg:title/>
          <svg:desc/>
        </draw:page-thumbnail>
        <draw:frame draw:id="id8" presentation:style-name="a1516" draw:name="Marcador de notas 4" svg:x="0.75in" svg:y="4.8125in" svg:width="6in" svg:height="3.9375in" presentation:class="notes" presentation:placeholder="false">
          <draw:text-box>
            <text:p text:style-name="a1503" text:class-names="" text:cond-style-name=""><text:span text:style-name="a1502" text:class-names="">Haga clic para modificar los estilos de texto del patrón</text:span></text:p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>Segundo nivel</text:span></text:p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p text:style-name="a1508" text:class-names="" text:cond-style-name=""><text:span text:style-name="a15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list text:style-name="a1512">
                      <text:list-item>
                        <text:list text:style-name="a1512">
                          <text:list-item>
                            <text:p text:style-name="a1511" text:class-names="" text:cond-style-name=""><text:span text:style-name="a15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list text:style-name="a1515">
                      <text:list-item>
                        <text:list text:style-name="a1515">
                          <text:list-item>
                            <text:list text:style-name="a1515">
                              <text:list-item>
                                <text:p text:style-name="a1514" text:class-names="" text:cond-style-name=""><text:span text:style-name="a151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9" draw:name="Marcador de pie de página 5" svg:x="0in" svg:y="9.49826in" svg:width="3.25in" svg:height="0.50174in" presentation:class="footer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10" presentation:style-name="a1523" draw:name="Marcador de número de diapositiva 6" svg:x="4.24826in" svg:y="9.49826in" svg:width="3.25in" svg:height="0.50174in" presentation:class="page-number" presentation:placeholder="false">
          <draw:text-box>
            <text:p text:style-name="a1522" text:class-names="" text:cond-style-name=""><text:span text:style-name="a1520" text:class-names=""><text:page-number style:num-format="1" text:fixed="false">‹Nº›</text:page-number></text:span><text:span text:style-name="a1521" text:class-names=""/></text:p>
          </draw:text-box>
          <svg:title/>
          <svg:desc/>
        </draw:frame>
      </presentation:notes>
    </style:master-page>
    <style:master-page style:name="Master1-Layout19-title-Cierre" style:page-layout-name="pageLayout1" draw:style-name="a1525">
      <draw:frame draw:id="id251" presentation:style-name="a1528" draw:name="Título 1" svg:x="4.66667in" svg:y="1.76699in" svg:width="4.57083in" svg:height="1.66747in" presentation:class="title" presentation:placeholder="false">
        <draw:text-box>
          <text:p text:style-name="a1527" text:class-names="" text:cond-style-name=""><text:span text:style-name="a1526" text:class-names="">HAGA CLIC PARA EDITAR EL ESTILO DEL TÍTULO DEL PATRÓN</text:span></text:p>
        </draw:text-box>
        <svg:title/>
        <svg:desc/>
      </draw:frame>
      <draw:frame draw:id="id252" presentation:style-name="a1531" draw:name="Subtítulo 2" svg:x="4.66667in" svg:y="3.54123in" svg:width="4.57083in" svg:height="2.19178in" presentation:class="subtitle" presentation:placeholder="false">
        <draw:text-box>
          <text:p text:style-name="a1530" text:class-names="" text:cond-style-name=""><text:span text:style-name="a1529" text:class-names="">Haga clic para editar el estilo de subtítulo del patrón</text:span></text:p>
        </draw:text-box>
        <svg:title/>
        <svg:desc/>
      </draw:frame>
      <draw:frame draw:id="id253" draw:style-name="a1532" draw:name="Gráfico 5" svg:x="0in" svg:y="0in" svg:width="3.47434in" svg:height="7.5in" style:rel-width="scale" style:rel-height="scale">
        <draw:image xlink:href="media/image13.svg" xlink:type="simple" xlink:show="embed" xlink:actuate="onLoad"/>
        <svg:title/>
        <svg:desc/>
      </draw:frame>
      <draw:frame draw:id="id254" presentation:style-name="a1535" draw:name="Marcador de fecha 6" svg:x="4.66667in" svg:y="6.95139in" svg:width="1.94048in" svg:height="0.39931in" presentation:class="date-time" presentation:placeholder="false">
        <draw:text-box>
          <text:p text:style-name="a1534" text:class-names="" text:cond-style-name=""><text:span text:style-name="a1533" text:class-names="">20XX</text:span></text:p>
        </draw:text-box>
        <svg:title/>
        <svg:desc/>
      </draw:frame>
      <draw:frame draw:id="id255" presentation:style-name="a1538" draw:name="Marcador de pie de página 7" svg:x="7.08631in" svg:y="6.95139in" svg:width="2.91071in" svg:height="0.39931in" presentation:class="footer" presentation:placeholder="false">
        <draw:text-box>
          <text:p text:style-name="a1537" text:class-names="" text:cond-style-name=""><text:span text:style-name="a1536" text:class-names="">Presentación para inversores</text:span></text:p>
        </draw:text-box>
        <svg:title/>
        <svg:desc/>
      </draw:frame>
      <draw:frame draw:id="id256" presentation:style-name="a1542" draw:name="Marcador de número de diapositiva 8" svg:x="10.47619in" svg:y="6.95139in" svg:width="1.94048in" svg:height="0.39931in" presentation:class="page-number" presentation:placeholder="false">
        <draw:text-box>
          <text:p text:style-name="a1541" text:class-names="" text:cond-style-name=""><text:span text:style-name="a1539" text:class-names=""><text:page-number style:num-format="1" text:fixed="false">‹Nº›</text:page-number></text:span><text:span text:style-name="a1540" text:class-names=""/></text:p>
        </draw:text-box>
        <svg:title/>
        <svg:desc/>
      </draw:frame>
      <presentation:notes style:page-layout-name="pageLayout2" draw:style-name="a1574">
        <draw:frame draw:id="id5" presentation:style-name="a1545" draw:name="Marcador de encabezado 1" svg:x="0in" svg:y="0in" svg:width="3.25in" svg:height="0.50174in" presentation:class="head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6" presentation:style-name="a1550" draw:name="Marcador de fecha 2" svg:x="4.24826in" svg:y="0in" svg:width="3.25in" svg:height="0.50174in" presentation:class="date-time" presentation:placeholder="false">
          <draw:text-box>
            <text:p text:style-name="a1549" text:class-names="" text:cond-style-name=""><text:span text:style-name="a1546" text:class-names=""><text:date text:fixed="false" style:data-style-name="a1547">26/07/2021</text:date></text:span><text:span text:style-name="a15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1" draw:name="Marcador de imagen de diapositiva 3">
          <svg:title/>
          <svg:desc/>
        </draw:page-thumbnail>
        <draw:frame draw:id="id8" presentation:style-name="a1566" draw:name="Marcador de notas 4" svg:x="0.75in" svg:y="4.8125in" svg:width="6in" svg:height="3.9375in" presentation:class="notes" presentation:placeholder="false">
          <draw:text-box>
            <text:p text:style-name="a1553" text:class-names="" text:cond-style-name=""><text:span text:style-name="a1552" text:class-names="">Haga clic para modificar los estilos de texto del patrón</text:span></text:p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54" text:class-names="">Segundo nivel</text:span></text:p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list text:style-name="a1559">
                      <text:list-item>
                        <text:p text:style-name="a1558" text:class-names="" text:cond-style-name=""><text:span text:style-name="a155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list text:style-name="a1562">
                      <text:list-item>
                        <text:list text:style-name="a1562">
                          <text:list-item>
                            <text:p text:style-name="a1561" text:class-names="" text:cond-style-name=""><text:span text:style-name="a156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list text:style-name="a1565">
                          <text:list-item>
                            <text:list text:style-name="a1565">
                              <text:list-item>
                                <text:p text:style-name="a1564" text:class-names="" text:cond-style-name=""><text:span text:style-name="a156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9" draw:name="Marcador de pie de página 5" svg:x="0in" svg:y="9.49826in" svg:width="3.25in" svg:height="0.50174in" presentation:class="footer" presentation:placeholder="false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10" presentation:style-name="a1573" draw:name="Marcador de número de diapositiva 6" svg:x="4.24826in" svg:y="9.49826in" svg:width="3.25in" svg:height="0.50174in" presentation:class="page-number" presentation:placeholder="false">
          <draw:text-box>
            <text:p text:style-name="a1572" text:class-names="" text:cond-style-name=""><text:span text:style-name="a1570" text:class-names=""><text:page-number style:num-format="1" text:fixed="false">‹Nº›</text:page-number></text:span><text:span text:style-name="a1571" text:class-names=""/></text:p>
          </draw:text-box>
          <svg:title/>
          <svg:desc/>
        </draw:frame>
      </presentation:notes>
    </style:master-page>
    <style:handout-master style:page-layout-name="pageLayout3" draw:style-name="a1575">
      <draw:frame draw:id="id257" presentation:style-name="a1578" draw:name="Marcador de encabezado 1" svg:x="0in" svg:y="0in" svg:width="3.25in" svg:height="0.50174in" presentation:class="head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258" presentation:style-name="a1583" draw:name="Marcador de fecha 2" svg:x="4.24826in" svg:y="0in" svg:width="3.25in" svg:height="0.50174in" presentation:class="date-time" presentation:placeholder="false">
        <draw:text-box>
          <text:p text:style-name="a1582" text:class-names="" text:cond-style-name=""><text:span text:style-name="a1579" text:class-names=""><text:date text:fixed="false" style:data-style-name="a1580">26/07/2021</text:date></text:span><text:span text:style-name="a1581" text:class-names=""/></text:p>
        </draw:text-box>
        <svg:title/>
        <svg:desc/>
      </draw:frame>
      <draw:frame draw:id="id259" presentation:style-name="a1586" draw:name="Marcador de pie de página 3" svg:x="0in" svg:y="9.49826in" svg:width="3.25in" svg:height="0.50174in" presentation:class="footer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260" presentation:style-name="a1590" draw:name="Marcador de número de diapositiva 4" svg:x="4.24826in" svg:y="9.49826in" svg:width="3.25in" svg:height="0.50174in" presentation:class="page-number" presentation:placeholder="false">
        <draw:text-box>
          <text:p text:style-name="a1589" text:class-names="" text:cond-style-name=""><text:span text:style-name="a1587" text:class-names=""><text:page-number style:num-format="1" text:fixed="false">‹Nº›</text:page-number></text:span><text:span text:style-name="a158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ird mating optimizer</dc:title>
    <meta:initial-creator>Fernando Luque</meta:initial-creator>
    <dc:creator>Fernando Luque</dc:creator>
    <meta:creation-date>2022-06-24T17:38:49Z</meta:creation-date>
    <dc:date>2022-06-24T18:17:15Z</dc:date>
    <meta:template xlink:href="Presentación%20de%20ventas%20minimalista%20tenue" xlink:type="simple"/>
    <meta:editing-cycles>1</meta:editing-cycles>
    <meta:editing-duration>PT2305S</meta:editing-duration>
    <meta:user-defined meta:name="ContentTypeId">0x01010079F111ED35F8CC479449609E8A0923A6</meta:user-defined>
    <meta:document-statistic meta:paragraph-count="70" meta:word-count="562"/>
  </office:meta>
</office:document-meta>
</file>